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ady Processes</text:p>
          </table:table-cell>
          <table:table-cell office:value-type="string">
            <text:p>Interactive Chance</text:p>
          </table:table-cell>
          <table:table-cell office:value-type="string">
            <text:p>Avg Total Processes</text:p>
          </table:table-cell>
          <table:table-cell office:value-type="string">
            <text:p>Percent In Ready</text:p>
          </table:table-cell>
          <table:table-cell>
            <draw:frame table:end-cell-address="Sheet1.W52" table:end-x="1.619cm" table:end-y="0.226cm" draw:z-index="0" draw:style-name="gr1" draw:text-style-name="P1" svg:width="41.978cm" svg:height="23.191cm" svg:x="0.287cm" svg:y="0.067cm">
              <draw:object draw:notify-on-update-of-ranges="Sheet1.B1:Sheet1.B1 Sheet1.B2:Sheet1.B781 Sheet1.D1:Sheet1.D1 Sheet1.D2:Sheet1.D78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351">
            <text:p>9351</text:p>
          </table:table-cell>
          <table:table-cell office:value-type="float" office:value="1">
            <text:p>1</text:p>
          </table:table-cell>
          <table:table-cell office:value-type="float" office:value="10000.1">
            <text:p>10000.1</text:p>
          </table:table-cell>
          <table:table-cell table:formula="of:=([.A2]/[.C2])*100" office:value-type="float" office:value="93.5090649093509">
            <text:p>93.5090649094</text:p>
          </table:table-cell>
          <table:table-cell/>
        </table:table-row>
        <table:table-row table:style-name="ro1">
          <table:table-cell office:value-type="float" office:value="4423">
            <text:p>4423</text:p>
          </table:table-cell>
          <table:table-cell office:value-type="float" office:value="2">
            <text:p>2</text:p>
          </table:table-cell>
          <table:table-cell office:value-type="float" office:value="9492.2">
            <text:p>9492.2</text:p>
          </table:table-cell>
          <table:table-cell table:formula="of:=([.A3]/[.C3])*100" office:value-type="float" office:value="46.5961526305809">
            <text:p>46.5961526306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3">
            <text:p>3</text:p>
          </table:table-cell>
          <table:table-cell office:value-type="float" office:value="8999.1">
            <text:p>8999.1</text:p>
          </table:table-cell>
          <table:table-cell table:formula="of:=([.A4]/[.C4])*100" office:value-type="float" office:value="31.7809558733651">
            <text:p>31.7809558734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4">
            <text:p>4</text:p>
          </table:table-cell>
          <table:table-cell office:value-type="float" office:value="8500.7">
            <text:p>8500.7</text:p>
          </table:table-cell>
          <table:table-cell table:formula="of:=([.A5]/[.C5])*100" office:value-type="float" office:value="24.7744303410307">
            <text:p>24.774430341</text:p>
          </table:table-cell>
          <table:table-cell/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5">
            <text:p>5</text:p>
          </table:table-cell>
          <table:table-cell office:value-type="float" office:value="7997.8">
            <text:p>7997.8</text:p>
          </table:table-cell>
          <table:table-cell table:formula="of:=([.A6]/[.C6])*100" office:value-type="float" office:value="20.7932181349871">
            <text:p>20.793218135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6">
            <text:p>6</text:p>
          </table:table-cell>
          <table:table-cell office:value-type="float" office:value="7501.6">
            <text:p>7501.6</text:p>
          </table:table-cell>
          <table:table-cell table:formula="of:=([.A7]/[.C7])*100" office:value-type="float" office:value="18.4893889303615">
            <text:p>18.4893889304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float" office:value="6998.5">
            <text:p>6998.5</text:p>
          </table:table-cell>
          <table:table-cell table:formula="of:=([.A8]/[.C8])*100" office:value-type="float" office:value="16.760734443095">
            <text:p>16.7607344431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8">
            <text:p>8</text:p>
          </table:table-cell>
          <table:table-cell office:value-type="float" office:value="6496.5">
            <text:p>6496.5</text:p>
          </table:table-cell>
          <table:table-cell table:formula="of:=([.A9]/[.C9])*100" office:value-type="float" office:value="15.5622258138998">
            <text:p>15.5622258139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9">
            <text:p>9</text:p>
          </table:table-cell>
          <table:table-cell office:value-type="float" office:value="5988.4">
            <text:p>5988.4</text:p>
          </table:table-cell>
          <table:table-cell table:formula="of:=([.A10]/[.C10])*100" office:value-type="float" office:value="15.1292498831073">
            <text:p>15.1292498831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5494.5">
            <text:p>5494.5</text:p>
          </table:table-cell>
          <table:table-cell table:formula="of:=([.A11]/[.C11])*100" office:value-type="float" office:value="14.5600145600146">
            <text:p>14.56001456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1">
            <text:p>11</text:p>
          </table:table-cell>
          <table:table-cell office:value-type="float" office:value="4999.7">
            <text:p>4999.7</text:p>
          </table:table-cell>
          <table:table-cell table:formula="of:=([.A12]/[.C12])*100" office:value-type="float" office:value="14.5608736524191">
            <text:p>14.5608736524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2">
            <text:p>12</text:p>
          </table:table-cell>
          <table:table-cell office:value-type="float" office:value="4841.4">
            <text:p>4841.4</text:p>
          </table:table-cell>
          <table:table-cell table:formula="of:=([.A13]/[.C13])*100" office:value-type="float" office:value="13.5911100095014">
            <text:p>13.5911100095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3">
            <text:p>13</text:p>
          </table:table-cell>
          <table:table-cell office:value-type="float" office:value="4666.4">
            <text:p>4666.4</text:p>
          </table:table-cell>
          <table:table-cell table:formula="of:=([.A14]/[.C14])*100" office:value-type="float" office:value="13.5007714726556">
            <text:p>13.5007714727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4">
            <text:p>14</text:p>
          </table:table-cell>
          <table:table-cell office:value-type="float" office:value="4489.8">
            <text:p>4489.8</text:p>
          </table:table-cell>
          <table:table-cell table:formula="of:=([.A15]/[.C15])*100" office:value-type="float" office:value="12.8736246603412">
            <text:p>12.8736246603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5">
            <text:p>15</text:p>
          </table:table-cell>
          <table:table-cell office:value-type="float" office:value="4320.7">
            <text:p>4320.7</text:p>
          </table:table-cell>
          <table:table-cell table:formula="of:=([.A16]/[.C16])*100" office:value-type="float" office:value="12.4748304672854">
            <text:p>12.4748304673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">
            <text:p>16</text:p>
          </table:table-cell>
          <table:table-cell office:value-type="float" office:value="4149">
            <text:p>4149</text:p>
          </table:table-cell>
          <table:table-cell table:formula="of:=([.A17]/[.C17])*100" office:value-type="float" office:value="12.1957098095927">
            <text:p>12.195709809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">
            <text:p>17</text:p>
          </table:table-cell>
          <table:table-cell office:value-type="float" office:value="3995.2">
            <text:p>3995.2</text:p>
          </table:table-cell>
          <table:table-cell table:formula="of:=([.A18]/[.C18])*100" office:value-type="float" office:value="11.7140568682419">
            <text:p>11.714056868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8">
            <text:p>18</text:p>
          </table:table-cell>
          <table:table-cell office:value-type="float" office:value="3825.9">
            <text:p>3825.9</text:p>
          </table:table-cell>
          <table:table-cell table:formula="of:=([.A19]/[.C19])*100" office:value-type="float" office:value="11.474424318461">
            <text:p>11.4744243185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9">
            <text:p>19</text:p>
          </table:table-cell>
          <table:table-cell office:value-type="float" office:value="3675.3">
            <text:p>3675.3</text:p>
          </table:table-cell>
          <table:table-cell table:formula="of:=([.A20]/[.C20])*100" office:value-type="float" office:value="11.1283432644954">
            <text:p>11.128343264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0">
            <text:p>20</text:p>
          </table:table-cell>
          <table:table-cell office:value-type="float" office:value="3506">
            <text:p>3506</text:p>
          </table:table-cell>
          <table:table-cell table:formula="of:=([.A21]/[.C21])*100" office:value-type="float" office:value="11.2664004563605">
            <text:p>11.266400456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1">
            <text:p>21</text:p>
          </table:table-cell>
          <table:table-cell office:value-type="float" office:value="3333.1">
            <text:p>3333.1</text:p>
          </table:table-cell>
          <table:table-cell table:formula="of:=([.A22]/[.C22])*100" office:value-type="float" office:value="11.0707749542468">
            <text:p>11.070774954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2">
            <text:p>22</text:p>
          </table:table-cell>
          <table:table-cell office:value-type="float" office:value="3250.6">
            <text:p>3250.6</text:p>
          </table:table-cell>
          <table:table-cell table:formula="of:=([.A23]/[.C23])*100" office:value-type="float" office:value="10.7980065218729">
            <text:p>10.7980065219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3">
            <text:p>23</text:p>
          </table:table-cell>
          <table:table-cell office:value-type="float" office:value="3171.6">
            <text:p>3171.6</text:p>
          </table:table-cell>
          <table:table-cell table:formula="of:=([.A24]/[.C24])*100" office:value-type="float" office:value="10.783200908059">
            <text:p>10.783200908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4">
            <text:p>24</text:p>
          </table:table-cell>
          <table:table-cell office:value-type="float" office:value="3096.7">
            <text:p>3096.7</text:p>
          </table:table-cell>
          <table:table-cell table:formula="of:=([.A25]/[.C25])*100" office:value-type="float" office:value="10.3981657893887">
            <text:p>10.3981657894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5">
            <text:p>25</text:p>
          </table:table-cell>
          <table:table-cell office:value-type="float" office:value="3015.9">
            <text:p>3015.9</text:p>
          </table:table-cell>
          <table:table-cell table:formula="of:=([.A26]/[.C26])*100" office:value-type="float" office:value="10.4446433900328">
            <text:p>10.44464339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6">
            <text:p>26</text:p>
          </table:table-cell>
          <table:table-cell office:value-type="float" office:value="2928.5">
            <text:p>2928.5</text:p>
          </table:table-cell>
          <table:table-cell table:formula="of:=([.A27]/[.C27])*100" office:value-type="float" office:value="10.619771213932">
            <text:p>10.6197712139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">
            <text:p>27</text:p>
          </table:table-cell>
          <table:table-cell office:value-type="float" office:value="2827.3">
            <text:p>2827.3</text:p>
          </table:table-cell>
          <table:table-cell table:formula="of:=([.A28]/[.C28])*100" office:value-type="float" office:value="10.0802886145793">
            <text:p>10.080288614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2753.9">
            <text:p>2753.9</text:p>
          </table:table-cell>
          <table:table-cell table:formula="of:=([.A29]/[.C29])*100" office:value-type="float" office:value="10.0584625440285">
            <text:p>10.05846254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9">
            <text:p>29</text:p>
          </table:table-cell>
          <table:table-cell office:value-type="float" office:value="2657">
            <text:p>2657</text:p>
          </table:table-cell>
          <table:table-cell table:formula="of:=([.A30]/[.C30])*100" office:value-type="float" office:value="10.0865637937524">
            <text:p>10.086563793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2571.2">
            <text:p>2571.2</text:p>
          </table:table-cell>
          <table:table-cell table:formula="of:=([.A31]/[.C31])*100" office:value-type="float" office:value="10.3453640323584">
            <text:p>10.345364032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1">
            <text:p>31</text:p>
          </table:table-cell>
          <table:table-cell office:value-type="float" office:value="2497.4">
            <text:p>2497.4</text:p>
          </table:table-cell>
          <table:table-cell table:formula="of:=([.A32]/[.C32])*100" office:value-type="float" office:value="9.97036918395131">
            <text:p>9.97036918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2">
            <text:p>32</text:p>
          </table:table-cell>
          <table:table-cell office:value-type="float" office:value="2443.6">
            <text:p>2443.6</text:p>
          </table:table-cell>
          <table:table-cell table:formula="of:=([.A33]/[.C33])*100" office:value-type="float" office:value="9.8624979538386">
            <text:p>9.8624979538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3">
            <text:p>33</text:p>
          </table:table-cell>
          <table:table-cell office:value-type="float" office:value="2390.7">
            <text:p>2390.7</text:p>
          </table:table-cell>
          <table:table-cell table:formula="of:=([.A34]/[.C34])*100" office:value-type="float" office:value="9.53695570335048">
            <text:p>9.536955703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4">
            <text:p>34</text:p>
          </table:table-cell>
          <table:table-cell office:value-type="float" office:value="2340.4">
            <text:p>2340.4</text:p>
          </table:table-cell>
          <table:table-cell table:formula="of:=([.A35]/[.C35])*100" office:value-type="float" office:value="9.52828576311742">
            <text:p>9.5282857631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5">
            <text:p>35</text:p>
          </table:table-cell>
          <table:table-cell office:value-type="float" office:value="2295.5">
            <text:p>2295.5</text:p>
          </table:table-cell>
          <table:table-cell table:formula="of:=([.A36]/[.C36])*100" office:value-type="float" office:value="9.49684164670007">
            <text:p>9.4968416467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6">
            <text:p>36</text:p>
          </table:table-cell>
          <table:table-cell office:value-type="float" office:value="2252.6">
            <text:p>2252.6</text:p>
          </table:table-cell>
          <table:table-cell table:formula="of:=([.A37]/[.C37])*100" office:value-type="float" office:value="9.5445263251354">
            <text:p>9.544526325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2212">
            <text:p>2212</text:p>
          </table:table-cell>
          <table:table-cell table:formula="of:=([.A38]/[.C38])*100" office:value-type="float" office:value="9.58408679927667">
            <text:p>9.5840867993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8">
            <text:p>38</text:p>
          </table:table-cell>
          <table:table-cell office:value-type="float" office:value="2158.9">
            <text:p>2158.9</text:p>
          </table:table-cell>
          <table:table-cell table:formula="of:=([.A39]/[.C39])*100" office:value-type="float" office:value="9.40293668071703">
            <text:p>9.4029366807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9">
            <text:p>39</text:p>
          </table:table-cell>
          <table:table-cell office:value-type="float" office:value="2115.1">
            <text:p>2115.1</text:p>
          </table:table-cell>
          <table:table-cell table:formula="of:=([.A40]/[.C40])*100" office:value-type="float" office:value="9.55037586875325">
            <text:p>9.5503758688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2055.7">
            <text:p>2055.7</text:p>
          </table:table-cell>
          <table:table-cell table:formula="of:=([.A41]/[.C41])*100" office:value-type="float" office:value="9.43717468502213">
            <text:p>9.43717468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1">
            <text:p>41</text:p>
          </table:table-cell>
          <table:table-cell office:value-type="float" office:value="1997.7">
            <text:p>1997.7</text:p>
          </table:table-cell>
          <table:table-cell table:formula="of:=([.A42]/[.C42])*100" office:value-type="float" office:value="9.46088001201382">
            <text:p>9.46088001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">
            <text:p>42</text:p>
          </table:table-cell>
          <table:table-cell office:value-type="float" office:value="1971.2">
            <text:p>1971.2</text:p>
          </table:table-cell>
          <table:table-cell table:formula="of:=([.A43]/[.C43])*100" office:value-type="float" office:value="9.13149350649351">
            <text:p>9.131493506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3">
            <text:p>43</text:p>
          </table:table-cell>
          <table:table-cell office:value-type="float" office:value="1938.9">
            <text:p>1938.9</text:p>
          </table:table-cell>
          <table:table-cell table:formula="of:=([.A44]/[.C44])*100" office:value-type="float" office:value="9.59306823456599">
            <text:p>9.593068234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4">
            <text:p>44</text:p>
          </table:table-cell>
          <table:table-cell office:value-type="float" office:value="1910.5">
            <text:p>1910.5</text:p>
          </table:table-cell>
          <table:table-cell table:formula="of:=([.A45]/[.C45])*100" office:value-type="float" office:value="9.36927505888511">
            <text:p>9.3692750589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5">
            <text:p>45</text:p>
          </table:table-cell>
          <table:table-cell office:value-type="float" office:value="1875">
            <text:p>1875</text:p>
          </table:table-cell>
          <table:table-cell table:formula="of:=([.A46]/[.C46])*100" office:value-type="float" office:value="9.28">
            <text:p>9.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839.4">
            <text:p>1839.4</text:p>
          </table:table-cell>
          <table:table-cell table:formula="of:=([.A47]/[.C47])*100" office:value-type="float" office:value="9.07904751549418">
            <text:p>9.0790475155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7">
            <text:p>47</text:p>
          </table:table-cell>
          <table:table-cell office:value-type="float" office:value="1811.3">
            <text:p>1811.3</text:p>
          </table:table-cell>
          <table:table-cell table:formula="of:=([.A48]/[.C48])*100" office:value-type="float" office:value="9.44073317506763">
            <text:p>9.4407331751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  <table:table-cell office:value-type="float" office:value="1778.1">
            <text:p>1778.1</text:p>
          </table:table-cell>
          <table:table-cell table:formula="of:=([.A49]/[.C49])*100" office:value-type="float" office:value="9.22332827175075">
            <text:p>9.2233282718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9">
            <text:p>49</text:p>
          </table:table-cell>
          <table:table-cell office:value-type="float" office:value="1747.4">
            <text:p>1747.4</text:p>
          </table:table-cell>
          <table:table-cell table:formula="of:=([.A50]/[.C50])*100" office:value-type="float" office:value="9.38537255350807">
            <text:p>9.3853725535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1721.8">
            <text:p>1721.8</text:p>
          </table:table-cell>
          <table:table-cell table:formula="of:=([.A51]/[.C51])*100" office:value-type="float" office:value="9.17644325705657">
            <text:p>9.176443257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 office:value-type="float" office:value="1691.4">
            <text:p>1691.4</text:p>
          </table:table-cell>
          <table:table-cell table:formula="of:=([.A52]/[.C52])*100" office:value-type="float" office:value="8.98663828780892">
            <text:p>8.986638287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  <table:table-cell office:value-type="float" office:value="1665.2">
            <text:p>1665.2</text:p>
          </table:table-cell>
          <table:table-cell table:formula="of:=([.A53]/[.C53])*100" office:value-type="float" office:value="9.1280326687485">
            <text:p>9.1280326687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3">
            <text:p>53</text:p>
          </table:table-cell>
          <table:table-cell office:value-type="float" office:value="1634.6">
            <text:p>1634.6</text:p>
          </table:table-cell>
          <table:table-cell table:formula="of:=([.A54]/[.C54])*100" office:value-type="float" office:value="8.93184877034137">
            <text:p>8.9318487703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office:value-type="float" office:value="1613.6">
            <text:p>1613.6</text:p>
          </table:table-cell>
          <table:table-cell table:formula="of:=([.A55]/[.C55])*100" office:value-type="float" office:value="9.17203767972236">
            <text:p>9.172037679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5">
            <text:p>55</text:p>
          </table:table-cell>
          <table:table-cell office:value-type="float" office:value="1586.9">
            <text:p>1586.9</text:p>
          </table:table-cell>
          <table:table-cell table:formula="of:=([.A56]/[.C56])*100" office:value-type="float" office:value="9.32635956897095">
            <text:p>9.32635956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6">
            <text:p>56</text:p>
          </table:table-cell>
          <table:table-cell office:value-type="float" office:value="1560.4">
            <text:p>1560.4</text:p>
          </table:table-cell>
          <table:table-cell table:formula="of:=([.A57]/[.C57])*100" office:value-type="float" office:value="8.65162778774673">
            <text:p>8.6516277877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float" office:value="1530.9">
            <text:p>1530.9</text:p>
          </table:table-cell>
          <table:table-cell table:formula="of:=([.A58]/[.C58])*100" office:value-type="float" office:value="8.88366320465086">
            <text:p>8.8836632047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8">
            <text:p>58</text:p>
          </table:table-cell>
          <table:table-cell office:value-type="float" office:value="1507.1">
            <text:p>1507.1</text:p>
          </table:table-cell>
          <table:table-cell table:formula="of:=([.A59]/[.C59])*100" office:value-type="float" office:value="8.82489549465862">
            <text:p>8.824895494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480.4">
            <text:p>1480.4</text:p>
          </table:table-cell>
          <table:table-cell table:formula="of:=([.A60]/[.C60])*100" office:value-type="float" office:value="8.64631180761956">
            <text:p>8.646311807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1458.3">
            <text:p>1458.3</text:p>
          </table:table-cell>
          <table:table-cell table:formula="of:=([.A61]/[.C61])*100" office:value-type="float" office:value="8.84591647809093">
            <text:p>8.845916478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1">
            <text:p>61</text:p>
          </table:table-cell>
          <table:table-cell office:value-type="float" office:value="1434.9">
            <text:p>1434.9</text:p>
          </table:table-cell>
          <table:table-cell table:formula="of:=([.A62]/[.C62])*100" office:value-type="float" office:value="9.33862986967733">
            <text:p>9.338629869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2">
            <text:p>62</text:p>
          </table:table-cell>
          <table:table-cell office:value-type="float" office:value="1416.8">
            <text:p>1416.8</text:p>
          </table:table-cell>
          <table:table-cell table:formula="of:=([.A63]/[.C63])*100" office:value-type="float" office:value="9.10502540937324">
            <text:p>9.105025409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3">
            <text:p>63</text:p>
          </table:table-cell>
          <table:table-cell office:value-type="float" office:value="1401.8">
            <text:p>1401.8</text:p>
          </table:table-cell>
          <table:table-cell table:formula="of:=([.A64]/[.C64])*100" office:value-type="float" office:value="8.41774860893137">
            <text:p>8.417748608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1374.7">
            <text:p>1374.7</text:p>
          </table:table-cell>
          <table:table-cell table:formula="of:=([.A65]/[.C65])*100" office:value-type="float" office:value="8.72917727504183">
            <text:p>8.72917727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5">
            <text:p>65</text:p>
          </table:table-cell>
          <table:table-cell office:value-type="float" office:value="1359.6">
            <text:p>1359.6</text:p>
          </table:table-cell>
          <table:table-cell table:formula="of:=([.A66]/[.C66])*100" office:value-type="float" office:value="9.04677846425419">
            <text:p>9.046778464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6">
            <text:p>66</text:p>
          </table:table-cell>
          <table:table-cell office:value-type="float" office:value="1353.1">
            <text:p>1353.1</text:p>
          </table:table-cell>
          <table:table-cell table:formula="of:=([.A67]/[.C67])*100" office:value-type="float" office:value="8.64681102653167">
            <text:p>8.646811026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1335.1">
            <text:p>1335.1</text:p>
          </table:table-cell>
          <table:table-cell table:formula="of:=([.A68]/[.C68])*100" office:value-type="float" office:value="8.98809077971688">
            <text:p>8.9880907797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 office:value-type="float" office:value="1310.8">
            <text:p>1310.8</text:p>
          </table:table-cell>
          <table:table-cell table:formula="of:=([.A69]/[.C69])*100" office:value-type="float" office:value="8.69697894415624">
            <text:p>8.696978944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1287.8">
            <text:p>1287.8</text:p>
          </table:table-cell>
          <table:table-cell table:formula="of:=([.A70]/[.C70])*100" office:value-type="float" office:value="8.30874359372574">
            <text:p>8.308743593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0">
            <text:p>70</text:p>
          </table:table-cell>
          <table:table-cell office:value-type="float" office:value="1270.1">
            <text:p>1270.1</text:p>
          </table:table-cell>
          <table:table-cell table:formula="of:=([.A71]/[.C71])*100" office:value-type="float" office:value="8.58200141721124">
            <text:p>8.582001417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1252.2">
            <text:p>1252.2</text:p>
          </table:table-cell>
          <table:table-cell table:formula="of:=([.A72]/[.C72])*100" office:value-type="float" office:value="8.70467976361604">
            <text:p>8.704679763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2">
            <text:p>72</text:p>
          </table:table-cell>
          <table:table-cell office:value-type="float" office:value="1235.8">
            <text:p>1235.8</text:p>
          </table:table-cell>
          <table:table-cell table:formula="of:=([.A73]/[.C73])*100" office:value-type="float" office:value="8.98203592814371">
            <text:p>8.982035928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office:value-type="float" office:value="1222.9">
            <text:p>1222.9</text:p>
          </table:table-cell>
          <table:table-cell table:formula="of:=([.A74]/[.C74])*100" office:value-type="float" office:value="8.91323902199689">
            <text:p>8.91323902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1213.6">
            <text:p>1213.6</text:p>
          </table:table-cell>
          <table:table-cell table:formula="of:=([.A75]/[.C75])*100" office:value-type="float" office:value="8.48714568226763">
            <text:p>8.487145682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1202.3">
            <text:p>1202.3</text:p>
          </table:table-cell>
          <table:table-cell table:formula="of:=([.A76]/[.C76])*100" office:value-type="float" office:value="8.40056558263329">
            <text:p>8.400565582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1180.6">
            <text:p>1180.6</text:p>
          </table:table-cell>
          <table:table-cell table:formula="of:=([.A77]/[.C77])*100" office:value-type="float" office:value="8.38556666101982">
            <text:p>8.38556666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1171">
            <text:p>1171</text:p>
          </table:table-cell>
          <table:table-cell table:formula="of:=([.A78]/[.C78])*100" office:value-type="float" office:value="8.28351836037575">
            <text:p>8.283518360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1157.9">
            <text:p>1157.9</text:p>
          </table:table-cell>
          <table:table-cell table:formula="of:=([.A79]/[.C79])*100" office:value-type="float" office:value="8.46359789273685">
            <text:p>8.463597892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1148.3">
            <text:p>1148.3</text:p>
          </table:table-cell>
          <table:table-cell table:formula="of:=([.A80]/[.C80])*100" office:value-type="float" office:value="8.27309936427763">
            <text:p>8.273099364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1135.9">
            <text:p>1135.9</text:p>
          </table:table-cell>
          <table:table-cell table:formula="of:=([.A81]/[.C81])*100" office:value-type="float" office:value="8.27537635355225">
            <text:p>8.275376353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1117.5">
            <text:p>1117.5</text:p>
          </table:table-cell>
          <table:table-cell table:formula="of:=([.A82]/[.C82])*100" office:value-type="float" office:value="8.32214765100671">
            <text:p>8.32214765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1107.7">
            <text:p>1107.7</text:p>
          </table:table-cell>
          <table:table-cell table:formula="of:=([.A83]/[.C83])*100" office:value-type="float" office:value="8.84716078360567">
            <text:p>8.847160783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1103.3">
            <text:p>1103.3</text:p>
          </table:table-cell>
          <table:table-cell table:formula="of:=([.A84]/[.C84])*100" office:value-type="float" office:value="8.61053204024291">
            <text:p>8.610532040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1090.9">
            <text:p>1090.9</text:p>
          </table:table-cell>
          <table:table-cell table:formula="of:=([.A85]/[.C85])*100" office:value-type="float" office:value="8.61673847282061">
            <text:p>8.61673847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079.6">
            <text:p>1079.6</text:p>
          </table:table-cell>
          <table:table-cell table:formula="of:=([.A86]/[.C86])*100" office:value-type="float" office:value="8.33642089662838">
            <text:p>8.336420896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1067.6">
            <text:p>1067.6</text:p>
          </table:table-cell>
          <table:table-cell table:formula="of:=([.A87]/[.C87])*100" office:value-type="float" office:value="8.33645560134882">
            <text:p>8.336455601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1054.8">
            <text:p>1054.8</text:p>
          </table:table-cell>
          <table:table-cell table:formula="of:=([.A88]/[.C88])*100" office:value-type="float" office:value="8.15320439893819">
            <text:p>8.153204398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1046.4">
            <text:p>1046.4</text:p>
          </table:table-cell>
          <table:table-cell table:formula="of:=([.A89]/[.C89])*100" office:value-type="float" office:value="8.79204892966361">
            <text:p>8.7920489297</text:p>
          </table:table-cell>
          <table:table-cell/>
        </table:table-row>
        <table:table-row table:style-name="ro1">
          <table:table-cell table:number-columns-repeated="2" office:value-type="float" office:value="89">
            <text:p>89</text:p>
          </table:table-cell>
          <table:table-cell office:value-type="float" office:value="1034.5">
            <text:p>1034.5</text:p>
          </table:table-cell>
          <table:table-cell table:formula="of:=([.A90]/[.C90])*100" office:value-type="float" office:value="8.60318994683422">
            <text:p>8.603189946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1017.5">
            <text:p>1017.5</text:p>
          </table:table-cell>
          <table:table-cell table:formula="of:=([.A91]/[.C91])*100" office:value-type="float" office:value="8.64864864864865">
            <text:p>8.648648648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1001.7">
            <text:p>1001.7</text:p>
          </table:table-cell>
          <table:table-cell table:formula="of:=([.A92]/[.C92])*100" office:value-type="float" office:value="8.48557452331037">
            <text:p>8.485574523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990.7">
            <text:p>990.7</text:p>
          </table:table-cell>
          <table:table-cell table:formula="of:=([.A93]/[.C93])*100" office:value-type="float" office:value="8.27697587564349">
            <text:p>8.276975875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75">
            <text:p>975</text:p>
          </table:table-cell>
          <table:table-cell table:formula="of:=([.A94]/[.C94])*100" office:value-type="float" office:value="8.1025641025641">
            <text:p>8.102564102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966.4">
            <text:p>966.4</text:p>
          </table:table-cell>
          <table:table-cell table:formula="of:=([.A95]/[.C95])*100" office:value-type="float" office:value="8.27814569536424">
            <text:p>8.278145695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959">
            <text:p>959</text:p>
          </table:table-cell>
          <table:table-cell table:formula="of:=([.A96]/[.C96])*100" office:value-type="float" office:value="8.55057351407717">
            <text:p>8.550573514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53.7">
            <text:p>953.7</text:p>
          </table:table-cell>
          <table:table-cell table:formula="of:=([.A97]/[.C97])*100" office:value-type="float" office:value="8.28352731466918">
            <text:p>8.283527314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938.9">
            <text:p>938.9</text:p>
          </table:table-cell>
          <table:table-cell table:formula="of:=([.A98]/[.C98])*100" office:value-type="float" office:value="8.201086377676">
            <text:p>8.201086377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31.4">
            <text:p>931.4</text:p>
          </table:table-cell>
          <table:table-cell table:formula="of:=([.A99]/[.C99])*100" office:value-type="float" office:value="8.4818552716341">
            <text:p>8.481855271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917.5">
            <text:p>917.5</text:p>
          </table:table-cell>
          <table:table-cell table:formula="of:=([.A100]/[.C100])*100" office:value-type="float" office:value="8.17438692098093">
            <text:p>8.17438692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10.9">
            <text:p>910.9</text:p>
          </table:table-cell>
          <table:table-cell table:formula="of:=([.A101]/[.C101])*100" office:value-type="float" office:value="8.01405203644747">
            <text:p>8.0140520364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1">
            <text:p>101</text:p>
          </table:table-cell>
          <table:table-cell office:value-type="float" office:value="908.3">
            <text:p>908.3</text:p>
          </table:table-cell>
          <table:table-cell table:formula="of:=([.A102]/[.C102])*100" office:value-type="float" office:value="8.36727953319388">
            <text:p>8.367279533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office:value-type="float" office:value="902">
            <text:p>902</text:p>
          </table:table-cell>
          <table:table-cell table:formula="of:=([.A103]/[.C103])*100" office:value-type="float" office:value="8.09312638580931">
            <text:p>8.093126385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892.3">
            <text:p>892.3</text:p>
          </table:table-cell>
          <table:table-cell table:formula="of:=([.A104]/[.C104])*100" office:value-type="float" office:value="8.18110500952595">
            <text:p>8.181105009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885.4">
            <text:p>885.4</text:p>
          </table:table-cell>
          <table:table-cell table:formula="of:=([.A105]/[.C105])*100" office:value-type="float" office:value="8.13191777727581">
            <text:p>8.131917777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870.2">
            <text:p>870.2</text:p>
          </table:table-cell>
          <table:table-cell table:formula="of:=([.A106]/[.C106])*100" office:value-type="float" office:value="8.38887612043208">
            <text:p>8.388876120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860.1">
            <text:p>860.1</text:p>
          </table:table-cell>
          <table:table-cell table:formula="of:=([.A107]/[.C107])*100" office:value-type="float" office:value="8.48738518776887">
            <text:p>8.487385187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7">
            <text:p>107</text:p>
          </table:table-cell>
          <table:table-cell office:value-type="float" office:value="852.9">
            <text:p>852.9</text:p>
          </table:table-cell>
          <table:table-cell table:formula="of:=([.A108]/[.C108])*100" office:value-type="float" office:value="7.97279868683316">
            <text:p>7.972798686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845.1">
            <text:p>845.1</text:p>
          </table:table-cell>
          <table:table-cell table:formula="of:=([.A109]/[.C109])*100" office:value-type="float" office:value="8.16471423500177">
            <text:p>8.16471423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43.7">
            <text:p>843.7</text:p>
          </table:table-cell>
          <table:table-cell table:formula="of:=([.A110]/[.C110])*100" office:value-type="float" office:value="8.17826241555055">
            <text:p>8.178262415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832.4">
            <text:p>832.4</text:p>
          </table:table-cell>
          <table:table-cell table:formula="of:=([.A111]/[.C111])*100" office:value-type="float" office:value="8.28928399807785">
            <text:p>8.289283998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823">
            <text:p>823</text:p>
          </table:table-cell>
          <table:table-cell table:formula="of:=([.A112]/[.C112])*100" office:value-type="float" office:value="8.38396111786148">
            <text:p>8.383961117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17.5">
            <text:p>817.5</text:p>
          </table:table-cell>
          <table:table-cell table:formula="of:=([.A113]/[.C113])*100" office:value-type="float" office:value="8.31804281345566">
            <text:p>8.318042813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817.9">
            <text:p>817.9</text:p>
          </table:table-cell>
          <table:table-cell table:formula="of:=([.A114]/[.C114])*100" office:value-type="float" office:value="8.80303215552024">
            <text:p>8.803032155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811.5">
            <text:p>811.5</text:p>
          </table:table-cell>
          <table:table-cell table:formula="of:=([.A115]/[.C115])*100" office:value-type="float" office:value="8.13308687615527">
            <text:p>8.133086876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5">
            <text:p>115</text:p>
          </table:table-cell>
          <table:table-cell office:value-type="float" office:value="809.1">
            <text:p>809.1</text:p>
          </table:table-cell>
          <table:table-cell table:formula="of:=([.A116]/[.C116])*100" office:value-type="float" office:value="8.15721171672228">
            <text:p>8.157211716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office:value-type="float" office:value="804.3">
            <text:p>804.3</text:p>
          </table:table-cell>
          <table:table-cell table:formula="of:=([.A117]/[.C117])*100" office:value-type="float" office:value="7.83289817232376">
            <text:p>7.832898172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2.5">
            <text:p>802.5</text:p>
          </table:table-cell>
          <table:table-cell table:formula="of:=([.A118]/[.C118])*100" office:value-type="float" office:value="8.22429906542056">
            <text:p>8.22429906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793.4">
            <text:p>793.4</text:p>
          </table:table-cell>
          <table:table-cell table:formula="of:=([.A119]/[.C119])*100" office:value-type="float" office:value="7.56238971514999">
            <text:p>7.562389715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788.6">
            <text:p>788.6</text:p>
          </table:table-cell>
          <table:table-cell table:formula="of:=([.A120]/[.C120])*100" office:value-type="float" office:value="7.60841998478316">
            <text:p>7.608419984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794.1">
            <text:p>794.1</text:p>
          </table:table-cell>
          <table:table-cell table:formula="of:=([.A121]/[.C121])*100" office:value-type="float" office:value="8.18536708223146">
            <text:p>8.185367082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1">
            <text:p>121</text:p>
          </table:table-cell>
          <table:table-cell office:value-type="float" office:value="788.3">
            <text:p>788.3</text:p>
          </table:table-cell>
          <table:table-cell table:formula="of:=([.A122]/[.C122])*100" office:value-type="float" office:value="7.23074971457567">
            <text:p>7.230749714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2">
            <text:p>122</text:p>
          </table:table-cell>
          <table:table-cell office:value-type="float" office:value="784.3">
            <text:p>784.3</text:p>
          </table:table-cell>
          <table:table-cell table:formula="of:=([.A123]/[.C123])*100" office:value-type="float" office:value="8.67015172765523">
            <text:p>8.670151727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3">
            <text:p>123</text:p>
          </table:table-cell>
          <table:table-cell office:value-type="float" office:value="778.5">
            <text:p>778.5</text:p>
          </table:table-cell>
          <table:table-cell table:formula="of:=([.A124]/[.C124])*100" office:value-type="float" office:value="8.47784200385356">
            <text:p>8.477842003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768.5">
            <text:p>768.5</text:p>
          </table:table-cell>
          <table:table-cell table:formula="of:=([.A125]/[.C125])*100" office:value-type="float" office:value="8.06766428106701">
            <text:p>8.067664281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5">
            <text:p>125</text:p>
          </table:table-cell>
          <table:table-cell office:value-type="float" office:value="763.1">
            <text:p>763.1</text:p>
          </table:table-cell>
          <table:table-cell table:formula="of:=([.A126]/[.C126])*100" office:value-type="float" office:value="7.73162101952562">
            <text:p>7.731621019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office:value-type="float" office:value="759">
            <text:p>759</text:p>
          </table:table-cell>
          <table:table-cell table:formula="of:=([.A127]/[.C127])*100" office:value-type="float" office:value="8.300395256917">
            <text:p>8.300395256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7">
            <text:p>127</text:p>
          </table:table-cell>
          <table:table-cell office:value-type="float" office:value="752.6">
            <text:p>752.6</text:p>
          </table:table-cell>
          <table:table-cell table:formula="of:=([.A128]/[.C128])*100" office:value-type="float" office:value="7.30799893701834">
            <text:p>7.30799893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754.1">
            <text:p>754.1</text:p>
          </table:table-cell>
          <table:table-cell table:formula="of:=([.A129]/[.C129])*100" office:value-type="float" office:value="7.29346240551651">
            <text:p>7.29346240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745.3">
            <text:p>745.3</text:p>
          </table:table-cell>
          <table:table-cell table:formula="of:=([.A130]/[.C130])*100" office:value-type="float" office:value="7.51375285120086">
            <text:p>7.513752851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float" office:value="731.4">
            <text:p>731.4</text:p>
          </table:table-cell>
          <table:table-cell table:formula="of:=([.A131]/[.C131])*100" office:value-type="float" office:value="7.79327317473339">
            <text:p>7.793273174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float" office:value="726.7">
            <text:p>726.7</text:p>
          </table:table-cell>
          <table:table-cell table:formula="of:=([.A132]/[.C132])*100" office:value-type="float" office:value="7.84367689555525">
            <text:p>7.843676895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float" office:value="720.1">
            <text:p>720.1</text:p>
          </table:table-cell>
          <table:table-cell table:formula="of:=([.A133]/[.C133])*100" office:value-type="float" office:value="8.19330648521039">
            <text:p>8.193306485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3">
            <text:p>133</text:p>
          </table:table-cell>
          <table:table-cell office:value-type="float" office:value="710.7">
            <text:p>710.7</text:p>
          </table:table-cell>
          <table:table-cell table:formula="of:=([.A134]/[.C134])*100" office:value-type="float" office:value="7.7388490220909">
            <text:p>7.738849022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float" office:value="707">
            <text:p>707</text:p>
          </table:table-cell>
          <table:table-cell table:formula="of:=([.A135]/[.C135])*100" office:value-type="float" office:value="7.77934936350778">
            <text:p>7.779349363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float" office:value="701">
            <text:p>701</text:p>
          </table:table-cell>
          <table:table-cell table:formula="of:=([.A136]/[.C136])*100" office:value-type="float" office:value="8.27389443651926">
            <text:p>8.273894436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office:value-type="float" office:value="689.5">
            <text:p>689.5</text:p>
          </table:table-cell>
          <table:table-cell table:formula="of:=([.A137]/[.C137])*100" office:value-type="float" office:value="8.55692530819434">
            <text:p>8.556925308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">
            <text:p>137</text:p>
          </table:table-cell>
          <table:table-cell office:value-type="float" office:value="684.6">
            <text:p>684.6</text:p>
          </table:table-cell>
          <table:table-cell table:formula="of:=([.A138]/[.C138])*100" office:value-type="float" office:value="7.74174700555069">
            <text:p>7.741747005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 office:value-type="float" office:value="678.5">
            <text:p>678.5</text:p>
          </table:table-cell>
          <table:table-cell table:formula="of:=([.A139]/[.C139])*100" office:value-type="float" office:value="8.10611643330877">
            <text:p>8.106116433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679.6">
            <text:p>679.6</text:p>
          </table:table-cell>
          <table:table-cell table:formula="of:=([.A140]/[.C140])*100" office:value-type="float" office:value="8.24014125956445">
            <text:p>8.240141259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float" office:value="675">
            <text:p>675</text:p>
          </table:table-cell>
          <table:table-cell table:formula="of:=([.A141]/[.C141])*100" office:value-type="float" office:value="8.14814814814815">
            <text:p>8.148148148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1">
            <text:p>141</text:p>
          </table:table-cell>
          <table:table-cell office:value-type="float" office:value="671.4">
            <text:p>671.4</text:p>
          </table:table-cell>
          <table:table-cell table:formula="of:=([.A142]/[.C142])*100" office:value-type="float" office:value="7.89395293416741">
            <text:p>7.893952934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float" office:value="670.5">
            <text:p>670.5</text:p>
          </table:table-cell>
          <table:table-cell table:formula="of:=([.A143]/[.C143])*100" office:value-type="float" office:value="7.90454884414616">
            <text:p>7.904548844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671.9">
            <text:p>671.9</text:p>
          </table:table-cell>
          <table:table-cell table:formula="of:=([.A144]/[.C144])*100" office:value-type="float" office:value="7.29275189760381">
            <text:p>7.292751897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float" office:value="668.7">
            <text:p>668.7</text:p>
          </table:table-cell>
          <table:table-cell table:formula="of:=([.A145]/[.C145])*100" office:value-type="float" office:value="7.9258262299985">
            <text:p>7.9258262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5">
            <text:p>145</text:p>
          </table:table-cell>
          <table:table-cell office:value-type="float" office:value="665.6">
            <text:p>665.6</text:p>
          </table:table-cell>
          <table:table-cell table:formula="of:=([.A146]/[.C146])*100" office:value-type="float" office:value="7.8125">
            <text:p>7.812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6">
            <text:p>146</text:p>
          </table:table-cell>
          <table:table-cell office:value-type="float" office:value="662.8">
            <text:p>662.8</text:p>
          </table:table-cell>
          <table:table-cell table:formula="of:=([.A147]/[.C147])*100" office:value-type="float" office:value="8.14725407362704">
            <text:p>8.147254073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58.8">
            <text:p>658.8</text:p>
          </table:table-cell>
          <table:table-cell table:formula="of:=([.A148]/[.C148])*100" office:value-type="float" office:value="7.43776563448695">
            <text:p>7.437765634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8">
            <text:p>148</text:p>
          </table:table-cell>
          <table:table-cell office:value-type="float" office:value="649.2">
            <text:p>649.2</text:p>
          </table:table-cell>
          <table:table-cell table:formula="of:=([.A149]/[.C149])*100" office:value-type="float" office:value="7.54775107825015">
            <text:p>7.547751078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9">
            <text:p>149</text:p>
          </table:table-cell>
          <table:table-cell office:value-type="float" office:value="635.2">
            <text:p>635.2</text:p>
          </table:table-cell>
          <table:table-cell table:formula="of:=([.A150]/[.C150])*100" office:value-type="float" office:value="8.34382871536524">
            <text:p>8.343828715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0">
            <text:p>150</text:p>
          </table:table-cell>
          <table:table-cell office:value-type="float" office:value="635.5">
            <text:p>635.5</text:p>
          </table:table-cell>
          <table:table-cell table:formula="of:=([.A151]/[.C151])*100" office:value-type="float" office:value="7.23839496459481">
            <text:p>7.238394964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1">
            <text:p>151</text:p>
          </table:table-cell>
          <table:table-cell office:value-type="float" office:value="631.4">
            <text:p>631.4</text:p>
          </table:table-cell>
          <table:table-cell table:formula="of:=([.A152]/[.C152])*100" office:value-type="float" office:value="8.23566677225214">
            <text:p>8.235666772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626.8">
            <text:p>626.8</text:p>
          </table:table-cell>
          <table:table-cell table:formula="of:=([.A153]/[.C153])*100" office:value-type="float" office:value="8.13656668793874">
            <text:p>8.1365666879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620.8">
            <text:p>620.8</text:p>
          </table:table-cell>
          <table:table-cell table:formula="of:=([.A154]/[.C154])*100" office:value-type="float" office:value="8.21520618556701">
            <text:p>8.215206185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619.1">
            <text:p>619.1</text:p>
          </table:table-cell>
          <table:table-cell table:formula="of:=([.A155]/[.C155])*100" office:value-type="float" office:value="8.39928929090615">
            <text:p>8.399289290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5">
            <text:p>155</text:p>
          </table:table-cell>
          <table:table-cell office:value-type="float" office:value="612.5">
            <text:p>612.5</text:p>
          </table:table-cell>
          <table:table-cell table:formula="of:=([.A156]/[.C156])*100" office:value-type="float" office:value="7.83673469387755">
            <text:p>7.836734693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606.8">
            <text:p>606.8</text:p>
          </table:table-cell>
          <table:table-cell table:formula="of:=([.A157]/[.C157])*100" office:value-type="float" office:value="7.58075148319051">
            <text:p>7.580751483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7">
            <text:p>157</text:p>
          </table:table-cell>
          <table:table-cell office:value-type="float" office:value="604.5">
            <text:p>604.5</text:p>
          </table:table-cell>
          <table:table-cell table:formula="of:=([.A158]/[.C158])*100" office:value-type="float" office:value="8.60215053763441">
            <text:p>8.602150537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 office:value-type="float" office:value="603.8">
            <text:p>603.8</text:p>
          </table:table-cell>
          <table:table-cell table:formula="of:=([.A159]/[.C159])*100" office:value-type="float" office:value="7.45279894004637">
            <text:p>7.4527989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office:value-type="float" office:value="603.7">
            <text:p>603.7</text:p>
          </table:table-cell>
          <table:table-cell table:formula="of:=([.A160]/[.C160])*100" office:value-type="float" office:value="8.11661421235713">
            <text:p>8.116614212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597.8">
            <text:p>597.8</text:p>
          </table:table-cell>
          <table:table-cell table:formula="of:=([.A161]/[.C161])*100" office:value-type="float" office:value="8.36400133824021">
            <text:p>8.364001338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1">
            <text:p>161</text:p>
          </table:table-cell>
          <table:table-cell office:value-type="float" office:value="592.3">
            <text:p>592.3</text:p>
          </table:table-cell>
          <table:table-cell table:formula="of:=([.A162]/[.C162])*100" office:value-type="float" office:value="7.25983454330576">
            <text:p>7.259834543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float" office:value="585.6">
            <text:p>585.6</text:p>
          </table:table-cell>
          <table:table-cell table:formula="of:=([.A163]/[.C163])*100" office:value-type="float" office:value="7.34289617486339">
            <text:p>7.342896174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582.3">
            <text:p>582.3</text:p>
          </table:table-cell>
          <table:table-cell table:formula="of:=([.A164]/[.C164])*100" office:value-type="float" office:value="7.72797527047914">
            <text:p>7.727975270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4">
            <text:p>164</text:p>
          </table:table-cell>
          <table:table-cell office:value-type="float" office:value="575.9">
            <text:p>575.9</text:p>
          </table:table-cell>
          <table:table-cell table:formula="of:=([.A165]/[.C165])*100" office:value-type="float" office:value="7.81385657232158">
            <text:p>7.813856572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">
            <text:p>165</text:p>
          </table:table-cell>
          <table:table-cell office:value-type="float" office:value="572.1">
            <text:p>572.1</text:p>
          </table:table-cell>
          <table:table-cell table:formula="of:=([.A166]/[.C166])*100" office:value-type="float" office:value="7.86575773466177">
            <text:p>7.865757734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6">
            <text:p>166</text:p>
          </table:table-cell>
          <table:table-cell office:value-type="float" office:value="574.4">
            <text:p>574.4</text:p>
          </table:table-cell>
          <table:table-cell table:formula="of:=([.A167]/[.C167])*100" office:value-type="float" office:value="7.48607242339833">
            <text:p>7.486072423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float" office:value="566.4">
            <text:p>566.4</text:p>
          </table:table-cell>
          <table:table-cell table:formula="of:=([.A168]/[.C168])*100" office:value-type="float" office:value="7.94491525423729">
            <text:p>7.944915254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563.9">
            <text:p>563.9</text:p>
          </table:table-cell>
          <table:table-cell table:formula="of:=([.A169]/[.C169])*100" office:value-type="float" office:value="8.51214754389076">
            <text:p>8.512147543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float" office:value="559.3">
            <text:p>559.3</text:p>
          </table:table-cell>
          <table:table-cell table:formula="of:=([.A170]/[.C170])*100" office:value-type="float" office:value="7.68818165564098">
            <text:p>7.688181655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0">
            <text:p>170</text:p>
          </table:table-cell>
          <table:table-cell office:value-type="float" office:value="552.6">
            <text:p>552.6</text:p>
          </table:table-cell>
          <table:table-cell table:formula="of:=([.A171]/[.C171])*100" office:value-type="float" office:value="7.9623597538907">
            <text:p>7.962359753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549.9">
            <text:p>549.9</text:p>
          </table:table-cell>
          <table:table-cell table:formula="of:=([.A172]/[.C172])*100" office:value-type="float" office:value="8.72885979268958">
            <text:p>8.7288597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2">
            <text:p>172</text:p>
          </table:table-cell>
          <table:table-cell office:value-type="float" office:value="548.7">
            <text:p>548.7</text:p>
          </table:table-cell>
          <table:table-cell table:formula="of:=([.A173]/[.C173])*100" office:value-type="float" office:value="8.01895389101513">
            <text:p>8.01895389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 office:value-type="float" office:value="547.3">
            <text:p>547.3</text:p>
          </table:table-cell>
          <table:table-cell table:formula="of:=([.A174]/[.C174])*100" office:value-type="float" office:value="8.2221816188562">
            <text:p>8.22218161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float" office:value="543.1">
            <text:p>543.1</text:p>
          </table:table-cell>
          <table:table-cell table:formula="of:=([.A175]/[.C175])*100" office:value-type="float" office:value="7.73338243417419">
            <text:p>7.73338243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float" office:value="543.8">
            <text:p>543.8</text:p>
          </table:table-cell>
          <table:table-cell table:formula="of:=([.A176]/[.C176])*100" office:value-type="float" office:value="7.9073188672306">
            <text:p>7.907318867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float" office:value="538.9">
            <text:p>538.9</text:p>
          </table:table-cell>
          <table:table-cell table:formula="of:=([.A177]/[.C177])*100" office:value-type="float" office:value="8.16478010762665">
            <text:p>8.164780107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float" office:value="535.7">
            <text:p>535.7</text:p>
          </table:table-cell>
          <table:table-cell table:formula="of:=([.A178]/[.C178])*100" office:value-type="float" office:value="8.2135523613963">
            <text:p>8.213552361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528.8">
            <text:p>528.8</text:p>
          </table:table-cell>
          <table:table-cell table:formula="of:=([.A179]/[.C179])*100" office:value-type="float" office:value="7.75340393343419">
            <text:p>7.753403933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office:value-type="float" office:value="528.9">
            <text:p>528.9</text:p>
          </table:table-cell>
          <table:table-cell table:formula="of:=([.A180]/[.C180])*100" office:value-type="float" office:value="7.94100964265457">
            <text:p>7.941009642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0">
            <text:p>180</text:p>
          </table:table-cell>
          <table:table-cell office:value-type="float" office:value="526.5">
            <text:p>526.5</text:p>
          </table:table-cell>
          <table:table-cell table:formula="of:=([.A181]/[.C181])*100" office:value-type="float" office:value="7.97720797720798">
            <text:p>7.977207977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office:value-type="float" office:value="520.4">
            <text:p>520.4</text:p>
          </table:table-cell>
          <table:table-cell table:formula="of:=([.A182]/[.C182])*100" office:value-type="float" office:value="7.68639508070715">
            <text:p>7.686395080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2">
            <text:p>182</text:p>
          </table:table-cell>
          <table:table-cell office:value-type="float" office:value="515.9">
            <text:p>515.9</text:p>
          </table:table-cell>
          <table:table-cell table:formula="of:=([.A183]/[.C183])*100" office:value-type="float" office:value="8.52878464818763">
            <text:p>8.528784648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3">
            <text:p>183</text:p>
          </table:table-cell>
          <table:table-cell office:value-type="float" office:value="513.8">
            <text:p>513.8</text:p>
          </table:table-cell>
          <table:table-cell table:formula="of:=([.A184]/[.C184])*100" office:value-type="float" office:value="7.97975866095757">
            <text:p>7.97975866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float" office:value="516.7">
            <text:p>516.7</text:p>
          </table:table-cell>
          <table:table-cell table:formula="of:=([.A185]/[.C185])*100" office:value-type="float" office:value="7.74143603638475">
            <text:p>7.741436036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5">
            <text:p>185</text:p>
          </table:table-cell>
          <table:table-cell office:value-type="float" office:value="512.4">
            <text:p>512.4</text:p>
          </table:table-cell>
          <table:table-cell table:formula="of:=([.A186]/[.C186])*100" office:value-type="float" office:value="7.6112412177986">
            <text:p>7.611241217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6">
            <text:p>186</text:p>
          </table:table-cell>
          <table:table-cell office:value-type="float" office:value="509.5">
            <text:p>509.5</text:p>
          </table:table-cell>
          <table:table-cell table:formula="of:=([.A187]/[.C187])*100" office:value-type="float" office:value="7.45829244357213">
            <text:p>7.458292443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float" office:value="505.5">
            <text:p>505.5</text:p>
          </table:table-cell>
          <table:table-cell table:formula="of:=([.A188]/[.C188])*100" office:value-type="float" office:value="7.51730959446093">
            <text:p>7.517309594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8">
            <text:p>188</text:p>
          </table:table-cell>
          <table:table-cell office:value-type="float" office:value="503.9">
            <text:p>503.9</text:p>
          </table:table-cell>
          <table:table-cell table:formula="of:=([.A189]/[.C189])*100" office:value-type="float" office:value="7.93808295296686">
            <text:p>7.93808295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9">
            <text:p>189</text:p>
          </table:table-cell>
          <table:table-cell office:value-type="float" office:value="501.9">
            <text:p>501.9</text:p>
          </table:table-cell>
          <table:table-cell table:formula="of:=([.A190]/[.C190])*100" office:value-type="float" office:value="7.5712293285515">
            <text:p>7.571229328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0">
            <text:p>190</text:p>
          </table:table-cell>
          <table:table-cell office:value-type="float" office:value="498.4">
            <text:p>498.4</text:p>
          </table:table-cell>
          <table:table-cell table:formula="of:=([.A191]/[.C191])*100" office:value-type="float" office:value="8.22632423756019">
            <text:p>8.226324237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1">
            <text:p>191</text:p>
          </table:table-cell>
          <table:table-cell office:value-type="float" office:value="500.4">
            <text:p>500.4</text:p>
          </table:table-cell>
          <table:table-cell table:formula="of:=([.A192]/[.C192])*100" office:value-type="float" office:value="7.79376498800959">
            <text:p>7.79376498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2">
            <text:p>192</text:p>
          </table:table-cell>
          <table:table-cell office:value-type="float" office:value="496.1">
            <text:p>496.1</text:p>
          </table:table-cell>
          <table:table-cell table:formula="of:=([.A193]/[.C193])*100" office:value-type="float" office:value="7.25660149163475">
            <text:p>7.256601491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3">
            <text:p>193</text:p>
          </table:table-cell>
          <table:table-cell office:value-type="float" office:value="487.9">
            <text:p>487.9</text:p>
          </table:table-cell>
          <table:table-cell table:formula="of:=([.A194]/[.C194])*100" office:value-type="float" office:value="7.5835212133634">
            <text:p>7.583521213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4">
            <text:p>194</text:p>
          </table:table-cell>
          <table:table-cell office:value-type="float" office:value="478.3">
            <text:p>478.3</text:p>
          </table:table-cell>
          <table:table-cell table:formula="of:=([.A195]/[.C195])*100" office:value-type="float" office:value="7.94480451599415">
            <text:p>7.94480451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float" office:value="480.5">
            <text:p>480.5</text:p>
          </table:table-cell>
          <table:table-cell table:formula="of:=([.A196]/[.C196])*100" office:value-type="float" office:value="8.74089490114464">
            <text:p>8.740894901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6">
            <text:p>196</text:p>
          </table:table-cell>
          <table:table-cell office:value-type="float" office:value="477.6">
            <text:p>477.6</text:p>
          </table:table-cell>
          <table:table-cell table:formula="of:=([.A197]/[.C197])*100" office:value-type="float" office:value="7.74706867671692">
            <text:p>7.747068676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7">
            <text:p>197</text:p>
          </table:table-cell>
          <table:table-cell office:value-type="float" office:value="478.7">
            <text:p>478.7</text:p>
          </table:table-cell>
          <table:table-cell table:formula="of:=([.A198]/[.C198])*100" office:value-type="float" office:value="7.72926676415291">
            <text:p>7.729266764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8">
            <text:p>198</text:p>
          </table:table-cell>
          <table:table-cell office:value-type="float" office:value="478.8">
            <text:p>478.8</text:p>
          </table:table-cell>
          <table:table-cell table:formula="of:=([.A199]/[.C199])*100" office:value-type="float" office:value="8.1453634085213">
            <text:p>8.145363408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9">
            <text:p>199</text:p>
          </table:table-cell>
          <table:table-cell office:value-type="float" office:value="476.1">
            <text:p>476.1</text:p>
          </table:table-cell>
          <table:table-cell table:formula="of:=([.A200]/[.C200])*100" office:value-type="float" office:value="7.56143667296786">
            <text:p>7.56143667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float" office:value="474.5">
            <text:p>474.5</text:p>
          </table:table-cell>
          <table:table-cell table:formula="of:=([.A201]/[.C201])*100" office:value-type="float" office:value="7.58693361433088">
            <text:p>7.586933614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1">
            <text:p>201</text:p>
          </table:table-cell>
          <table:table-cell office:value-type="float" office:value="469">
            <text:p>469</text:p>
          </table:table-cell>
          <table:table-cell table:formula="of:=([.A202]/[.C202])*100" office:value-type="float" office:value="7.88912579957356">
            <text:p>7.889125799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2">
            <text:p>202</text:p>
          </table:table-cell>
          <table:table-cell office:value-type="float" office:value="469">
            <text:p>469</text:p>
          </table:table-cell>
          <table:table-cell table:formula="of:=([.A203]/[.C203])*100" office:value-type="float" office:value="7.88912579957356">
            <text:p>7.889125799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office:value-type="float" office:value="467.3">
            <text:p>467.3</text:p>
          </table:table-cell>
          <table:table-cell table:formula="of:=([.A204]/[.C204])*100" office:value-type="float" office:value="7.91782580783223">
            <text:p>7.917825807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4">
            <text:p>204</text:p>
          </table:table-cell>
          <table:table-cell office:value-type="float" office:value="468.5">
            <text:p>468.5</text:p>
          </table:table-cell>
          <table:table-cell table:formula="of:=([.A205]/[.C205])*100" office:value-type="float" office:value="8.11099252934899">
            <text:p>8.110992529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5">
            <text:p>205</text:p>
          </table:table-cell>
          <table:table-cell office:value-type="float" office:value="461.2">
            <text:p>461.2</text:p>
          </table:table-cell>
          <table:table-cell table:formula="of:=([.A206]/[.C206])*100" office:value-type="float" office:value="7.37207285342585">
            <text:p>7.37207285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6">
            <text:p>206</text:p>
          </table:table-cell>
          <table:table-cell office:value-type="float" office:value="462">
            <text:p>462</text:p>
          </table:table-cell>
          <table:table-cell table:formula="of:=([.A207]/[.C207])*100" office:value-type="float" office:value="7.57575757575758">
            <text:p>7.575757575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7">
            <text:p>207</text:p>
          </table:table-cell>
          <table:table-cell office:value-type="float" office:value="462.1">
            <text:p>462.1</text:p>
          </table:table-cell>
          <table:table-cell table:formula="of:=([.A208]/[.C208])*100" office:value-type="float" office:value="7.35771478035057">
            <text:p>7.35771478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8">
            <text:p>208</text:p>
          </table:table-cell>
          <table:table-cell office:value-type="float" office:value="458.5">
            <text:p>458.5</text:p>
          </table:table-cell>
          <table:table-cell table:formula="of:=([.A209]/[.C209])*100" office:value-type="float" office:value="8.50599781897492">
            <text:p>8.50599781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9">
            <text:p>209</text:p>
          </table:table-cell>
          <table:table-cell office:value-type="float" office:value="449.9">
            <text:p>449.9</text:p>
          </table:table-cell>
          <table:table-cell table:formula="of:=([.A210]/[.C210])*100" office:value-type="float" office:value="7.55723494109802">
            <text:p>7.557234941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0">
            <text:p>210</text:p>
          </table:table-cell>
          <table:table-cell office:value-type="float" office:value="447.8">
            <text:p>447.8</text:p>
          </table:table-cell>
          <table:table-cell table:formula="of:=([.A211]/[.C211])*100" office:value-type="float" office:value="7.59267530147387">
            <text:p>7.592675301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1">
            <text:p>211</text:p>
          </table:table-cell>
          <table:table-cell office:value-type="float" office:value="445.5">
            <text:p>445.5</text:p>
          </table:table-cell>
          <table:table-cell table:formula="of:=([.A212]/[.C212])*100" office:value-type="float" office:value="6.73400673400673">
            <text:p>6.73400673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2">
            <text:p>212</text:p>
          </table:table-cell>
          <table:table-cell office:value-type="float" office:value="444.8">
            <text:p>444.8</text:p>
          </table:table-cell>
          <table:table-cell table:formula="of:=([.A213]/[.C213])*100" office:value-type="float" office:value="7.64388489208633">
            <text:p>7.643884892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3">
            <text:p>213</text:p>
          </table:table-cell>
          <table:table-cell office:value-type="float" office:value="443.7">
            <text:p>443.7</text:p>
          </table:table-cell>
          <table:table-cell table:formula="of:=([.A214]/[.C214])*100" office:value-type="float" office:value="7.43745774171738">
            <text:p>7.437457741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4">
            <text:p>214</text:p>
          </table:table-cell>
          <table:table-cell office:value-type="float" office:value="446.2">
            <text:p>446.2</text:p>
          </table:table-cell>
          <table:table-cell table:formula="of:=([.A215]/[.C215])*100" office:value-type="float" office:value="8.0681308830121">
            <text:p>8.06813088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5">
            <text:p>215</text:p>
          </table:table-cell>
          <table:table-cell office:value-type="float" office:value="449">
            <text:p>449</text:p>
          </table:table-cell>
          <table:table-cell table:formula="of:=([.A216]/[.C216])*100" office:value-type="float" office:value="7.79510022271715">
            <text:p>7.795100222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6">
            <text:p>216</text:p>
          </table:table-cell>
          <table:table-cell office:value-type="float" office:value="444.7">
            <text:p>444.7</text:p>
          </table:table-cell>
          <table:table-cell table:formula="of:=([.A217]/[.C217])*100" office:value-type="float" office:value="7.64560377782775">
            <text:p>7.645603777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438.7">
            <text:p>438.7</text:p>
          </table:table-cell>
          <table:table-cell table:formula="of:=([.A218]/[.C218])*100" office:value-type="float" office:value="7.75017095965352">
            <text:p>7.750170959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8">
            <text:p>218</text:p>
          </table:table-cell>
          <table:table-cell office:value-type="float" office:value="435.4">
            <text:p>435.4</text:p>
          </table:table-cell>
          <table:table-cell table:formula="of:=([.A219]/[.C219])*100" office:value-type="float" office:value="8.03858520900322">
            <text:p>8.03858520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9">
            <text:p>219</text:p>
          </table:table-cell>
          <table:table-cell office:value-type="float" office:value="440.1">
            <text:p>440.1</text:p>
          </table:table-cell>
          <table:table-cell table:formula="of:=([.A220]/[.C220])*100" office:value-type="float" office:value="8.1799591002045">
            <text:p>8.179959100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0">
            <text:p>220</text:p>
          </table:table-cell>
          <table:table-cell office:value-type="float" office:value="439.7">
            <text:p>439.7</text:p>
          </table:table-cell>
          <table:table-cell table:formula="of:=([.A221]/[.C221])*100" office:value-type="float" office:value="7.27768933363657">
            <text:p>7.277689333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1">
            <text:p>221</text:p>
          </table:table-cell>
          <table:table-cell office:value-type="float" office:value="434.8">
            <text:p>434.8</text:p>
          </table:table-cell>
          <table:table-cell table:formula="of:=([.A222]/[.C222])*100" office:value-type="float" office:value="7.8196872125115">
            <text:p>7.819687212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2">
            <text:p>222</text:p>
          </table:table-cell>
          <table:table-cell office:value-type="float" office:value="432.6">
            <text:p>432.6</text:p>
          </table:table-cell>
          <table:table-cell table:formula="of:=([.A223]/[.C223])*100" office:value-type="float" office:value="6.93481276005548">
            <text:p>6.934812760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3">
            <text:p>223</text:p>
          </table:table-cell>
          <table:table-cell office:value-type="float" office:value="431.9">
            <text:p>431.9</text:p>
          </table:table-cell>
          <table:table-cell table:formula="of:=([.A224]/[.C224])*100" office:value-type="float" office:value="7.87219263718453">
            <text:p>7.872192637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4">
            <text:p>224</text:p>
          </table:table-cell>
          <table:table-cell office:value-type="float" office:value="425.4">
            <text:p>425.4</text:p>
          </table:table-cell>
          <table:table-cell table:formula="of:=([.A225]/[.C225])*100" office:value-type="float" office:value="7.5223319228961">
            <text:p>7.522331922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5">
            <text:p>225</text:p>
          </table:table-cell>
          <table:table-cell office:value-type="float" office:value="421">
            <text:p>421</text:p>
          </table:table-cell>
          <table:table-cell table:formula="of:=([.A226]/[.C226])*100" office:value-type="float" office:value="8.07600950118765">
            <text:p>8.076009501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6">
            <text:p>226</text:p>
          </table:table-cell>
          <table:table-cell office:value-type="float" office:value="415.2">
            <text:p>415.2</text:p>
          </table:table-cell>
          <table:table-cell table:formula="of:=([.A227]/[.C227])*100" office:value-type="float" office:value="7.94797687861272">
            <text:p>7.947976878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7">
            <text:p>227</text:p>
          </table:table-cell>
          <table:table-cell office:value-type="float" office:value="416.2">
            <text:p>416.2</text:p>
          </table:table-cell>
          <table:table-cell table:formula="of:=([.A228]/[.C228])*100" office:value-type="float" office:value="7.44834214320038">
            <text:p>7.44834214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float" office:value="415.1">
            <text:p>415.1</text:p>
          </table:table-cell>
          <table:table-cell table:formula="of:=([.A229]/[.C229])*100" office:value-type="float" office:value="7.94989159238738">
            <text:p>7.94989159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9">
            <text:p>229</text:p>
          </table:table-cell>
          <table:table-cell office:value-type="float" office:value="411.4">
            <text:p>411.4</text:p>
          </table:table-cell>
          <table:table-cell table:formula="of:=([.A230]/[.C230])*100" office:value-type="float" office:value="7.77831793874575">
            <text:p>7.778317938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0">
            <text:p>230</text:p>
          </table:table-cell>
          <table:table-cell office:value-type="float" office:value="408.1">
            <text:p>408.1</text:p>
          </table:table-cell>
          <table:table-cell table:formula="of:=([.A231]/[.C231])*100" office:value-type="float" office:value="7.59617740749816">
            <text:p>7.596177407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1">
            <text:p>231</text:p>
          </table:table-cell>
          <table:table-cell office:value-type="float" office:value="409">
            <text:p>409</text:p>
          </table:table-cell>
          <table:table-cell table:formula="of:=([.A232]/[.C232])*100" office:value-type="float" office:value="8.06845965770171">
            <text:p>8.068459657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2">
            <text:p>232</text:p>
          </table:table-cell>
          <table:table-cell office:value-type="float" office:value="405.8">
            <text:p>405.8</text:p>
          </table:table-cell>
          <table:table-cell table:formula="of:=([.A233]/[.C233])*100" office:value-type="float" office:value="7.63923114834894">
            <text:p>7.639231148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403.9">
            <text:p>403.9</text:p>
          </table:table-cell>
          <table:table-cell table:formula="of:=([.A234]/[.C234])*100" office:value-type="float" office:value="7.92275315672196">
            <text:p>7.922753156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4">
            <text:p>234</text:p>
          </table:table-cell>
          <table:table-cell office:value-type="float" office:value="404">
            <text:p>404</text:p>
          </table:table-cell>
          <table:table-cell table:formula="of:=([.A235]/[.C235])*100" office:value-type="float" office:value="7.67326732673267">
            <text:p>7.673267326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399.4">
            <text:p>399.4</text:p>
          </table:table-cell>
          <table:table-cell table:formula="of:=([.A236]/[.C236])*100" office:value-type="float" office:value="7.51126690035053">
            <text:p>7.511266900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6">
            <text:p>236</text:p>
          </table:table-cell>
          <table:table-cell office:value-type="float" office:value="403.6">
            <text:p>403.6</text:p>
          </table:table-cell>
          <table:table-cell table:formula="of:=([.A237]/[.C237])*100" office:value-type="float" office:value="7.43310208126858">
            <text:p>7.433102081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7">
            <text:p>237</text:p>
          </table:table-cell>
          <table:table-cell office:value-type="float" office:value="400.4">
            <text:p>400.4</text:p>
          </table:table-cell>
          <table:table-cell table:formula="of:=([.A238]/[.C238])*100" office:value-type="float" office:value="7.99200799200799">
            <text:p>7.99200799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">
            <text:p>238</text:p>
          </table:table-cell>
          <table:table-cell office:value-type="float" office:value="401.5">
            <text:p>401.5</text:p>
          </table:table-cell>
          <table:table-cell table:formula="of:=([.A239]/[.C239])*100" office:value-type="float" office:value="7.4719800747198">
            <text:p>7.471980074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9">
            <text:p>239</text:p>
          </table:table-cell>
          <table:table-cell office:value-type="float" office:value="401">
            <text:p>401</text:p>
          </table:table-cell>
          <table:table-cell table:formula="of:=([.A240]/[.C240])*100" office:value-type="float" office:value="7.98004987531172">
            <text:p>7.980049875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0">
            <text:p>240</text:p>
          </table:table-cell>
          <table:table-cell office:value-type="float" office:value="400.1">
            <text:p>400.1</text:p>
          </table:table-cell>
          <table:table-cell table:formula="of:=([.A241]/[.C241])*100" office:value-type="float" office:value="7.74806298425394">
            <text:p>7.74806298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1">
            <text:p>241</text:p>
          </table:table-cell>
          <table:table-cell office:value-type="float" office:value="397.8">
            <text:p>397.8</text:p>
          </table:table-cell>
          <table:table-cell table:formula="of:=([.A242]/[.C242])*100" office:value-type="float" office:value="7.54147812971342">
            <text:p>7.541478129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2">
            <text:p>242</text:p>
          </table:table-cell>
          <table:table-cell office:value-type="float" office:value="398.9">
            <text:p>398.9</text:p>
          </table:table-cell>
          <table:table-cell table:formula="of:=([.A243]/[.C243])*100" office:value-type="float" office:value="7.52068187515668">
            <text:p>7.520681875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3">
            <text:p>243</text:p>
          </table:table-cell>
          <table:table-cell office:value-type="float" office:value="400.1">
            <text:p>400.1</text:p>
          </table:table-cell>
          <table:table-cell table:formula="of:=([.A244]/[.C244])*100" office:value-type="float" office:value="7.49812546863284">
            <text:p>7.498125468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4">
            <text:p>244</text:p>
          </table:table-cell>
          <table:table-cell office:value-type="float" office:value="399">
            <text:p>399</text:p>
          </table:table-cell>
          <table:table-cell table:formula="of:=([.A245]/[.C245])*100" office:value-type="float" office:value="7.5187969924812">
            <text:p>7.51879699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5">
            <text:p>245</text:p>
          </table:table-cell>
          <table:table-cell office:value-type="float" office:value="399.8">
            <text:p>399.8</text:p>
          </table:table-cell>
          <table:table-cell table:formula="of:=([.A246]/[.C246])*100" office:value-type="float" office:value="7.00350175087544">
            <text:p>7.00350175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6">
            <text:p>246</text:p>
          </table:table-cell>
          <table:table-cell office:value-type="float" office:value="399.9">
            <text:p>399.9</text:p>
          </table:table-cell>
          <table:table-cell table:formula="of:=([.A247]/[.C247])*100" office:value-type="float" office:value="6.7516879219805">
            <text:p>6.75168792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7">
            <text:p>247</text:p>
          </table:table-cell>
          <table:table-cell office:value-type="float" office:value="399.6">
            <text:p>399.6</text:p>
          </table:table-cell>
          <table:table-cell table:formula="of:=([.A248]/[.C248])*100" office:value-type="float" office:value="7.50750750750751">
            <text:p>7.507507507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8">
            <text:p>248</text:p>
          </table:table-cell>
          <table:table-cell office:value-type="float" office:value="396.2">
            <text:p>396.2</text:p>
          </table:table-cell>
          <table:table-cell table:formula="of:=([.A249]/[.C249])*100" office:value-type="float" office:value="8.07672892478546">
            <text:p>8.076728924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9">
            <text:p>249</text:p>
          </table:table-cell>
          <table:table-cell office:value-type="float" office:value="394.9">
            <text:p>394.9</text:p>
          </table:table-cell>
          <table:table-cell table:formula="of:=([.A250]/[.C250])*100" office:value-type="float" office:value="7.34363129906305">
            <text:p>7.343631299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0">
            <text:p>250</text:p>
          </table:table-cell>
          <table:table-cell office:value-type="float" office:value="394.3">
            <text:p>394.3</text:p>
          </table:table-cell>
          <table:table-cell table:formula="of:=([.A251]/[.C251])*100" office:value-type="float" office:value="7.86203398427593">
            <text:p>7.862033984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1">
            <text:p>251</text:p>
          </table:table-cell>
          <table:table-cell office:value-type="float" office:value="395.3">
            <text:p>395.3</text:p>
          </table:table-cell>
          <table:table-cell table:formula="of:=([.A252]/[.C252])*100" office:value-type="float" office:value="7.3362003541614">
            <text:p>7.336200354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2">
            <text:p>252</text:p>
          </table:table-cell>
          <table:table-cell office:value-type="float" office:value="394.9">
            <text:p>394.9</text:p>
          </table:table-cell>
          <table:table-cell table:formula="of:=([.A253]/[.C253])*100" office:value-type="float" office:value="7.59685996454799">
            <text:p>7.596859964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3">
            <text:p>253</text:p>
          </table:table-cell>
          <table:table-cell office:value-type="float" office:value="389.1">
            <text:p>389.1</text:p>
          </table:table-cell>
          <table:table-cell table:formula="of:=([.A254]/[.C254])*100" office:value-type="float" office:value="7.71010023130301">
            <text:p>7.710100231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4">
            <text:p>254</text:p>
          </table:table-cell>
          <table:table-cell office:value-type="float" office:value="384.3">
            <text:p>384.3</text:p>
          </table:table-cell>
          <table:table-cell table:formula="of:=([.A255]/[.C255])*100" office:value-type="float" office:value="7.54618787405673">
            <text:p>7.546187874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5">
            <text:p>255</text:p>
          </table:table-cell>
          <table:table-cell office:value-type="float" office:value="382.9">
            <text:p>382.9</text:p>
          </table:table-cell>
          <table:table-cell table:formula="of:=([.A256]/[.C256])*100" office:value-type="float" office:value="7.05144946461217">
            <text:p>7.051449464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378.4">
            <text:p>378.4</text:p>
          </table:table-cell>
          <table:table-cell table:formula="of:=([.A257]/[.C257])*100" office:value-type="float" office:value="7.13530655391121">
            <text:p>7.135306553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7">
            <text:p>257</text:p>
          </table:table-cell>
          <table:table-cell office:value-type="float" office:value="372.3">
            <text:p>372.3</text:p>
          </table:table-cell>
          <table:table-cell table:formula="of:=([.A258]/[.C258])*100" office:value-type="float" office:value="7.2522159548751">
            <text:p>7.252215954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8">
            <text:p>258</text:p>
          </table:table-cell>
          <table:table-cell office:value-type="float" office:value="373.5">
            <text:p>373.5</text:p>
          </table:table-cell>
          <table:table-cell table:formula="of:=([.A259]/[.C259])*100" office:value-type="float" office:value="7.49665327978581">
            <text:p>7.496653279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9">
            <text:p>259</text:p>
          </table:table-cell>
          <table:table-cell office:value-type="float" office:value="372.2">
            <text:p>372.2</text:p>
          </table:table-cell>
          <table:table-cell table:formula="of:=([.A260]/[.C260])*100" office:value-type="float" office:value="7.52283718430951">
            <text:p>7.52283718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0">
            <text:p>260</text:p>
          </table:table-cell>
          <table:table-cell office:value-type="float" office:value="370">
            <text:p>370</text:p>
          </table:table-cell>
          <table:table-cell table:formula="of:=([.A261]/[.C261])*100" office:value-type="float" office:value="7.2972972972973">
            <text:p>7.297297297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1">
            <text:p>261</text:p>
          </table:table-cell>
          <table:table-cell office:value-type="float" office:value="365">
            <text:p>365</text:p>
          </table:table-cell>
          <table:table-cell table:formula="of:=([.A262]/[.C262])*100" office:value-type="float" office:value="8.21917808219178">
            <text:p>8.219178082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">
            <text:p>262</text:p>
          </table:table-cell>
          <table:table-cell office:value-type="float" office:value="360.7">
            <text:p>360.7</text:p>
          </table:table-cell>
          <table:table-cell table:formula="of:=([.A263]/[.C263])*100" office:value-type="float" office:value="8.87163848073191">
            <text:p>8.871638480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361.2">
            <text:p>361.2</text:p>
          </table:table-cell>
          <table:table-cell table:formula="of:=([.A264]/[.C264])*100" office:value-type="float" office:value="7.47508305647841">
            <text:p>7.475083056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4">
            <text:p>264</text:p>
          </table:table-cell>
          <table:table-cell office:value-type="float" office:value="362.6">
            <text:p>362.6</text:p>
          </table:table-cell>
          <table:table-cell table:formula="of:=([.A265]/[.C265])*100" office:value-type="float" office:value="7.44622173193602">
            <text:p>7.446221731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5">
            <text:p>265</text:p>
          </table:table-cell>
          <table:table-cell office:value-type="float" office:value="360.5">
            <text:p>360.5</text:p>
          </table:table-cell>
          <table:table-cell table:formula="of:=([.A266]/[.C266])*100" office:value-type="float" office:value="7.48959778085992">
            <text:p>7.48959778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6">
            <text:p>266</text:p>
          </table:table-cell>
          <table:table-cell office:value-type="float" office:value="359.2">
            <text:p>359.2</text:p>
          </table:table-cell>
          <table:table-cell table:formula="of:=([.A267]/[.C267])*100" office:value-type="float" office:value="6.6815144766147">
            <text:p>6.681514476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362">
            <text:p>362</text:p>
          </table:table-cell>
          <table:table-cell table:formula="of:=([.A268]/[.C268])*100" office:value-type="float" office:value="7.73480662983425">
            <text:p>7.734806629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8">
            <text:p>268</text:p>
          </table:table-cell>
          <table:table-cell office:value-type="float" office:value="355.9">
            <text:p>355.9</text:p>
          </table:table-cell>
          <table:table-cell table:formula="of:=([.A269]/[.C269])*100" office:value-type="float" office:value="8.71031188536106">
            <text:p>8.710311885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69">
            <text:p>269</text:p>
          </table:table-cell>
          <table:table-cell office:value-type="float" office:value="351.7">
            <text:p>351.7</text:p>
          </table:table-cell>
          <table:table-cell table:formula="of:=([.A270]/[.C270])*100" office:value-type="float" office:value="8.24566391811203">
            <text:p>8.245663918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0">
            <text:p>270</text:p>
          </table:table-cell>
          <table:table-cell office:value-type="float" office:value="349.7">
            <text:p>349.7</text:p>
          </table:table-cell>
          <table:table-cell table:formula="of:=([.A271]/[.C271])*100" office:value-type="float" office:value="7.43494423791822">
            <text:p>7.434944237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1">
            <text:p>271</text:p>
          </table:table-cell>
          <table:table-cell office:value-type="float" office:value="348.4">
            <text:p>348.4</text:p>
          </table:table-cell>
          <table:table-cell table:formula="of:=([.A272]/[.C272])*100" office:value-type="float" office:value="8.03673938002296">
            <text:p>8.0367393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2">
            <text:p>272</text:p>
          </table:table-cell>
          <table:table-cell office:value-type="float" office:value="346.5">
            <text:p>346.5</text:p>
          </table:table-cell>
          <table:table-cell table:formula="of:=([.A273]/[.C273])*100" office:value-type="float" office:value="7.5036075036075">
            <text:p>7.503607503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3">
            <text:p>273</text:p>
          </table:table-cell>
          <table:table-cell office:value-type="float" office:value="343.5">
            <text:p>343.5</text:p>
          </table:table-cell>
          <table:table-cell table:formula="of:=([.A274]/[.C274])*100" office:value-type="float" office:value="7.27802037845706">
            <text:p>7.278020378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4">
            <text:p>274</text:p>
          </table:table-cell>
          <table:table-cell office:value-type="float" office:value="342.8">
            <text:p>342.8</text:p>
          </table:table-cell>
          <table:table-cell table:formula="of:=([.A275]/[.C275])*100" office:value-type="float" office:value="8.16802800466745">
            <text:p>8.168028004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344.6">
            <text:p>344.6</text:p>
          </table:table-cell>
          <table:table-cell table:formula="of:=([.A276]/[.C276])*100" office:value-type="float" office:value="7.25478816018572">
            <text:p>7.254788160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6">
            <text:p>276</text:p>
          </table:table-cell>
          <table:table-cell office:value-type="float" office:value="345.5">
            <text:p>345.5</text:p>
          </table:table-cell>
          <table:table-cell table:formula="of:=([.A277]/[.C277])*100" office:value-type="float" office:value="7.52532561505065">
            <text:p>7.525325615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7">
            <text:p>277</text:p>
          </table:table-cell>
          <table:table-cell office:value-type="float" office:value="340.9">
            <text:p>340.9</text:p>
          </table:table-cell>
          <table:table-cell table:formula="of:=([.A278]/[.C278])*100" office:value-type="float" office:value="6.74684658257554">
            <text:p>6.746846582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8">
            <text:p>278</text:p>
          </table:table-cell>
          <table:table-cell office:value-type="float" office:value="340.8">
            <text:p>340.8</text:p>
          </table:table-cell>
          <table:table-cell table:formula="of:=([.A279]/[.C279])*100" office:value-type="float" office:value="8.21596244131455">
            <text:p>8.215962441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9">
            <text:p>279</text:p>
          </table:table-cell>
          <table:table-cell office:value-type="float" office:value="342.9">
            <text:p>342.9</text:p>
          </table:table-cell>
          <table:table-cell table:formula="of:=([.A280]/[.C280])*100" office:value-type="float" office:value="8.45727617381161">
            <text:p>8.457276173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0">
            <text:p>280</text:p>
          </table:table-cell>
          <table:table-cell office:value-type="float" office:value="340.3">
            <text:p>340.3</text:p>
          </table:table-cell>
          <table:table-cell table:formula="of:=([.A281]/[.C281])*100" office:value-type="float" office:value="7.34645900675874">
            <text:p>7.346459006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1">
            <text:p>281</text:p>
          </table:table-cell>
          <table:table-cell office:value-type="float" office:value="342.7">
            <text:p>342.7</text:p>
          </table:table-cell>
          <table:table-cell table:formula="of:=([.A282]/[.C282])*100" office:value-type="float" office:value="7.2950102130143">
            <text:p>7.29501021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2">
            <text:p>282</text:p>
          </table:table-cell>
          <table:table-cell office:value-type="float" office:value="342.2">
            <text:p>342.2</text:p>
          </table:table-cell>
          <table:table-cell table:formula="of:=([.A283]/[.C283])*100" office:value-type="float" office:value="7.5978959672706">
            <text:p>7.597895967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3">
            <text:p>283</text:p>
          </table:table-cell>
          <table:table-cell office:value-type="float" office:value="340.3">
            <text:p>340.3</text:p>
          </table:table-cell>
          <table:table-cell table:formula="of:=([.A284]/[.C284])*100" office:value-type="float" office:value="7.64031736702909">
            <text:p>7.64031736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4">
            <text:p>284</text:p>
          </table:table-cell>
          <table:table-cell office:value-type="float" office:value="340.1">
            <text:p>340.1</text:p>
          </table:table-cell>
          <table:table-cell table:formula="of:=([.A285]/[.C285])*100" office:value-type="float" office:value="7.35077918259336">
            <text:p>7.35077918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5">
            <text:p>285</text:p>
          </table:table-cell>
          <table:table-cell office:value-type="float" office:value="335.9">
            <text:p>335.9</text:p>
          </table:table-cell>
          <table:table-cell table:formula="of:=([.A286]/[.C286])*100" office:value-type="float" office:value="8.03810657933909">
            <text:p>8.038106579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6">
            <text:p>286</text:p>
          </table:table-cell>
          <table:table-cell office:value-type="float" office:value="331">
            <text:p>331</text:p>
          </table:table-cell>
          <table:table-cell table:formula="of:=([.A287]/[.C287])*100" office:value-type="float" office:value="8.1570996978852">
            <text:p>8.157099697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7">
            <text:p>287</text:p>
          </table:table-cell>
          <table:table-cell office:value-type="float" office:value="334.7">
            <text:p>334.7</text:p>
          </table:table-cell>
          <table:table-cell table:formula="of:=([.A288]/[.C288])*100" office:value-type="float" office:value="6.57305049297879">
            <text:p>6.57305049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8">
            <text:p>288</text:p>
          </table:table-cell>
          <table:table-cell office:value-type="float" office:value="335.9">
            <text:p>335.9</text:p>
          </table:table-cell>
          <table:table-cell table:formula="of:=([.A289]/[.C289])*100" office:value-type="float" office:value="7.14498362607919">
            <text:p>7.144983626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float" office:value="333.6">
            <text:p>333.6</text:p>
          </table:table-cell>
          <table:table-cell table:formula="of:=([.A290]/[.C290])*100" office:value-type="float" office:value="7.19424460431655">
            <text:p>7.194244604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0">
            <text:p>290</text:p>
          </table:table-cell>
          <table:table-cell office:value-type="float" office:value="336.7">
            <text:p>336.7</text:p>
          </table:table-cell>
          <table:table-cell table:formula="of:=([.A291]/[.C291])*100" office:value-type="float" office:value="7.12800712800713">
            <text:p>7.12800712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1">
            <text:p>291</text:p>
          </table:table-cell>
          <table:table-cell office:value-type="float" office:value="336.3">
            <text:p>336.3</text:p>
          </table:table-cell>
          <table:table-cell table:formula="of:=([.A292]/[.C292])*100" office:value-type="float" office:value="7.43383883437407">
            <text:p>7.433838834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2">
            <text:p>292</text:p>
          </table:table-cell>
          <table:table-cell office:value-type="float" office:value="332.4">
            <text:p>332.4</text:p>
          </table:table-cell>
          <table:table-cell table:formula="of:=([.A293]/[.C293])*100" office:value-type="float" office:value="7.82190132370638">
            <text:p>7.821901323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3">
            <text:p>293</text:p>
          </table:table-cell>
          <table:table-cell office:value-type="float" office:value="333.5">
            <text:p>333.5</text:p>
          </table:table-cell>
          <table:table-cell table:formula="of:=([.A294]/[.C294])*100" office:value-type="float" office:value="7.19640179910045">
            <text:p>7.196401799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4">
            <text:p>294</text:p>
          </table:table-cell>
          <table:table-cell office:value-type="float" office:value="334.8">
            <text:p>334.8</text:p>
          </table:table-cell>
          <table:table-cell table:formula="of:=([.A295]/[.C295])*100" office:value-type="float" office:value="7.46714456391876">
            <text:p>7.467144563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5">
            <text:p>295</text:p>
          </table:table-cell>
          <table:table-cell office:value-type="float" office:value="332.5">
            <text:p>332.5</text:p>
          </table:table-cell>
          <table:table-cell table:formula="of:=([.A296]/[.C296])*100" office:value-type="float" office:value="7.21804511278196">
            <text:p>7.218045112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">
            <text:p>296</text:p>
          </table:table-cell>
          <table:table-cell office:value-type="float" office:value="335.6">
            <text:p>335.6</text:p>
          </table:table-cell>
          <table:table-cell table:formula="of:=([.A297]/[.C297])*100" office:value-type="float" office:value="6.85339690107271">
            <text:p>6.853396901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7">
            <text:p>297</text:p>
          </table:table-cell>
          <table:table-cell office:value-type="float" office:value="330.2">
            <text:p>330.2</text:p>
          </table:table-cell>
          <table:table-cell table:formula="of:=([.A298]/[.C298])*100" office:value-type="float" office:value="7.57116898849182">
            <text:p>7.571168988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">
            <text:p>298</text:p>
          </table:table-cell>
          <table:table-cell office:value-type="float" office:value="326.5">
            <text:p>326.5</text:p>
          </table:table-cell>
          <table:table-cell table:formula="of:=([.A299]/[.C299])*100" office:value-type="float" office:value="7.04441041347626">
            <text:p>7.044410413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9">
            <text:p>299</text:p>
          </table:table-cell>
          <table:table-cell office:value-type="float" office:value="325.8">
            <text:p>325.8</text:p>
          </table:table-cell>
          <table:table-cell table:formula="of:=([.A300]/[.C300])*100" office:value-type="float" office:value="6.75260896255371">
            <text:p>6.75260896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office:value-type="float" office:value="322.4">
            <text:p>322.4</text:p>
          </table:table-cell>
          <table:table-cell table:formula="of:=([.A301]/[.C301])*100" office:value-type="float" office:value="7.13399503722085">
            <text:p>7.133995037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320.5">
            <text:p>320.5</text:p>
          </table:table-cell>
          <table:table-cell table:formula="of:=([.A302]/[.C302])*100" office:value-type="float" office:value="7.48829953198128">
            <text:p>7.48829953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2">
            <text:p>302</text:p>
          </table:table-cell>
          <table:table-cell office:value-type="float" office:value="322.5">
            <text:p>322.5</text:p>
          </table:table-cell>
          <table:table-cell table:formula="of:=([.A303]/[.C303])*100" office:value-type="float" office:value="7.44186046511628">
            <text:p>7.441860465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3">
            <text:p>303</text:p>
          </table:table-cell>
          <table:table-cell office:value-type="float" office:value="322.2">
            <text:p>322.2</text:p>
          </table:table-cell>
          <table:table-cell table:formula="of:=([.A304]/[.C304])*100" office:value-type="float" office:value="6.51769087523278">
            <text:p>6.517690875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4">
            <text:p>304</text:p>
          </table:table-cell>
          <table:table-cell office:value-type="float" office:value="314.8">
            <text:p>314.8</text:p>
          </table:table-cell>
          <table:table-cell table:formula="of:=([.A305]/[.C305])*100" office:value-type="float" office:value="7.62388818297332">
            <text:p>7.62388818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5">
            <text:p>305</text:p>
          </table:table-cell>
          <table:table-cell office:value-type="float" office:value="316.3">
            <text:p>316.3</text:p>
          </table:table-cell>
          <table:table-cell table:formula="of:=([.A306]/[.C306])*100" office:value-type="float" office:value="7.90388871324692">
            <text:p>7.903888713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6">
            <text:p>306</text:p>
          </table:table-cell>
          <table:table-cell office:value-type="float" office:value="313.9">
            <text:p>313.9</text:p>
          </table:table-cell>
          <table:table-cell table:formula="of:=([.A307]/[.C307])*100" office:value-type="float" office:value="6.69002867155145">
            <text:p>6.690028671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7">
            <text:p>307</text:p>
          </table:table-cell>
          <table:table-cell office:value-type="float" office:value="315.1">
            <text:p>315.1</text:p>
          </table:table-cell>
          <table:table-cell table:formula="of:=([.A308]/[.C308])*100" office:value-type="float" office:value="8.25134877816566">
            <text:p>8.251348778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">
            <text:p>308</text:p>
          </table:table-cell>
          <table:table-cell office:value-type="float" office:value="316.8">
            <text:p>316.8</text:p>
          </table:table-cell>
          <table:table-cell table:formula="of:=([.A309]/[.C309])*100" office:value-type="float" office:value="7.26010101010101">
            <text:p>7.26010101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">
            <text:p>309</text:p>
          </table:table-cell>
          <table:table-cell office:value-type="float" office:value="314.5">
            <text:p>314.5</text:p>
          </table:table-cell>
          <table:table-cell table:formula="of:=([.A310]/[.C310])*100" office:value-type="float" office:value="7.31319554848967">
            <text:p>7.313195548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">
            <text:p>310</text:p>
          </table:table-cell>
          <table:table-cell office:value-type="float" office:value="312.1">
            <text:p>312.1</text:p>
          </table:table-cell>
          <table:table-cell table:formula="of:=([.A311]/[.C311])*100" office:value-type="float" office:value="7.36943287407882">
            <text:p>7.36943287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1">
            <text:p>311</text:p>
          </table:table-cell>
          <table:table-cell office:value-type="float" office:value="310.7">
            <text:p>310.7</text:p>
          </table:table-cell>
          <table:table-cell table:formula="of:=([.A312]/[.C312])*100" office:value-type="float" office:value="7.72449308014162">
            <text:p>7.724493080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float" office:value="308.5">
            <text:p>308.5</text:p>
          </table:table-cell>
          <table:table-cell table:formula="of:=([.A313]/[.C313])*100" office:value-type="float" office:value="7.13128038897893">
            <text:p>7.13128038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3">
            <text:p>313</text:p>
          </table:table-cell>
          <table:table-cell office:value-type="float" office:value="306.7">
            <text:p>306.7</text:p>
          </table:table-cell>
          <table:table-cell table:formula="of:=([.A314]/[.C314])*100" office:value-type="float" office:value="7.1731333550701">
            <text:p>7.173133355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">
            <text:p>314</text:p>
          </table:table-cell>
          <table:table-cell office:value-type="float" office:value="306.9">
            <text:p>306.9</text:p>
          </table:table-cell>
          <table:table-cell table:formula="of:=([.A315]/[.C315])*100" office:value-type="float" office:value="7.49429781687846">
            <text:p>7.494297816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5">
            <text:p>315</text:p>
          </table:table-cell>
          <table:table-cell office:value-type="float" office:value="305.4">
            <text:p>305.4</text:p>
          </table:table-cell>
          <table:table-cell table:formula="of:=([.A316]/[.C316])*100" office:value-type="float" office:value="7.20366732154552">
            <text:p>7.203667321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6">
            <text:p>316</text:p>
          </table:table-cell>
          <table:table-cell office:value-type="float" office:value="302.9">
            <text:p>302.9</text:p>
          </table:table-cell>
          <table:table-cell table:formula="of:=([.A317]/[.C317])*100" office:value-type="float" office:value="7.59326510399472">
            <text:p>7.59326510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7">
            <text:p>317</text:p>
          </table:table-cell>
          <table:table-cell office:value-type="float" office:value="300.1">
            <text:p>300.1</text:p>
          </table:table-cell>
          <table:table-cell table:formula="of:=([.A318]/[.C318])*100" office:value-type="float" office:value="7.33088970343219">
            <text:p>7.330889703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8">
            <text:p>318</text:p>
          </table:table-cell>
          <table:table-cell office:value-type="float" office:value="296.7">
            <text:p>296.7</text:p>
          </table:table-cell>
          <table:table-cell table:formula="of:=([.A319]/[.C319])*100" office:value-type="float" office:value="7.41489720256151">
            <text:p>7.41489720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9">
            <text:p>319</text:p>
          </table:table-cell>
          <table:table-cell office:value-type="float" office:value="295.7">
            <text:p>295.7</text:p>
          </table:table-cell>
          <table:table-cell table:formula="of:=([.A320]/[.C320])*100" office:value-type="float" office:value="7.77815353398715">
            <text:p>7.77815353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0">
            <text:p>320</text:p>
          </table:table-cell>
          <table:table-cell office:value-type="float" office:value="298.3">
            <text:p>298.3</text:p>
          </table:table-cell>
          <table:table-cell table:formula="of:=([.A321]/[.C321])*100" office:value-type="float" office:value="7.3751257123701">
            <text:p>7.375125712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1">
            <text:p>321</text:p>
          </table:table-cell>
          <table:table-cell office:value-type="float" office:value="297.3">
            <text:p>297.3</text:p>
          </table:table-cell>
          <table:table-cell table:formula="of:=([.A322]/[.C322])*100" office:value-type="float" office:value="6.7272115708039">
            <text:p>6.727211570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">
            <text:p>322</text:p>
          </table:table-cell>
          <table:table-cell office:value-type="float" office:value="295.8">
            <text:p>295.8</text:p>
          </table:table-cell>
          <table:table-cell table:formula="of:=([.A323]/[.C323])*100" office:value-type="float" office:value="8.11359026369168">
            <text:p>8.113590263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3">
            <text:p>323</text:p>
          </table:table-cell>
          <table:table-cell office:value-type="float" office:value="298.2">
            <text:p>298.2</text:p>
          </table:table-cell>
          <table:table-cell table:formula="of:=([.A324]/[.C324])*100" office:value-type="float" office:value="7.3775989268947">
            <text:p>7.377598926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float" office:value="298.5">
            <text:p>298.5</text:p>
          </table:table-cell>
          <table:table-cell table:formula="of:=([.A325]/[.C325])*100" office:value-type="float" office:value="6.7001675041876">
            <text:p>6.700167504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">
            <text:p>325</text:p>
          </table:table-cell>
          <table:table-cell office:value-type="float" office:value="295.9">
            <text:p>295.9</text:p>
          </table:table-cell>
          <table:table-cell table:formula="of:=([.A326]/[.C326])*100" office:value-type="float" office:value="8.11084825954715">
            <text:p>8.11084825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93.6">
            <text:p>293.6</text:p>
          </table:table-cell>
          <table:table-cell table:formula="of:=([.A327]/[.C327])*100" office:value-type="float" office:value="6.47138964577657">
            <text:p>6.471389645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7">
            <text:p>327</text:p>
          </table:table-cell>
          <table:table-cell office:value-type="float" office:value="291">
            <text:p>291</text:p>
          </table:table-cell>
          <table:table-cell table:formula="of:=([.A328]/[.C328])*100" office:value-type="float" office:value="7.56013745704467">
            <text:p>7.5601374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8">
            <text:p>328</text:p>
          </table:table-cell>
          <table:table-cell office:value-type="float" office:value="290.9">
            <text:p>290.9</text:p>
          </table:table-cell>
          <table:table-cell table:formula="of:=([.A329]/[.C329])*100" office:value-type="float" office:value="7.21897559298728">
            <text:p>7.21897559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9">
            <text:p>329</text:p>
          </table:table-cell>
          <table:table-cell office:value-type="float" office:value="292.8">
            <text:p>292.8</text:p>
          </table:table-cell>
          <table:table-cell table:formula="of:=([.A330]/[.C330])*100" office:value-type="float" office:value="7.17213114754098">
            <text:p>7.172131147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0">
            <text:p>330</text:p>
          </table:table-cell>
          <table:table-cell office:value-type="float" office:value="287">
            <text:p>287</text:p>
          </table:table-cell>
          <table:table-cell table:formula="of:=([.A331]/[.C331])*100" office:value-type="float" office:value="7.31707317073171">
            <text:p>7.317073170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1">
            <text:p>331</text:p>
          </table:table-cell>
          <table:table-cell office:value-type="float" office:value="287.8">
            <text:p>287.8</text:p>
          </table:table-cell>
          <table:table-cell table:formula="of:=([.A332]/[.C332])*100" office:value-type="float" office:value="7.29673384294649">
            <text:p>7.296733842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">
            <text:p>332</text:p>
          </table:table-cell>
          <table:table-cell office:value-type="float" office:value="289.6">
            <text:p>289.6</text:p>
          </table:table-cell>
          <table:table-cell table:formula="of:=([.A333]/[.C333])*100" office:value-type="float" office:value="8.28729281767956">
            <text:p>8.287292817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3">
            <text:p>333</text:p>
          </table:table-cell>
          <table:table-cell office:value-type="float" office:value="287.8">
            <text:p>287.8</text:p>
          </table:table-cell>
          <table:table-cell table:formula="of:=([.A334]/[.C334])*100" office:value-type="float" office:value="6.94927032661571">
            <text:p>6.94927032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4">
            <text:p>334</text:p>
          </table:table-cell>
          <table:table-cell office:value-type="float" office:value="288.8">
            <text:p>288.8</text:p>
          </table:table-cell>
          <table:table-cell table:formula="of:=([.A335]/[.C335])*100" office:value-type="float" office:value="6.92520775623269">
            <text:p>6.925207756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5">
            <text:p>335</text:p>
          </table:table-cell>
          <table:table-cell office:value-type="float" office:value="291.9">
            <text:p>291.9</text:p>
          </table:table-cell>
          <table:table-cell table:formula="of:=([.A336]/[.C336])*100" office:value-type="float" office:value="7.53682768071257">
            <text:p>7.536827680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6">
            <text:p>336</text:p>
          </table:table-cell>
          <table:table-cell office:value-type="float" office:value="288.7">
            <text:p>288.7</text:p>
          </table:table-cell>
          <table:table-cell table:formula="of:=([.A337]/[.C337])*100" office:value-type="float" office:value="7.96674748874264">
            <text:p>7.966747488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7">
            <text:p>337</text:p>
          </table:table-cell>
          <table:table-cell office:value-type="float" office:value="291.5">
            <text:p>291.5</text:p>
          </table:table-cell>
          <table:table-cell table:formula="of:=([.A338]/[.C338])*100" office:value-type="float" office:value="7.89022298456261">
            <text:p>7.890222984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8">
            <text:p>338</text:p>
          </table:table-cell>
          <table:table-cell office:value-type="float" office:value="290">
            <text:p>290</text:p>
          </table:table-cell>
          <table:table-cell table:formula="of:=([.A339]/[.C339])*100" office:value-type="float" office:value="5.86206896551724">
            <text:p>5.862068965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9">
            <text:p>339</text:p>
          </table:table-cell>
          <table:table-cell office:value-type="float" office:value="286.3">
            <text:p>286.3</text:p>
          </table:table-cell>
          <table:table-cell table:formula="of:=([.A340]/[.C340])*100" office:value-type="float" office:value="7.68424729304925">
            <text:p>7.68424729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0">
            <text:p>340</text:p>
          </table:table-cell>
          <table:table-cell office:value-type="float" office:value="287.3">
            <text:p>287.3</text:p>
          </table:table-cell>
          <table:table-cell table:formula="of:=([.A341]/[.C341])*100" office:value-type="float" office:value="7.30943264879917">
            <text:p>7.309432648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1">
            <text:p>341</text:p>
          </table:table-cell>
          <table:table-cell office:value-type="float" office:value="282.6">
            <text:p>282.6</text:p>
          </table:table-cell>
          <table:table-cell table:formula="of:=([.A342]/[.C342])*100" office:value-type="float" office:value="7.07714083510262">
            <text:p>7.077140835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2">
            <text:p>342</text:p>
          </table:table-cell>
          <table:table-cell office:value-type="float" office:value="281">
            <text:p>281</text:p>
          </table:table-cell>
          <table:table-cell table:formula="of:=([.A343]/[.C343])*100" office:value-type="float" office:value="7.47330960854093">
            <text:p>7.473309608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3">
            <text:p>343</text:p>
          </table:table-cell>
          <table:table-cell office:value-type="float" office:value="277.3">
            <text:p>277.3</text:p>
          </table:table-cell>
          <table:table-cell table:formula="of:=([.A344]/[.C344])*100" office:value-type="float" office:value="8.29426613775694">
            <text:p>8.294266137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4">
            <text:p>344</text:p>
          </table:table-cell>
          <table:table-cell office:value-type="float" office:value="274.2">
            <text:p>274.2</text:p>
          </table:table-cell>
          <table:table-cell table:formula="of:=([.A345]/[.C345])*100" office:value-type="float" office:value="8.02334062727936">
            <text:p>8.023340627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5">
            <text:p>345</text:p>
          </table:table-cell>
          <table:table-cell office:value-type="float" office:value="269">
            <text:p>269</text:p>
          </table:table-cell>
          <table:table-cell table:formula="of:=([.A346]/[.C346])*100" office:value-type="float" office:value="8.55018587360595">
            <text:p>8.550185873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6">
            <text:p>346</text:p>
          </table:table-cell>
          <table:table-cell office:value-type="float" office:value="270.9">
            <text:p>270.9</text:p>
          </table:table-cell>
          <table:table-cell table:formula="of:=([.A347]/[.C347])*100" office:value-type="float" office:value="7.3827980804725">
            <text:p>7.38279808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7">
            <text:p>347</text:p>
          </table:table-cell>
          <table:table-cell office:value-type="float" office:value="270.3">
            <text:p>270.3</text:p>
          </table:table-cell>
          <table:table-cell table:formula="of:=([.A348]/[.C348])*100" office:value-type="float" office:value="7.39918608953015">
            <text:p>7.399186089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8">
            <text:p>348</text:p>
          </table:table-cell>
          <table:table-cell office:value-type="float" office:value="270.4">
            <text:p>270.4</text:p>
          </table:table-cell>
          <table:table-cell table:formula="of:=([.A349]/[.C349])*100" office:value-type="float" office:value="8.13609467455621">
            <text:p>8.136094674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273.1">
            <text:p>273.1</text:p>
          </table:table-cell>
          <table:table-cell table:formula="of:=([.A350]/[.C350])*100" office:value-type="float" office:value="7.32332478945441">
            <text:p>7.323324789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0">
            <text:p>350</text:p>
          </table:table-cell>
          <table:table-cell office:value-type="float" office:value="272.6">
            <text:p>272.6</text:p>
          </table:table-cell>
          <table:table-cell table:formula="of:=([.A351]/[.C351])*100" office:value-type="float" office:value="7.70359501100513">
            <text:p>7.70359501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1">
            <text:p>351</text:p>
          </table:table-cell>
          <table:table-cell office:value-type="float" office:value="275.1">
            <text:p>275.1</text:p>
          </table:table-cell>
          <table:table-cell table:formula="of:=([.A352]/[.C352])*100" office:value-type="float" office:value="6.54307524536532">
            <text:p>6.543075245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2">
            <text:p>352</text:p>
          </table:table-cell>
          <table:table-cell office:value-type="float" office:value="272.8">
            <text:p>272.8</text:p>
          </table:table-cell>
          <table:table-cell table:formula="of:=([.A353]/[.C353])*100" office:value-type="float" office:value="6.96480938416422">
            <text:p>6.964809384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3">
            <text:p>353</text:p>
          </table:table-cell>
          <table:table-cell office:value-type="float" office:value="274.3">
            <text:p>274.3</text:p>
          </table:table-cell>
          <table:table-cell table:formula="of:=([.A354]/[.C354])*100" office:value-type="float" office:value="6.92672256653299">
            <text:p>6.92672256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4">
            <text:p>354</text:p>
          </table:table-cell>
          <table:table-cell office:value-type="float" office:value="273.1">
            <text:p>273.1</text:p>
          </table:table-cell>
          <table:table-cell table:formula="of:=([.A355]/[.C355])*100" office:value-type="float" office:value="7.68949102892713">
            <text:p>7.68949102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5">
            <text:p>355</text:p>
          </table:table-cell>
          <table:table-cell office:value-type="float" office:value="272.8">
            <text:p>272.8</text:p>
          </table:table-cell>
          <table:table-cell table:formula="of:=([.A356]/[.C356])*100" office:value-type="float" office:value="7.33137829912023">
            <text:p>7.331378299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6">
            <text:p>356</text:p>
          </table:table-cell>
          <table:table-cell office:value-type="float" office:value="272.3">
            <text:p>272.3</text:p>
          </table:table-cell>
          <table:table-cell table:formula="of:=([.A357]/[.C357])*100" office:value-type="float" office:value="6.97759823723834">
            <text:p>6.977598237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7">
            <text:p>357</text:p>
          </table:table-cell>
          <table:table-cell office:value-type="float" office:value="270.2">
            <text:p>270.2</text:p>
          </table:table-cell>
          <table:table-cell table:formula="of:=([.A358]/[.C358])*100" office:value-type="float" office:value="6.66173205033309">
            <text:p>6.661732050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8">
            <text:p>358</text:p>
          </table:table-cell>
          <table:table-cell office:value-type="float" office:value="269.3">
            <text:p>269.3</text:p>
          </table:table-cell>
          <table:table-cell table:formula="of:=([.A359]/[.C359])*100" office:value-type="float" office:value="7.7979948013368">
            <text:p>7.797994801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9">
            <text:p>359</text:p>
          </table:table-cell>
          <table:table-cell office:value-type="float" office:value="266.8">
            <text:p>266.8</text:p>
          </table:table-cell>
          <table:table-cell table:formula="of:=([.A360]/[.C360])*100" office:value-type="float" office:value="7.12143928035982">
            <text:p>7.121439280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267.5">
            <text:p>267.5</text:p>
          </table:table-cell>
          <table:table-cell table:formula="of:=([.A361]/[.C361])*100" office:value-type="float" office:value="7.47663551401869">
            <text:p>7.47663551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1">
            <text:p>361</text:p>
          </table:table-cell>
          <table:table-cell office:value-type="float" office:value="268.9">
            <text:p>268.9</text:p>
          </table:table-cell>
          <table:table-cell table:formula="of:=([.A362]/[.C362])*100" office:value-type="float" office:value="6.69393826701376">
            <text:p>6.6939382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270.7">
            <text:p>270.7</text:p>
          </table:table-cell>
          <table:table-cell table:formula="of:=([.A363]/[.C363])*100" office:value-type="float" office:value="7.3882526782416">
            <text:p>7.388252678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3">
            <text:p>363</text:p>
          </table:table-cell>
          <table:table-cell office:value-type="float" office:value="268.3">
            <text:p>268.3</text:p>
          </table:table-cell>
          <table:table-cell table:formula="of:=([.A364]/[.C364])*100" office:value-type="float" office:value="8.19977636973537">
            <text:p>8.199776369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4">
            <text:p>364</text:p>
          </table:table-cell>
          <table:table-cell office:value-type="float" office:value="267.9">
            <text:p>267.9</text:p>
          </table:table-cell>
          <table:table-cell table:formula="of:=([.A365]/[.C365])*100" office:value-type="float" office:value="8.2120194102277">
            <text:p>8.21201941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table:formula="of:=([.A366]/[.C366])*100" office:value-type="float" office:value="6.2962962962963">
            <text:p>6.296296296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6">
            <text:p>366</text:p>
          </table:table-cell>
          <table:table-cell office:value-type="float" office:value="270.3">
            <text:p>270.3</text:p>
          </table:table-cell>
          <table:table-cell table:formula="of:=([.A367]/[.C367])*100" office:value-type="float" office:value="7.39918608953015">
            <text:p>7.399186089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7">
            <text:p>367</text:p>
          </table:table-cell>
          <table:table-cell office:value-type="float" office:value="271.3">
            <text:p>271.3</text:p>
          </table:table-cell>
          <table:table-cell table:formula="of:=([.A368]/[.C368])*100" office:value-type="float" office:value="6.2661260597125">
            <text:p>6.266126059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8">
            <text:p>368</text:p>
          </table:table-cell>
          <table:table-cell office:value-type="float" office:value="267.8">
            <text:p>267.8</text:p>
          </table:table-cell>
          <table:table-cell table:formula="of:=([.A369]/[.C369])*100" office:value-type="float" office:value="7.84167289021658">
            <text:p>7.84167289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9">
            <text:p>369</text:p>
          </table:table-cell>
          <table:table-cell office:value-type="float" office:value="266.5">
            <text:p>266.5</text:p>
          </table:table-cell>
          <table:table-cell table:formula="of:=([.A370]/[.C370])*100" office:value-type="float" office:value="7.12945590994371">
            <text:p>7.129455909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0">
            <text:p>370</text:p>
          </table:table-cell>
          <table:table-cell office:value-type="float" office:value="265.9">
            <text:p>265.9</text:p>
          </table:table-cell>
          <table:table-cell table:formula="of:=([.A371]/[.C371])*100" office:value-type="float" office:value="7.52162467092892">
            <text:p>7.52162467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1">
            <text:p>371</text:p>
          </table:table-cell>
          <table:table-cell office:value-type="float" office:value="259.1">
            <text:p>259.1</text:p>
          </table:table-cell>
          <table:table-cell table:formula="of:=([.A372]/[.C372])*100" office:value-type="float" office:value="6.94712466229255">
            <text:p>6.94712466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2">
            <text:p>372</text:p>
          </table:table-cell>
          <table:table-cell office:value-type="float" office:value="258.7">
            <text:p>258.7</text:p>
          </table:table-cell>
          <table:table-cell table:formula="of:=([.A373]/[.C373])*100" office:value-type="float" office:value="6.95786625434867">
            <text:p>6.957866254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3">
            <text:p>373</text:p>
          </table:table-cell>
          <table:table-cell office:value-type="float" office:value="256.6">
            <text:p>256.6</text:p>
          </table:table-cell>
          <table:table-cell table:formula="of:=([.A374]/[.C374])*100" office:value-type="float" office:value="6.62509742790335">
            <text:p>6.625097427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table:formula="of:=([.A375]/[.C375])*100" office:value-type="float" office:value="7.8125">
            <text:p>7.812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office:value-type="float" office:value="257.9">
            <text:p>257.9</text:p>
          </table:table-cell>
          <table:table-cell table:formula="of:=([.A376]/[.C376])*100" office:value-type="float" office:value="7.36719658782474">
            <text:p>7.367196587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6">
            <text:p>376</text:p>
          </table:table-cell>
          <table:table-cell office:value-type="float" office:value="256.5">
            <text:p>256.5</text:p>
          </table:table-cell>
          <table:table-cell table:formula="of:=([.A377]/[.C377])*100" office:value-type="float" office:value="7.01754385964912">
            <text:p>7.017543859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255.5">
            <text:p>255.5</text:p>
          </table:table-cell>
          <table:table-cell table:formula="of:=([.A378]/[.C378])*100" office:value-type="float" office:value="7.43639921722114">
            <text:p>7.436399217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8">
            <text:p>378</text:p>
          </table:table-cell>
          <table:table-cell office:value-type="float" office:value="257.6">
            <text:p>257.6</text:p>
          </table:table-cell>
          <table:table-cell table:formula="of:=([.A379]/[.C379])*100" office:value-type="float" office:value="7.7639751552795">
            <text:p>7.763975155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9">
            <text:p>379</text:p>
          </table:table-cell>
          <table:table-cell office:value-type="float" office:value="258.3">
            <text:p>258.3</text:p>
          </table:table-cell>
          <table:table-cell table:formula="of:=([.A380]/[.C380])*100" office:value-type="float" office:value="7.74293457220286">
            <text:p>7.74293457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0">
            <text:p>380</text:p>
          </table:table-cell>
          <table:table-cell office:value-type="float" office:value="256.9">
            <text:p>256.9</text:p>
          </table:table-cell>
          <table:table-cell table:formula="of:=([.A381]/[.C381])*100" office:value-type="float" office:value="7.39587388088751">
            <text:p>7.39587388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1">
            <text:p>381</text:p>
          </table:table-cell>
          <table:table-cell office:value-type="float" office:value="259.9">
            <text:p>259.9</text:p>
          </table:table-cell>
          <table:table-cell table:formula="of:=([.A382]/[.C382])*100" office:value-type="float" office:value="6.92574066948827">
            <text:p>6.92574066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2">
            <text:p>382</text:p>
          </table:table-cell>
          <table:table-cell office:value-type="float" office:value="256.8">
            <text:p>256.8</text:p>
          </table:table-cell>
          <table:table-cell table:formula="of:=([.A383]/[.C383])*100" office:value-type="float" office:value="7.398753894081">
            <text:p>7.398753894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3">
            <text:p>383</text:p>
          </table:table-cell>
          <table:table-cell office:value-type="float" office:value="257.5">
            <text:p>257.5</text:p>
          </table:table-cell>
          <table:table-cell table:formula="of:=([.A384]/[.C384])*100" office:value-type="float" office:value="7.37864077669903">
            <text:p>7.378640776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4">
            <text:p>384</text:p>
          </table:table-cell>
          <table:table-cell office:value-type="float" office:value="255.8">
            <text:p>255.8</text:p>
          </table:table-cell>
          <table:table-cell table:formula="of:=([.A385]/[.C385])*100" office:value-type="float" office:value="7.03674745895231">
            <text:p>7.03674745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office:value-type="float" office:value="251.9">
            <text:p>251.9</text:p>
          </table:table-cell>
          <table:table-cell table:formula="of:=([.A386]/[.C386])*100" office:value-type="float" office:value="7.14569273521239">
            <text:p>7.145692735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6">
            <text:p>386</text:p>
          </table:table-cell>
          <table:table-cell office:value-type="float" office:value="253.4">
            <text:p>253.4</text:p>
          </table:table-cell>
          <table:table-cell table:formula="of:=([.A387]/[.C387])*100" office:value-type="float" office:value="7.10339384372533">
            <text:p>7.103393843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7">
            <text:p>387</text:p>
          </table:table-cell>
          <table:table-cell office:value-type="float" office:value="252.1">
            <text:p>252.1</text:p>
          </table:table-cell>
          <table:table-cell table:formula="of:=([.A388]/[.C388])*100" office:value-type="float" office:value="7.14002380007933">
            <text:p>7.14002380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8">
            <text:p>388</text:p>
          </table:table-cell>
          <table:table-cell office:value-type="float" office:value="254">
            <text:p>254</text:p>
          </table:table-cell>
          <table:table-cell table:formula="of:=([.A389]/[.C389])*100" office:value-type="float" office:value="6.69291338582677">
            <text:p>6.692913385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9">
            <text:p>389</text:p>
          </table:table-cell>
          <table:table-cell office:value-type="float" office:value="252.4">
            <text:p>252.4</text:p>
          </table:table-cell>
          <table:table-cell table:formula="of:=([.A390]/[.C390])*100" office:value-type="float" office:value="6.73534072900159">
            <text:p>6.73534072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0">
            <text:p>390</text:p>
          </table:table-cell>
          <table:table-cell office:value-type="float" office:value="253.2">
            <text:p>253.2</text:p>
          </table:table-cell>
          <table:table-cell table:formula="of:=([.A391]/[.C391])*100" office:value-type="float" office:value="7.89889415481833">
            <text:p>7.89889415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1">
            <text:p>391</text:p>
          </table:table-cell>
          <table:table-cell office:value-type="float" office:value="250.3">
            <text:p>250.3</text:p>
          </table:table-cell>
          <table:table-cell table:formula="of:=([.A392]/[.C392])*100" office:value-type="float" office:value="6.39232920495406">
            <text:p>6.3923292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float" office:value="252.3">
            <text:p>252.3</text:p>
          </table:table-cell>
          <table:table-cell table:formula="of:=([.A393]/[.C393])*100" office:value-type="float" office:value="6.34165675782798">
            <text:p>6.341656757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3">
            <text:p>393</text:p>
          </table:table-cell>
          <table:table-cell office:value-type="float" office:value="250.9">
            <text:p>250.9</text:p>
          </table:table-cell>
          <table:table-cell table:formula="of:=([.A394]/[.C394])*100" office:value-type="float" office:value="7.17417297728179">
            <text:p>7.174172977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4">
            <text:p>394</text:p>
          </table:table-cell>
          <table:table-cell office:value-type="float" office:value="252.8">
            <text:p>252.8</text:p>
          </table:table-cell>
          <table:table-cell table:formula="of:=([.A395]/[.C395])*100" office:value-type="float" office:value="7.51582278481013">
            <text:p>7.515822784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5">
            <text:p>395</text:p>
          </table:table-cell>
          <table:table-cell office:value-type="float" office:value="253">
            <text:p>253</text:p>
          </table:table-cell>
          <table:table-cell table:formula="of:=([.A396]/[.C396])*100" office:value-type="float" office:value="7.11462450592885">
            <text:p>7.114624505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6">
            <text:p>396</text:p>
          </table:table-cell>
          <table:table-cell office:value-type="float" office:value="251.5">
            <text:p>251.5</text:p>
          </table:table-cell>
          <table:table-cell table:formula="of:=([.A397]/[.C397])*100" office:value-type="float" office:value="7.15705765407555">
            <text:p>7.15705765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7">
            <text:p>397</text:p>
          </table:table-cell>
          <table:table-cell office:value-type="float" office:value="249.8">
            <text:p>249.8</text:p>
          </table:table-cell>
          <table:table-cell table:formula="of:=([.A398]/[.C398])*100" office:value-type="float" office:value="6.00480384307446">
            <text:p>6.004803843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8">
            <text:p>398</text:p>
          </table:table-cell>
          <table:table-cell office:value-type="float" office:value="249">
            <text:p>249</text:p>
          </table:table-cell>
          <table:table-cell table:formula="of:=([.A399]/[.C399])*100" office:value-type="float" office:value="5.62248995983936">
            <text:p>5.622489959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9">
            <text:p>399</text:p>
          </table:table-cell>
          <table:table-cell office:value-type="float" office:value="249.3">
            <text:p>249.3</text:p>
          </table:table-cell>
          <table:table-cell table:formula="of:=([.A400]/[.C400])*100" office:value-type="float" office:value="6.81909346169274">
            <text:p>6.819093461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243.5">
            <text:p>243.5</text:p>
          </table:table-cell>
          <table:table-cell table:formula="of:=([.A401]/[.C401])*100" office:value-type="float" office:value="8.62422997946612">
            <text:p>8.624229979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1">
            <text:p>401</text:p>
          </table:table-cell>
          <table:table-cell office:value-type="float" office:value="242.2">
            <text:p>242.2</text:p>
          </table:table-cell>
          <table:table-cell table:formula="of:=([.A402]/[.C402])*100" office:value-type="float" office:value="7.01899256812552">
            <text:p>7.018992568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">
            <text:p>402</text:p>
          </table:table-cell>
          <table:table-cell office:value-type="float" office:value="238.1">
            <text:p>238.1</text:p>
          </table:table-cell>
          <table:table-cell table:formula="of:=([.A403]/[.C403])*100" office:value-type="float" office:value="7.55984880302394">
            <text:p>7.5598488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3">
            <text:p>403</text:p>
          </table:table-cell>
          <table:table-cell office:value-type="float" office:value="235.9">
            <text:p>235.9</text:p>
          </table:table-cell>
          <table:table-cell table:formula="of:=([.A404]/[.C404])*100" office:value-type="float" office:value="8.05426027977957">
            <text:p>8.054260279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">
            <text:p>404</text:p>
          </table:table-cell>
          <table:table-cell office:value-type="float" office:value="232.1">
            <text:p>232.1</text:p>
          </table:table-cell>
          <table:table-cell table:formula="of:=([.A405]/[.C405])*100" office:value-type="float" office:value="7.32442912537699">
            <text:p>7.324429125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5">
            <text:p>405</text:p>
          </table:table-cell>
          <table:table-cell office:value-type="float" office:value="232.4">
            <text:p>232.4</text:p>
          </table:table-cell>
          <table:table-cell table:formula="of:=([.A406]/[.C406])*100" office:value-type="float" office:value="7.31497418244406">
            <text:p>7.314974182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6">
            <text:p>406</text:p>
          </table:table-cell>
          <table:table-cell office:value-type="float" office:value="226.1">
            <text:p>226.1</text:p>
          </table:table-cell>
          <table:table-cell table:formula="of:=([.A407]/[.C407])*100" office:value-type="float" office:value="8.40336134453782">
            <text:p>8.403361344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7">
            <text:p>407</text:p>
          </table:table-cell>
          <table:table-cell office:value-type="float" office:value="226">
            <text:p>226</text:p>
          </table:table-cell>
          <table:table-cell table:formula="of:=([.A408]/[.C408])*100" office:value-type="float" office:value="8.84955752212389">
            <text:p>8.849557522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8">
            <text:p>408</text:p>
          </table:table-cell>
          <table:table-cell office:value-type="float" office:value="219.5">
            <text:p>219.5</text:p>
          </table:table-cell>
          <table:table-cell table:formula="of:=([.A409]/[.C409])*100" office:value-type="float" office:value="7.74487471526196">
            <text:p>7.744874715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9">
            <text:p>409</text:p>
          </table:table-cell>
          <table:table-cell office:value-type="float" office:value="219">
            <text:p>219</text:p>
          </table:table-cell>
          <table:table-cell table:formula="of:=([.A410]/[.C410])*100" office:value-type="float" office:value="6.84931506849315">
            <text:p>6.84931506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0">
            <text:p>410</text:p>
          </table:table-cell>
          <table:table-cell office:value-type="float" office:value="224.8">
            <text:p>224.8</text:p>
          </table:table-cell>
          <table:table-cell table:formula="of:=([.A411]/[.C411])*100" office:value-type="float" office:value="8.00711743772242">
            <text:p>8.007117437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1">
            <text:p>411</text:p>
          </table:table-cell>
          <table:table-cell office:value-type="float" office:value="227">
            <text:p>227</text:p>
          </table:table-cell>
          <table:table-cell table:formula="of:=([.A412]/[.C412])*100" office:value-type="float" office:value="7.48898678414097">
            <text:p>7.488986784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2">
            <text:p>412</text:p>
          </table:table-cell>
          <table:table-cell office:value-type="float" office:value="229.3">
            <text:p>229.3</text:p>
          </table:table-cell>
          <table:table-cell table:formula="of:=([.A413]/[.C413])*100" office:value-type="float" office:value="7.41386829481029">
            <text:p>7.413868294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3">
            <text:p>413</text:p>
          </table:table-cell>
          <table:table-cell office:value-type="float" office:value="234.1">
            <text:p>234.1</text:p>
          </table:table-cell>
          <table:table-cell table:formula="of:=([.A414]/[.C414])*100" office:value-type="float" office:value="6.40751815463477">
            <text:p>6.407518154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4">
            <text:p>414</text:p>
          </table:table-cell>
          <table:table-cell office:value-type="float" office:value="236.3">
            <text:p>236.3</text:p>
          </table:table-cell>
          <table:table-cell table:formula="of:=([.A415]/[.C415])*100" office:value-type="float" office:value="7.19424460431655">
            <text:p>7.194244604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5">
            <text:p>415</text:p>
          </table:table-cell>
          <table:table-cell office:value-type="float" office:value="234.1">
            <text:p>234.1</text:p>
          </table:table-cell>
          <table:table-cell table:formula="of:=([.A416]/[.C416])*100" office:value-type="float" office:value="8.11618966253738">
            <text:p>8.116189662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6">
            <text:p>416</text:p>
          </table:table-cell>
          <table:table-cell office:value-type="float" office:value="237.7">
            <text:p>237.7</text:p>
          </table:table-cell>
          <table:table-cell table:formula="of:=([.A417]/[.C417])*100" office:value-type="float" office:value="6.73117374842238">
            <text:p>6.731173748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7">
            <text:p>417</text:p>
          </table:table-cell>
          <table:table-cell office:value-type="float" office:value="237.5">
            <text:p>237.5</text:p>
          </table:table-cell>
          <table:table-cell table:formula="of:=([.A418]/[.C418])*100" office:value-type="float" office:value="6.31578947368421">
            <text:p>6.315789473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8">
            <text:p>418</text:p>
          </table:table-cell>
          <table:table-cell office:value-type="float" office:value="240.9">
            <text:p>240.9</text:p>
          </table:table-cell>
          <table:table-cell table:formula="of:=([.A419]/[.C419])*100" office:value-type="float" office:value="6.2266500622665">
            <text:p>6.22665006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9">
            <text:p>419</text:p>
          </table:table-cell>
          <table:table-cell office:value-type="float" office:value="242.3">
            <text:p>242.3</text:p>
          </table:table-cell>
          <table:table-cell table:formula="of:=([.A420]/[.C420])*100" office:value-type="float" office:value="7.84151877837392">
            <text:p>7.841518778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241.4">
            <text:p>241.4</text:p>
          </table:table-cell>
          <table:table-cell table:formula="of:=([.A421]/[.C421])*100" office:value-type="float" office:value="6.21375310687655">
            <text:p>6.213753106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1">
            <text:p>421</text:p>
          </table:table-cell>
          <table:table-cell office:value-type="float" office:value="241.2">
            <text:p>241.2</text:p>
          </table:table-cell>
          <table:table-cell table:formula="of:=([.A422]/[.C422])*100" office:value-type="float" office:value="6.6334991708126">
            <text:p>6.63349917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2">
            <text:p>422</text:p>
          </table:table-cell>
          <table:table-cell office:value-type="float" office:value="241.3">
            <text:p>241.3</text:p>
          </table:table-cell>
          <table:table-cell table:formula="of:=([.A423]/[.C423])*100" office:value-type="float" office:value="6.63075010360547">
            <text:p>6.630750103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3">
            <text:p>423</text:p>
          </table:table-cell>
          <table:table-cell office:value-type="float" office:value="240.9">
            <text:p>240.9</text:p>
          </table:table-cell>
          <table:table-cell table:formula="of:=([.A424]/[.C424])*100" office:value-type="float" office:value="7.4719800747198">
            <text:p>7.471980074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4">
            <text:p>424</text:p>
          </table:table-cell>
          <table:table-cell office:value-type="float" office:value="239.3">
            <text:p>239.3</text:p>
          </table:table-cell>
          <table:table-cell table:formula="of:=([.A425]/[.C425])*100" office:value-type="float" office:value="6.68616798997075">
            <text:p>6.6861679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5">
            <text:p>425</text:p>
          </table:table-cell>
          <table:table-cell office:value-type="float" office:value="237.2">
            <text:p>237.2</text:p>
          </table:table-cell>
          <table:table-cell table:formula="of:=([.A426]/[.C426])*100" office:value-type="float" office:value="7.16694772344014">
            <text:p>7.166947723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6">
            <text:p>426</text:p>
          </table:table-cell>
          <table:table-cell office:value-type="float" office:value="237.4">
            <text:p>237.4</text:p>
          </table:table-cell>
          <table:table-cell table:formula="of:=([.A427]/[.C427])*100" office:value-type="float" office:value="6.7396798652064">
            <text:p>6.73967986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7">
            <text:p>427</text:p>
          </table:table-cell>
          <table:table-cell office:value-type="float" office:value="237.8">
            <text:p>237.8</text:p>
          </table:table-cell>
          <table:table-cell table:formula="of:=([.A428]/[.C428])*100" office:value-type="float" office:value="8.41042893187553">
            <text:p>8.41042893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8">
            <text:p>428</text:p>
          </table:table-cell>
          <table:table-cell office:value-type="float" office:value="234">
            <text:p>234</text:p>
          </table:table-cell>
          <table:table-cell table:formula="of:=([.A429]/[.C429])*100" office:value-type="float" office:value="6.41025641025641">
            <text:p>6.41025641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9">
            <text:p>429</text:p>
          </table:table-cell>
          <table:table-cell office:value-type="float" office:value="229.8">
            <text:p>229.8</text:p>
          </table:table-cell>
          <table:table-cell table:formula="of:=([.A430]/[.C430])*100" office:value-type="float" office:value="6.09225413402959">
            <text:p>6.09225413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0">
            <text:p>430</text:p>
          </table:table-cell>
          <table:table-cell office:value-type="float" office:value="227.3">
            <text:p>227.3</text:p>
          </table:table-cell>
          <table:table-cell table:formula="of:=([.A431]/[.C431])*100" office:value-type="float" office:value="7.47910250769908">
            <text:p>7.479102507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1">
            <text:p>431</text:p>
          </table:table-cell>
          <table:table-cell office:value-type="float" office:value="225.5">
            <text:p>225.5</text:p>
          </table:table-cell>
          <table:table-cell table:formula="of:=([.A432]/[.C432])*100" office:value-type="float" office:value="7.09534368070954">
            <text:p>7.09534368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2">
            <text:p>432</text:p>
          </table:table-cell>
          <table:table-cell office:value-type="float" office:value="222.6">
            <text:p>222.6</text:p>
          </table:table-cell>
          <table:table-cell table:formula="of:=([.A433]/[.C433])*100" office:value-type="float" office:value="6.73854447439353">
            <text:p>6.73854447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3">
            <text:p>433</text:p>
          </table:table-cell>
          <table:table-cell office:value-type="float" office:value="220">
            <text:p>220</text:p>
          </table:table-cell>
          <table:table-cell table:formula="of:=([.A434]/[.C434])*100" office:value-type="float" office:value="7.72727272727273">
            <text:p>7.727272727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4">
            <text:p>434</text:p>
          </table:table-cell>
          <table:table-cell office:value-type="float" office:value="219">
            <text:p>219</text:p>
          </table:table-cell>
          <table:table-cell table:formula="of:=([.A435]/[.C435])*100" office:value-type="float" office:value="6.84931506849315">
            <text:p>6.849315068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5">
            <text:p>435</text:p>
          </table:table-cell>
          <table:table-cell office:value-type="float" office:value="219.3">
            <text:p>219.3</text:p>
          </table:table-cell>
          <table:table-cell table:formula="of:=([.A436]/[.C436])*100" office:value-type="float" office:value="6.83994528043776">
            <text:p>6.83994528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6">
            <text:p>436</text:p>
          </table:table-cell>
          <table:table-cell office:value-type="float" office:value="216.8">
            <text:p>216.8</text:p>
          </table:table-cell>
          <table:table-cell table:formula="of:=([.A437]/[.C437])*100" office:value-type="float" office:value="6.45756457564576">
            <text:p>6.457564575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7">
            <text:p>437</text:p>
          </table:table-cell>
          <table:table-cell office:value-type="float" office:value="217.7">
            <text:p>217.7</text:p>
          </table:table-cell>
          <table:table-cell table:formula="of:=([.A438]/[.C438])*100" office:value-type="float" office:value="6.89021589343133">
            <text:p>6.890215893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8">
            <text:p>438</text:p>
          </table:table-cell>
          <table:table-cell office:value-type="float" office:value="220.7">
            <text:p>220.7</text:p>
          </table:table-cell>
          <table:table-cell table:formula="of:=([.A439]/[.C439])*100" office:value-type="float" office:value="7.70276393294064">
            <text:p>7.70276393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9">
            <text:p>439</text:p>
          </table:table-cell>
          <table:table-cell office:value-type="float" office:value="221.3">
            <text:p>221.3</text:p>
          </table:table-cell>
          <table:table-cell table:formula="of:=([.A440]/[.C440])*100" office:value-type="float" office:value="7.23000451875282">
            <text:p>7.230004518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0">
            <text:p>440</text:p>
          </table:table-cell>
          <table:table-cell office:value-type="float" office:value="222.7">
            <text:p>222.7</text:p>
          </table:table-cell>
          <table:table-cell table:formula="of:=([.A441]/[.C441])*100" office:value-type="float" office:value="6.73551863493489">
            <text:p>6.73551863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1">
            <text:p>441</text:p>
          </table:table-cell>
          <table:table-cell office:value-type="float" office:value="224.2">
            <text:p>224.2</text:p>
          </table:table-cell>
          <table:table-cell table:formula="of:=([.A442]/[.C442])*100" office:value-type="float" office:value="5.35236396074933">
            <text:p>5.35236396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2">
            <text:p>442</text:p>
          </table:table-cell>
          <table:table-cell office:value-type="float" office:value="225.2">
            <text:p>225.2</text:p>
          </table:table-cell>
          <table:table-cell table:formula="of:=([.A443]/[.C443])*100" office:value-type="float" office:value="6.6607460035524">
            <text:p>6.660746003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3">
            <text:p>443</text:p>
          </table:table-cell>
          <table:table-cell office:value-type="float" office:value="225.5">
            <text:p>225.5</text:p>
          </table:table-cell>
          <table:table-cell table:formula="of:=([.A444]/[.C444])*100" office:value-type="float" office:value="6.65188470066519">
            <text:p>6.65188470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4">
            <text:p>444</text:p>
          </table:table-cell>
          <table:table-cell office:value-type="float" office:value="224.5">
            <text:p>224.5</text:p>
          </table:table-cell>
          <table:table-cell table:formula="of:=([.A445]/[.C445])*100" office:value-type="float" office:value="6.6815144766147">
            <text:p>6.681514476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5">
            <text:p>445</text:p>
          </table:table-cell>
          <table:table-cell office:value-type="float" office:value="222.2">
            <text:p>222.2</text:p>
          </table:table-cell>
          <table:table-cell table:formula="of:=([.A446]/[.C446])*100" office:value-type="float" office:value="7.65076507650765">
            <text:p>7.650765076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6">
            <text:p>446</text:p>
          </table:table-cell>
          <table:table-cell office:value-type="float" office:value="226.3">
            <text:p>226.3</text:p>
          </table:table-cell>
          <table:table-cell table:formula="of:=([.A447]/[.C447])*100" office:value-type="float" office:value="7.0702607158639">
            <text:p>7.070260715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7">
            <text:p>447</text:p>
          </table:table-cell>
          <table:table-cell office:value-type="float" office:value="223.6">
            <text:p>223.6</text:p>
          </table:table-cell>
          <table:table-cell table:formula="of:=([.A448]/[.C448])*100" office:value-type="float" office:value="7.60286225402504">
            <text:p>7.60286225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float" office:value="223.1">
            <text:p>223.1</text:p>
          </table:table-cell>
          <table:table-cell table:formula="of:=([.A449]/[.C449])*100" office:value-type="float" office:value="6.27521290900941">
            <text:p>6.2752129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9">
            <text:p>449</text:p>
          </table:table-cell>
          <table:table-cell office:value-type="float" office:value="221.8">
            <text:p>221.8</text:p>
          </table:table-cell>
          <table:table-cell table:formula="of:=([.A450]/[.C450])*100" office:value-type="float" office:value="6.31199278629396">
            <text:p>6.311992786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0">
            <text:p>450</text:p>
          </table:table-cell>
          <table:table-cell office:value-type="float" office:value="220.5">
            <text:p>220.5</text:p>
          </table:table-cell>
          <table:table-cell table:formula="of:=([.A451]/[.C451])*100" office:value-type="float" office:value="7.2562358276644">
            <text:p>7.256235827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">
            <text:p>451</text:p>
          </table:table-cell>
          <table:table-cell office:value-type="float" office:value="216.5">
            <text:p>216.5</text:p>
          </table:table-cell>
          <table:table-cell table:formula="of:=([.A452]/[.C452])*100" office:value-type="float" office:value="6.46651270207852">
            <text:p>6.466512702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">
            <text:p>452</text:p>
          </table:table-cell>
          <table:table-cell office:value-type="float" office:value="214.7">
            <text:p>214.7</text:p>
          </table:table-cell>
          <table:table-cell table:formula="of:=([.A453]/[.C453])*100" office:value-type="float" office:value="6.52072659524919">
            <text:p>6.520726595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3">
            <text:p>453</text:p>
          </table:table-cell>
          <table:table-cell office:value-type="float" office:value="213.4">
            <text:p>213.4</text:p>
          </table:table-cell>
          <table:table-cell table:formula="of:=([.A454]/[.C454])*100" office:value-type="float" office:value="6.56044985941893">
            <text:p>6.560449859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 office:value-type="float" office:value="213.6">
            <text:p>213.6</text:p>
          </table:table-cell>
          <table:table-cell table:formula="of:=([.A455]/[.C455])*100" office:value-type="float" office:value="7.02247191011236">
            <text:p>7.02247191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5">
            <text:p>455</text:p>
          </table:table-cell>
          <table:table-cell office:value-type="float" office:value="214.7">
            <text:p>214.7</text:p>
          </table:table-cell>
          <table:table-cell table:formula="of:=([.A456]/[.C456])*100" office:value-type="float" office:value="7.45225896599907">
            <text:p>7.45225896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6">
            <text:p>456</text:p>
          </table:table-cell>
          <table:table-cell office:value-type="float" office:value="213.7">
            <text:p>213.7</text:p>
          </table:table-cell>
          <table:table-cell table:formula="of:=([.A457]/[.C457])*100" office:value-type="float" office:value="7.48713149274684">
            <text:p>7.48713149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7">
            <text:p>457</text:p>
          </table:table-cell>
          <table:table-cell office:value-type="float" office:value="216.8">
            <text:p>216.8</text:p>
          </table:table-cell>
          <table:table-cell table:formula="of:=([.A458]/[.C458])*100" office:value-type="float" office:value="5.99630996309963">
            <text:p>5.99630996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 office:value-type="float" office:value="217.8">
            <text:p>217.8</text:p>
          </table:table-cell>
          <table:table-cell table:formula="of:=([.A459]/[.C459])*100" office:value-type="float" office:value="6.8870523415978">
            <text:p>6.88705234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9">
            <text:p>459</text:p>
          </table:table-cell>
          <table:table-cell office:value-type="float" office:value="217.7">
            <text:p>217.7</text:p>
          </table:table-cell>
          <table:table-cell table:formula="of:=([.A460]/[.C460])*100" office:value-type="float" office:value="6.43086816720257">
            <text:p>6.430868167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0">
            <text:p>460</text:p>
          </table:table-cell>
          <table:table-cell office:value-type="float" office:value="216.3">
            <text:p>216.3</text:p>
          </table:table-cell>
          <table:table-cell table:formula="of:=([.A461]/[.C461])*100" office:value-type="float" office:value="6.47249190938511">
            <text:p>6.472491909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1">
            <text:p>461</text:p>
          </table:table-cell>
          <table:table-cell office:value-type="float" office:value="219.1">
            <text:p>219.1</text:p>
          </table:table-cell>
          <table:table-cell table:formula="of:=([.A462]/[.C462])*100" office:value-type="float" office:value="6.38977635782748">
            <text:p>6.389776357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2">
            <text:p>462</text:p>
          </table:table-cell>
          <table:table-cell office:value-type="float" office:value="220.6">
            <text:p>220.6</text:p>
          </table:table-cell>
          <table:table-cell table:formula="of:=([.A463]/[.C463])*100" office:value-type="float" office:value="5.89301903898459">
            <text:p>5.89301903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3">
            <text:p>463</text:p>
          </table:table-cell>
          <table:table-cell office:value-type="float" office:value="221.1">
            <text:p>221.1</text:p>
          </table:table-cell>
          <table:table-cell table:formula="of:=([.A464]/[.C464])*100" office:value-type="float" office:value="6.33197648123021">
            <text:p>6.33197648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 office:value-type="float" office:value="222.5">
            <text:p>222.5</text:p>
          </table:table-cell>
          <table:table-cell table:formula="of:=([.A465]/[.C465])*100" office:value-type="float" office:value="6.74157303370787">
            <text:p>6.741573033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5">
            <text:p>465</text:p>
          </table:table-cell>
          <table:table-cell office:value-type="float" office:value="222.3">
            <text:p>222.3</text:p>
          </table:table-cell>
          <table:table-cell table:formula="of:=([.A466]/[.C466])*100" office:value-type="float" office:value="6.7476383265857">
            <text:p>6.747638326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6">
            <text:p>466</text:p>
          </table:table-cell>
          <table:table-cell office:value-type="float" office:value="220.4">
            <text:p>220.4</text:p>
          </table:table-cell>
          <table:table-cell table:formula="of:=([.A467]/[.C467])*100" office:value-type="float" office:value="7.25952813067151">
            <text:p>7.25952813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7">
            <text:p>467</text:p>
          </table:table-cell>
          <table:table-cell office:value-type="float" office:value="216.2">
            <text:p>216.2</text:p>
          </table:table-cell>
          <table:table-cell table:formula="of:=([.A468]/[.C468])*100" office:value-type="float" office:value="6.93802035152637">
            <text:p>6.93802035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8">
            <text:p>468</text:p>
          </table:table-cell>
          <table:table-cell office:value-type="float" office:value="214.6">
            <text:p>214.6</text:p>
          </table:table-cell>
          <table:table-cell table:formula="of:=([.A469]/[.C469])*100" office:value-type="float" office:value="6.5237651444548">
            <text:p>6.523765144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9">
            <text:p>469</text:p>
          </table:table-cell>
          <table:table-cell office:value-type="float" office:value="214.3">
            <text:p>214.3</text:p>
          </table:table-cell>
          <table:table-cell table:formula="of:=([.A470]/[.C470])*100" office:value-type="float" office:value="7.46616892207186">
            <text:p>7.466168922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0">
            <text:p>470</text:p>
          </table:table-cell>
          <table:table-cell office:value-type="float" office:value="216">
            <text:p>216</text:p>
          </table:table-cell>
          <table:table-cell table:formula="of:=([.A471]/[.C471])*100" office:value-type="float" office:value="6.94444444444444">
            <text:p>6.944444444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1">
            <text:p>471</text:p>
          </table:table-cell>
          <table:table-cell office:value-type="float" office:value="212.8">
            <text:p>212.8</text:p>
          </table:table-cell>
          <table:table-cell table:formula="of:=([.A472]/[.C472])*100" office:value-type="float" office:value="7.04887218045113">
            <text:p>7.048872180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2">
            <text:p>472</text:p>
          </table:table-cell>
          <table:table-cell office:value-type="float" office:value="213.3">
            <text:p>213.3</text:p>
          </table:table-cell>
          <table:table-cell table:formula="of:=([.A473]/[.C473])*100" office:value-type="float" office:value="6.56352555086732">
            <text:p>6.563525550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3">
            <text:p>473</text:p>
          </table:table-cell>
          <table:table-cell office:value-type="float" office:value="214">
            <text:p>214</text:p>
          </table:table-cell>
          <table:table-cell table:formula="of:=([.A474]/[.C474])*100" office:value-type="float" office:value="7.47663551401869">
            <text:p>7.4766355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4">
            <text:p>474</text:p>
          </table:table-cell>
          <table:table-cell office:value-type="float" office:value="212.2">
            <text:p>212.2</text:p>
          </table:table-cell>
          <table:table-cell table:formula="of:=([.A475]/[.C475])*100" office:value-type="float" office:value="6.59754948162111">
            <text:p>6.597549481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5">
            <text:p>475</text:p>
          </table:table-cell>
          <table:table-cell office:value-type="float" office:value="213.4">
            <text:p>213.4</text:p>
          </table:table-cell>
          <table:table-cell table:formula="of:=([.A476]/[.C476])*100" office:value-type="float" office:value="7.49765698219306">
            <text:p>7.49765698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6">
            <text:p>476</text:p>
          </table:table-cell>
          <table:table-cell office:value-type="float" office:value="214.1">
            <text:p>214.1</text:p>
          </table:table-cell>
          <table:table-cell table:formula="of:=([.A477]/[.C477])*100" office:value-type="float" office:value="5.60485754320411">
            <text:p>5.604857543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7">
            <text:p>477</text:p>
          </table:table-cell>
          <table:table-cell office:value-type="float" office:value="214.4">
            <text:p>214.4</text:p>
          </table:table-cell>
          <table:table-cell table:formula="of:=([.A478]/[.C478])*100" office:value-type="float" office:value="6.0634328358209">
            <text:p>6.063432835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8">
            <text:p>478</text:p>
          </table:table-cell>
          <table:table-cell office:value-type="float" office:value="212.1">
            <text:p>212.1</text:p>
          </table:table-cell>
          <table:table-cell table:formula="of:=([.A479]/[.C479])*100" office:value-type="float" office:value="6.6006600660066">
            <text:p>6.60066006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9">
            <text:p>479</text:p>
          </table:table-cell>
          <table:table-cell office:value-type="float" office:value="212.1">
            <text:p>212.1</text:p>
          </table:table-cell>
          <table:table-cell table:formula="of:=([.A480]/[.C480])*100" office:value-type="float" office:value="7.54361150400754">
            <text:p>7.5436115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0">
            <text:p>480</text:p>
          </table:table-cell>
          <table:table-cell office:value-type="float" office:value="212.2">
            <text:p>212.2</text:p>
          </table:table-cell>
          <table:table-cell table:formula="of:=([.A481]/[.C481])*100" office:value-type="float" office:value="6.12629594721961">
            <text:p>6.126295947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1">
            <text:p>481</text:p>
          </table:table-cell>
          <table:table-cell office:value-type="float" office:value="213.7">
            <text:p>213.7</text:p>
          </table:table-cell>
          <table:table-cell table:formula="of:=([.A482]/[.C482])*100" office:value-type="float" office:value="6.55124005615349">
            <text:p>6.551240056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2">
            <text:p>482</text:p>
          </table:table-cell>
          <table:table-cell office:value-type="float" office:value="213.8">
            <text:p>213.8</text:p>
          </table:table-cell>
          <table:table-cell table:formula="of:=([.A483]/[.C483])*100" office:value-type="float" office:value="7.01590271281572">
            <text:p>7.01590271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3">
            <text:p>483</text:p>
          </table:table-cell>
          <table:table-cell office:value-type="float" office:value="211.6">
            <text:p>211.6</text:p>
          </table:table-cell>
          <table:table-cell table:formula="of:=([.A484]/[.C484])*100" office:value-type="float" office:value="7.08884688090737">
            <text:p>7.088846880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4">
            <text:p>484</text:p>
          </table:table-cell>
          <table:table-cell office:value-type="float" office:value="212.1">
            <text:p>212.1</text:p>
          </table:table-cell>
          <table:table-cell table:formula="of:=([.A485]/[.C485])*100" office:value-type="float" office:value="6.12918434700613">
            <text:p>6.12918434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5">
            <text:p>485</text:p>
          </table:table-cell>
          <table:table-cell office:value-type="float" office:value="210.6">
            <text:p>210.6</text:p>
          </table:table-cell>
          <table:table-cell table:formula="of:=([.A486]/[.C486])*100" office:value-type="float" office:value="7.12250712250712">
            <text:p>7.122507122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6">
            <text:p>486</text:p>
          </table:table-cell>
          <table:table-cell office:value-type="float" office:value="209.7">
            <text:p>209.7</text:p>
          </table:table-cell>
          <table:table-cell table:formula="of:=([.A487]/[.C487])*100" office:value-type="float" office:value="6.67620410109681">
            <text:p>6.67620410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7">
            <text:p>487</text:p>
          </table:table-cell>
          <table:table-cell office:value-type="float" office:value="208.5">
            <text:p>208.5</text:p>
          </table:table-cell>
          <table:table-cell table:formula="of:=([.A488]/[.C488])*100" office:value-type="float" office:value="6.23501199040767">
            <text:p>6.23501199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8">
            <text:p>488</text:p>
          </table:table-cell>
          <table:table-cell office:value-type="float" office:value="206.9">
            <text:p>206.9</text:p>
          </table:table-cell>
          <table:table-cell table:formula="of:=([.A489]/[.C489])*100" office:value-type="float" office:value="7.73320444659256">
            <text:p>7.733204446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9">
            <text:p>489</text:p>
          </table:table-cell>
          <table:table-cell office:value-type="float" office:value="206.8">
            <text:p>206.8</text:p>
          </table:table-cell>
          <table:table-cell table:formula="of:=([.A490]/[.C490])*100" office:value-type="float" office:value="6.76982591876209">
            <text:p>6.769825918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0">
            <text:p>490</text:p>
          </table:table-cell>
          <table:table-cell office:value-type="float" office:value="203.2">
            <text:p>203.2</text:p>
          </table:table-cell>
          <table:table-cell table:formula="of:=([.A491]/[.C491])*100" office:value-type="float" office:value="6.39763779527559">
            <text:p>6.397637795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">
            <text:p>491</text:p>
          </table:table-cell>
          <table:table-cell office:value-type="float" office:value="201.1">
            <text:p>201.1</text:p>
          </table:table-cell>
          <table:table-cell table:formula="of:=([.A492]/[.C492])*100" office:value-type="float" office:value="6.9617105917454">
            <text:p>6.96171059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2">
            <text:p>492</text:p>
          </table:table-cell>
          <table:table-cell office:value-type="float" office:value="197.6">
            <text:p>197.6</text:p>
          </table:table-cell>
          <table:table-cell table:formula="of:=([.A493]/[.C493])*100" office:value-type="float" office:value="6.57894736842105">
            <text:p>6.578947368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3">
            <text:p>493</text:p>
          </table:table-cell>
          <table:table-cell office:value-type="float" office:value="196.5">
            <text:p>196.5</text:p>
          </table:table-cell>
          <table:table-cell table:formula="of:=([.A494]/[.C494])*100" office:value-type="float" office:value="7.12468193384224">
            <text:p>7.124681933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4">
            <text:p>494</text:p>
          </table:table-cell>
          <table:table-cell office:value-type="float" office:value="193.8">
            <text:p>193.8</text:p>
          </table:table-cell>
          <table:table-cell table:formula="of:=([.A495]/[.C495])*100" office:value-type="float" office:value="8.25593395252838">
            <text:p>8.25593395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5">
            <text:p>495</text:p>
          </table:table-cell>
          <table:table-cell office:value-type="float" office:value="195.3">
            <text:p>195.3</text:p>
          </table:table-cell>
          <table:table-cell table:formula="of:=([.A496]/[.C496])*100" office:value-type="float" office:value="6.65642601126472">
            <text:p>6.65642601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  <table:table-cell office:value-type="float" office:value="195.3">
            <text:p>195.3</text:p>
          </table:table-cell>
          <table:table-cell table:formula="of:=([.A497]/[.C497])*100" office:value-type="float" office:value="7.16845878136201">
            <text:p>7.168458781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7">
            <text:p>497</text:p>
          </table:table-cell>
          <table:table-cell office:value-type="float" office:value="196.3">
            <text:p>196.3</text:p>
          </table:table-cell>
          <table:table-cell table:formula="of:=([.A498]/[.C498])*100" office:value-type="float" office:value="6.11309220580744">
            <text:p>6.113092205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8">
            <text:p>498</text:p>
          </table:table-cell>
          <table:table-cell office:value-type="float" office:value="197">
            <text:p>197</text:p>
          </table:table-cell>
          <table:table-cell table:formula="of:=([.A499]/[.C499])*100" office:value-type="float" office:value="6.09137055837564">
            <text:p>6.091370558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9">
            <text:p>499</text:p>
          </table:table-cell>
          <table:table-cell office:value-type="float" office:value="196.3">
            <text:p>196.3</text:p>
          </table:table-cell>
          <table:table-cell table:formula="of:=([.A500]/[.C500])*100" office:value-type="float" office:value="7.6413652572593">
            <text:p>7.641365257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194.6">
            <text:p>194.6</text:p>
          </table:table-cell>
          <table:table-cell table:formula="of:=([.A501]/[.C501])*100" office:value-type="float" office:value="7.70811921891059">
            <text:p>7.708119218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1">
            <text:p>501</text:p>
          </table:table-cell>
          <table:table-cell office:value-type="float" office:value="193.3">
            <text:p>193.3</text:p>
          </table:table-cell>
          <table:table-cell table:formula="of:=([.A502]/[.C502])*100" office:value-type="float" office:value="7.24262803931712">
            <text:p>7.242628039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2">
            <text:p>502</text:p>
          </table:table-cell>
          <table:table-cell office:value-type="float" office:value="194.7">
            <text:p>194.7</text:p>
          </table:table-cell>
          <table:table-cell table:formula="of:=([.A503]/[.C503])*100" office:value-type="float" office:value="6.67693888032871">
            <text:p>6.67693888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3">
            <text:p>503</text:p>
          </table:table-cell>
          <table:table-cell office:value-type="float" office:value="194.7">
            <text:p>194.7</text:p>
          </table:table-cell>
          <table:table-cell table:formula="of:=([.A504]/[.C504])*100" office:value-type="float" office:value="6.67693888032871">
            <text:p>6.676938880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4">
            <text:p>504</text:p>
          </table:table-cell>
          <table:table-cell office:value-type="float" office:value="195.8">
            <text:p>195.8</text:p>
          </table:table-cell>
          <table:table-cell table:formula="of:=([.A505]/[.C505])*100" office:value-type="float" office:value="6.12870275791624">
            <text:p>6.128702757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5">
            <text:p>505</text:p>
          </table:table-cell>
          <table:table-cell office:value-type="float" office:value="196.8">
            <text:p>196.8</text:p>
          </table:table-cell>
          <table:table-cell table:formula="of:=([.A506]/[.C506])*100" office:value-type="float" office:value="6.09756097560976">
            <text:p>6.097560975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6">
            <text:p>506</text:p>
          </table:table-cell>
          <table:table-cell office:value-type="float" office:value="194.9">
            <text:p>194.9</text:p>
          </table:table-cell>
          <table:table-cell table:formula="of:=([.A507]/[.C507])*100" office:value-type="float" office:value="6.15700359158543">
            <text:p>6.157003591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7">
            <text:p>507</text:p>
          </table:table-cell>
          <table:table-cell office:value-type="float" office:value="193.5">
            <text:p>193.5</text:p>
          </table:table-cell>
          <table:table-cell table:formula="of:=([.A508]/[.C508])*100" office:value-type="float" office:value="6.2015503875969">
            <text:p>6.201550387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8">
            <text:p>508</text:p>
          </table:table-cell>
          <table:table-cell office:value-type="float" office:value="194.8">
            <text:p>194.8</text:p>
          </table:table-cell>
          <table:table-cell table:formula="of:=([.A509]/[.C509])*100" office:value-type="float" office:value="6.6735112936345">
            <text:p>6.673511293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9">
            <text:p>509</text:p>
          </table:table-cell>
          <table:table-cell office:value-type="float" office:value="194.8">
            <text:p>194.8</text:p>
          </table:table-cell>
          <table:table-cell table:formula="of:=([.A510]/[.C510])*100" office:value-type="float" office:value="7.70020533880903">
            <text:p>7.700205338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0">
            <text:p>510</text:p>
          </table:table-cell>
          <table:table-cell office:value-type="float" office:value="196.5">
            <text:p>196.5</text:p>
          </table:table-cell>
          <table:table-cell table:formula="of:=([.A511]/[.C511])*100" office:value-type="float" office:value="7.63358778625954">
            <text:p>7.633587786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1">
            <text:p>511</text:p>
          </table:table-cell>
          <table:table-cell office:value-type="float" office:value="196.7">
            <text:p>196.7</text:p>
          </table:table-cell>
          <table:table-cell table:formula="of:=([.A512]/[.C512])*100" office:value-type="float" office:value="6.60904931367565">
            <text:p>6.609049313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2">
            <text:p>512</text:p>
          </table:table-cell>
          <table:table-cell office:value-type="float" office:value="196.3">
            <text:p>196.3</text:p>
          </table:table-cell>
          <table:table-cell table:formula="of:=([.A513]/[.C513])*100" office:value-type="float" office:value="6.62251655629139">
            <text:p>6.622516556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3">
            <text:p>513</text:p>
          </table:table-cell>
          <table:table-cell office:value-type="float" office:value="195.6">
            <text:p>195.6</text:p>
          </table:table-cell>
          <table:table-cell table:formula="of:=([.A514]/[.C514])*100" office:value-type="float" office:value="7.15746421267894">
            <text:p>7.15746421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4">
            <text:p>514</text:p>
          </table:table-cell>
          <table:table-cell office:value-type="float" office:value="196.2">
            <text:p>196.2</text:p>
          </table:table-cell>
          <table:table-cell table:formula="of:=([.A515]/[.C515])*100" office:value-type="float" office:value="7.13557594291539">
            <text:p>7.13557594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5">
            <text:p>515</text:p>
          </table:table-cell>
          <table:table-cell office:value-type="float" office:value="193.3">
            <text:p>193.3</text:p>
          </table:table-cell>
          <table:table-cell table:formula="of:=([.A516]/[.C516])*100" office:value-type="float" office:value="7.24262803931712">
            <text:p>7.242628039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6">
            <text:p>516</text:p>
          </table:table-cell>
          <table:table-cell office:value-type="float" office:value="191.9">
            <text:p>191.9</text:p>
          </table:table-cell>
          <table:table-cell table:formula="of:=([.A517]/[.C517])*100" office:value-type="float" office:value="5.73215216258468">
            <text:p>5.732152162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7">
            <text:p>517</text:p>
          </table:table-cell>
          <table:table-cell office:value-type="float" office:value="191.6">
            <text:p>191.6</text:p>
          </table:table-cell>
          <table:table-cell table:formula="of:=([.A518]/[.C518])*100" office:value-type="float" office:value="6.26304801670146">
            <text:p>6.263048016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8">
            <text:p>518</text:p>
          </table:table-cell>
          <table:table-cell office:value-type="float" office:value="192.6">
            <text:p>192.6</text:p>
          </table:table-cell>
          <table:table-cell table:formula="of:=([.A519]/[.C519])*100" office:value-type="float" office:value="6.74974039460021">
            <text:p>6.749740394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9">
            <text:p>519</text:p>
          </table:table-cell>
          <table:table-cell office:value-type="float" office:value="192">
            <text:p>192</text:p>
          </table:table-cell>
          <table:table-cell table:formula="of:=([.A520]/[.C520])*100" office:value-type="float" office:value="6.25">
            <text:p>6.2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0">
            <text:p>520</text:p>
          </table:table-cell>
          <table:table-cell office:value-type="float" office:value="190.6">
            <text:p>190.6</text:p>
          </table:table-cell>
          <table:table-cell table:formula="of:=([.A521]/[.C521])*100" office:value-type="float" office:value="7.34522560335782">
            <text:p>7.345225603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91.7">
            <text:p>191.7</text:p>
          </table:table-cell>
          <table:table-cell table:formula="of:=([.A522]/[.C522])*100" office:value-type="float" office:value="8.34637454355764">
            <text:p>8.346374543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2">
            <text:p>522</text:p>
          </table:table-cell>
          <table:table-cell office:value-type="float" office:value="186.8">
            <text:p>186.8</text:p>
          </table:table-cell>
          <table:table-cell table:formula="of:=([.A523]/[.C523])*100" office:value-type="float" office:value="7.49464668094218">
            <text:p>7.494646680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3">
            <text:p>523</text:p>
          </table:table-cell>
          <table:table-cell office:value-type="float" office:value="189.1">
            <text:p>189.1</text:p>
          </table:table-cell>
          <table:table-cell table:formula="of:=([.A524]/[.C524])*100" office:value-type="float" office:value="6.87466948704389">
            <text:p>6.87466948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4">
            <text:p>524</text:p>
          </table:table-cell>
          <table:table-cell office:value-type="float" office:value="187.5">
            <text:p>187.5</text:p>
          </table:table-cell>
          <table:table-cell table:formula="of:=([.A525]/[.C525])*100" office:value-type="float" office:value="5.86666666666667">
            <text:p>5.866666666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5">
            <text:p>525</text:p>
          </table:table-cell>
          <table:table-cell office:value-type="float" office:value="186.3">
            <text:p>186.3</text:p>
          </table:table-cell>
          <table:table-cell table:formula="of:=([.A526]/[.C526])*100" office:value-type="float" office:value="5.9044551798175">
            <text:p>5.90445517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6">
            <text:p>526</text:p>
          </table:table-cell>
          <table:table-cell office:value-type="float" office:value="186.1">
            <text:p>186.1</text:p>
          </table:table-cell>
          <table:table-cell table:formula="of:=([.A527]/[.C527])*100" office:value-type="float" office:value="7.52283718430951">
            <text:p>7.522837184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7">
            <text:p>527</text:p>
          </table:table-cell>
          <table:table-cell office:value-type="float" office:value="187.1">
            <text:p>187.1</text:p>
          </table:table-cell>
          <table:table-cell table:formula="of:=([.A528]/[.C528])*100" office:value-type="float" office:value="7.48262960983431">
            <text:p>7.482629609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8">
            <text:p>528</text:p>
          </table:table-cell>
          <table:table-cell office:value-type="float" office:value="186">
            <text:p>186</text:p>
          </table:table-cell>
          <table:table-cell table:formula="of:=([.A529]/[.C529])*100" office:value-type="float" office:value="6.45161290322581">
            <text:p>6.451612903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9">
            <text:p>529</text:p>
          </table:table-cell>
          <table:table-cell office:value-type="float" office:value="187">
            <text:p>187</text:p>
          </table:table-cell>
          <table:table-cell table:formula="of:=([.A530]/[.C530])*100" office:value-type="float" office:value="6.95187165775401">
            <text:p>6.951871657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0">
            <text:p>530</text:p>
          </table:table-cell>
          <table:table-cell office:value-type="float" office:value="190.4">
            <text:p>190.4</text:p>
          </table:table-cell>
          <table:table-cell table:formula="of:=([.A531]/[.C531])*100" office:value-type="float" office:value="7.35294117647059">
            <text:p>7.35294117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1">
            <text:p>531</text:p>
          </table:table-cell>
          <table:table-cell office:value-type="float" office:value="189.4">
            <text:p>189.4</text:p>
          </table:table-cell>
          <table:table-cell table:formula="of:=([.A532]/[.C532])*100" office:value-type="float" office:value="6.86378035902851">
            <text:p>6.86378035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2">
            <text:p>532</text:p>
          </table:table-cell>
          <table:table-cell office:value-type="float" office:value="194.4">
            <text:p>194.4</text:p>
          </table:table-cell>
          <table:table-cell table:formula="of:=([.A533]/[.C533])*100" office:value-type="float" office:value="6.17283950617284">
            <text:p>6.172839506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3">
            <text:p>533</text:p>
          </table:table-cell>
          <table:table-cell office:value-type="float" office:value="193.2">
            <text:p>193.2</text:p>
          </table:table-cell>
          <table:table-cell table:formula="of:=([.A534]/[.C534])*100" office:value-type="float" office:value="6.7287784679089">
            <text:p>6.728778467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4">
            <text:p>534</text:p>
          </table:table-cell>
          <table:table-cell office:value-type="float" office:value="193">
            <text:p>193</text:p>
          </table:table-cell>
          <table:table-cell table:formula="of:=([.A535]/[.C535])*100" office:value-type="float" office:value="5.69948186528497">
            <text:p>5.699481865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5">
            <text:p>535</text:p>
          </table:table-cell>
          <table:table-cell office:value-type="float" office:value="193.5">
            <text:p>193.5</text:p>
          </table:table-cell>
          <table:table-cell table:formula="of:=([.A536]/[.C536])*100" office:value-type="float" office:value="6.71834625322997">
            <text:p>6.718346253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194.5">
            <text:p>194.5</text:p>
          </table:table-cell>
          <table:table-cell table:formula="of:=([.A537]/[.C537])*100" office:value-type="float" office:value="6.68380462724936">
            <text:p>6.683804627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7">
            <text:p>537</text:p>
          </table:table-cell>
          <table:table-cell office:value-type="float" office:value="195.1">
            <text:p>195.1</text:p>
          </table:table-cell>
          <table:table-cell table:formula="of:=([.A538]/[.C538])*100" office:value-type="float" office:value="6.66324961558175">
            <text:p>6.66324961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8">
            <text:p>538</text:p>
          </table:table-cell>
          <table:table-cell office:value-type="float" office:value="195.2">
            <text:p>195.2</text:p>
          </table:table-cell>
          <table:table-cell table:formula="of:=([.A539]/[.C539])*100" office:value-type="float" office:value="6.65983606557377">
            <text:p>6.65983606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9">
            <text:p>539</text:p>
          </table:table-cell>
          <table:table-cell office:value-type="float" office:value="194.2">
            <text:p>194.2</text:p>
          </table:table-cell>
          <table:table-cell table:formula="of:=([.A540]/[.C540])*100" office:value-type="float" office:value="6.69412976313079">
            <text:p>6.694129763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0">
            <text:p>540</text:p>
          </table:table-cell>
          <table:table-cell office:value-type="float" office:value="192.7">
            <text:p>192.7</text:p>
          </table:table-cell>
          <table:table-cell table:formula="of:=([.A541]/[.C541])*100" office:value-type="float" office:value="5.18941359626362">
            <text:p>5.189413596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1">
            <text:p>541</text:p>
          </table:table-cell>
          <table:table-cell office:value-type="float" office:value="191.4">
            <text:p>191.4</text:p>
          </table:table-cell>
          <table:table-cell table:formula="of:=([.A542]/[.C542])*100" office:value-type="float" office:value="6.26959247648903">
            <text:p>6.26959247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2">
            <text:p>542</text:p>
          </table:table-cell>
          <table:table-cell office:value-type="float" office:value="191.6">
            <text:p>191.6</text:p>
          </table:table-cell>
          <table:table-cell table:formula="of:=([.A543]/[.C543])*100" office:value-type="float" office:value="6.78496868475992">
            <text:p>6.78496868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3">
            <text:p>543</text:p>
          </table:table-cell>
          <table:table-cell office:value-type="float" office:value="187.1">
            <text:p>187.1</text:p>
          </table:table-cell>
          <table:table-cell table:formula="of:=([.A544]/[.C544])*100" office:value-type="float" office:value="6.94815606627472">
            <text:p>6.948156066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4">
            <text:p>544</text:p>
          </table:table-cell>
          <table:table-cell office:value-type="float" office:value="187.4">
            <text:p>187.4</text:p>
          </table:table-cell>
          <table:table-cell table:formula="of:=([.A545]/[.C545])*100" office:value-type="float" office:value="4.26894343649947">
            <text:p>4.268943436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5">
            <text:p>545</text:p>
          </table:table-cell>
          <table:table-cell office:value-type="float" office:value="184.9">
            <text:p>184.9</text:p>
          </table:table-cell>
          <table:table-cell table:formula="of:=([.A546]/[.C546])*100" office:value-type="float" office:value="6.48999459167117">
            <text:p>6.48999459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6">
            <text:p>546</text:p>
          </table:table-cell>
          <table:table-cell office:value-type="float" office:value="183.6">
            <text:p>183.6</text:p>
          </table:table-cell>
          <table:table-cell table:formula="of:=([.A547]/[.C547])*100" office:value-type="float" office:value="5.99128540305011">
            <text:p>5.991285403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7">
            <text:p>547</text:p>
          </table:table-cell>
          <table:table-cell office:value-type="float" office:value="182.4">
            <text:p>182.4</text:p>
          </table:table-cell>
          <table:table-cell table:formula="of:=([.A548]/[.C548])*100" office:value-type="float" office:value="7.12719298245614">
            <text:p>7.127192982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8">
            <text:p>548</text:p>
          </table:table-cell>
          <table:table-cell office:value-type="float" office:value="180.2">
            <text:p>180.2</text:p>
          </table:table-cell>
          <table:table-cell table:formula="of:=([.A549]/[.C549])*100" office:value-type="float" office:value="5.54938956714761">
            <text:p>5.549389567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9">
            <text:p>549</text:p>
          </table:table-cell>
          <table:table-cell office:value-type="float" office:value="177.1">
            <text:p>177.1</text:p>
          </table:table-cell>
          <table:table-cell table:formula="of:=([.A550]/[.C550])*100" office:value-type="float" office:value="5.64652738565782">
            <text:p>5.646527385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0">
            <text:p>550</text:p>
          </table:table-cell>
          <table:table-cell office:value-type="float" office:value="172.7">
            <text:p>172.7</text:p>
          </table:table-cell>
          <table:table-cell table:formula="of:=([.A551]/[.C551])*100" office:value-type="float" office:value="7.52750434279097">
            <text:p>7.527504342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1">
            <text:p>551</text:p>
          </table:table-cell>
          <table:table-cell office:value-type="float" office:value="173.1">
            <text:p>173.1</text:p>
          </table:table-cell>
          <table:table-cell table:formula="of:=([.A552]/[.C552])*100" office:value-type="float" office:value="8.08781051415367">
            <text:p>8.08781051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2">
            <text:p>552</text:p>
          </table:table-cell>
          <table:table-cell office:value-type="float" office:value="170.1">
            <text:p>170.1</text:p>
          </table:table-cell>
          <table:table-cell table:formula="of:=([.A553]/[.C553])*100" office:value-type="float" office:value="7.05467372134039">
            <text:p>7.054673721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3">
            <text:p>553</text:p>
          </table:table-cell>
          <table:table-cell office:value-type="float" office:value="171.8">
            <text:p>171.8</text:p>
          </table:table-cell>
          <table:table-cell table:formula="of:=([.A554]/[.C554])*100" office:value-type="float" office:value="6.40279394644936">
            <text:p>6.402793946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4">
            <text:p>554</text:p>
          </table:table-cell>
          <table:table-cell office:value-type="float" office:value="168.7">
            <text:p>168.7</text:p>
          </table:table-cell>
          <table:table-cell table:formula="of:=([.A555]/[.C555])*100" office:value-type="float" office:value="7.70598695909899">
            <text:p>7.705986959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5">
            <text:p>555</text:p>
          </table:table-cell>
          <table:table-cell office:value-type="float" office:value="171.3">
            <text:p>171.3</text:p>
          </table:table-cell>
          <table:table-cell table:formula="of:=([.A556]/[.C556])*100" office:value-type="float" office:value="7.00525394045534">
            <text:p>7.005253940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6">
            <text:p>556</text:p>
          </table:table-cell>
          <table:table-cell office:value-type="float" office:value="172.3">
            <text:p>172.3</text:p>
          </table:table-cell>
          <table:table-cell table:formula="of:=([.A557]/[.C557])*100" office:value-type="float" office:value="6.38421358096344">
            <text:p>6.38421358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7">
            <text:p>557</text:p>
          </table:table-cell>
          <table:table-cell office:value-type="float" office:value="170">
            <text:p>170</text:p>
          </table:table-cell>
          <table:table-cell table:formula="of:=([.A558]/[.C558])*100" office:value-type="float" office:value="6.47058823529412">
            <text:p>6.470588235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8">
            <text:p>558</text:p>
          </table:table-cell>
          <table:table-cell office:value-type="float" office:value="170.5">
            <text:p>170.5</text:p>
          </table:table-cell>
          <table:table-cell table:formula="of:=([.A559]/[.C559])*100" office:value-type="float" office:value="7.62463343108504">
            <text:p>7.624633431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9">
            <text:p>559</text:p>
          </table:table-cell>
          <table:table-cell office:value-type="float" office:value="170.3">
            <text:p>170.3</text:p>
          </table:table-cell>
          <table:table-cell table:formula="of:=([.A560]/[.C560])*100" office:value-type="float" office:value="6.45918966529653">
            <text:p>6.459189665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0">
            <text:p>560</text:p>
          </table:table-cell>
          <table:table-cell office:value-type="float" office:value="172.9">
            <text:p>172.9</text:p>
          </table:table-cell>
          <table:table-cell table:formula="of:=([.A561]/[.C561])*100" office:value-type="float" office:value="5.20532099479468">
            <text:p>5.20532099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1">
            <text:p>561</text:p>
          </table:table-cell>
          <table:table-cell office:value-type="float" office:value="173.1">
            <text:p>173.1</text:p>
          </table:table-cell>
          <table:table-cell table:formula="of:=([.A562]/[.C562])*100" office:value-type="float" office:value="7.51010976314269">
            <text:p>7.510109763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2">
            <text:p>562</text:p>
          </table:table-cell>
          <table:table-cell office:value-type="float" office:value="174.5">
            <text:p>174.5</text:p>
          </table:table-cell>
          <table:table-cell table:formula="of:=([.A563]/[.C563])*100" office:value-type="float" office:value="5.73065902578797">
            <text:p>5.730659025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3">
            <text:p>563</text:p>
          </table:table-cell>
          <table:table-cell office:value-type="float" office:value="174.7">
            <text:p>174.7</text:p>
          </table:table-cell>
          <table:table-cell table:formula="of:=([.A564]/[.C564])*100" office:value-type="float" office:value="6.29650829994276">
            <text:p>6.296508299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4">
            <text:p>564</text:p>
          </table:table-cell>
          <table:table-cell office:value-type="float" office:value="176">
            <text:p>176</text:p>
          </table:table-cell>
          <table:table-cell table:formula="of:=([.A565]/[.C565])*100" office:value-type="float" office:value="6.81818181818182">
            <text:p>6.818181818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5">
            <text:p>565</text:p>
          </table:table-cell>
          <table:table-cell office:value-type="float" office:value="174.5">
            <text:p>174.5</text:p>
          </table:table-cell>
          <table:table-cell table:formula="of:=([.A566]/[.C566])*100" office:value-type="float" office:value="6.87679083094556">
            <text:p>6.87679083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6">
            <text:p>566</text:p>
          </table:table-cell>
          <table:table-cell office:value-type="float" office:value="173.1">
            <text:p>173.1</text:p>
          </table:table-cell>
          <table:table-cell table:formula="of:=([.A567]/[.C567])*100" office:value-type="float" office:value="6.93240901213172">
            <text:p>6.932409012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float" office:value="175.4">
            <text:p>175.4</text:p>
          </table:table-cell>
          <table:table-cell table:formula="of:=([.A568]/[.C568])*100" office:value-type="float" office:value="5.13112884834664">
            <text:p>5.131128848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8">
            <text:p>568</text:p>
          </table:table-cell>
          <table:table-cell office:value-type="float" office:value="173.8">
            <text:p>173.8</text:p>
          </table:table-cell>
          <table:table-cell table:formula="of:=([.A569]/[.C569])*100" office:value-type="float" office:value="5.75373993095512">
            <text:p>5.75373993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173">
            <text:p>173</text:p>
          </table:table-cell>
          <table:table-cell table:formula="of:=([.A570]/[.C570])*100" office:value-type="float" office:value="7.51445086705202">
            <text:p>7.514450867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0">
            <text:p>570</text:p>
          </table:table-cell>
          <table:table-cell office:value-type="float" office:value="174.2">
            <text:p>174.2</text:p>
          </table:table-cell>
          <table:table-cell table:formula="of:=([.A571]/[.C571])*100" office:value-type="float" office:value="6.31458094144661">
            <text:p>6.31458094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1">
            <text:p>571</text:p>
          </table:table-cell>
          <table:table-cell office:value-type="float" office:value="174.9">
            <text:p>174.9</text:p>
          </table:table-cell>
          <table:table-cell table:formula="of:=([.A572]/[.C572])*100" office:value-type="float" office:value="7.43281875357347">
            <text:p>7.432818753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2">
            <text:p>572</text:p>
          </table:table-cell>
          <table:table-cell office:value-type="float" office:value="174.3">
            <text:p>174.3</text:p>
          </table:table-cell>
          <table:table-cell table:formula="of:=([.A573]/[.C573])*100" office:value-type="float" office:value="6.88468158347676">
            <text:p>6.884681583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3">
            <text:p>573</text:p>
          </table:table-cell>
          <table:table-cell office:value-type="float" office:value="172.6">
            <text:p>172.6</text:p>
          </table:table-cell>
          <table:table-cell table:formula="of:=([.A574]/[.C574])*100" office:value-type="float" office:value="7.53186558516802">
            <text:p>7.53186558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4">
            <text:p>574</text:p>
          </table:table-cell>
          <table:table-cell office:value-type="float" office:value="173.1">
            <text:p>173.1</text:p>
          </table:table-cell>
          <table:table-cell table:formula="of:=([.A575]/[.C575])*100" office:value-type="float" office:value="6.35470826112074">
            <text:p>6.354708261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5">
            <text:p>575</text:p>
          </table:table-cell>
          <table:table-cell office:value-type="float" office:value="176">
            <text:p>176</text:p>
          </table:table-cell>
          <table:table-cell table:formula="of:=([.A576]/[.C576])*100" office:value-type="float" office:value="6.25">
            <text:p>6.2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6">
            <text:p>576</text:p>
          </table:table-cell>
          <table:table-cell office:value-type="float" office:value="175.8">
            <text:p>175.8</text:p>
          </table:table-cell>
          <table:table-cell table:formula="of:=([.A577]/[.C577])*100" office:value-type="float" office:value="5.68828213879408">
            <text:p>5.68828213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7">
            <text:p>577</text:p>
          </table:table-cell>
          <table:table-cell office:value-type="float" office:value="174.6">
            <text:p>174.6</text:p>
          </table:table-cell>
          <table:table-cell table:formula="of:=([.A578]/[.C578])*100" office:value-type="float" office:value="6.30011454753723">
            <text:p>6.300114547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8">
            <text:p>578</text:p>
          </table:table-cell>
          <table:table-cell office:value-type="float" office:value="173.3">
            <text:p>173.3</text:p>
          </table:table-cell>
          <table:table-cell table:formula="of:=([.A579]/[.C579])*100" office:value-type="float" office:value="6.34737449509521">
            <text:p>6.347374495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9">
            <text:p>579</text:p>
          </table:table-cell>
          <table:table-cell office:value-type="float" office:value="174">
            <text:p>174</text:p>
          </table:table-cell>
          <table:table-cell table:formula="of:=([.A580]/[.C580])*100" office:value-type="float" office:value="5.74712643678161">
            <text:p>5.747126436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0">
            <text:p>580</text:p>
          </table:table-cell>
          <table:table-cell office:value-type="float" office:value="171.2">
            <text:p>171.2</text:p>
          </table:table-cell>
          <table:table-cell table:formula="of:=([.A581]/[.C581])*100" office:value-type="float" office:value="8.17757009345795">
            <text:p>8.177570093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1">
            <text:p>581</text:p>
          </table:table-cell>
          <table:table-cell office:value-type="float" office:value="169.1">
            <text:p>169.1</text:p>
          </table:table-cell>
          <table:table-cell table:formula="of:=([.A582]/[.C582])*100" office:value-type="float" office:value="6.5050266114725">
            <text:p>6.50502661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2">
            <text:p>582</text:p>
          </table:table-cell>
          <table:table-cell office:value-type="float" office:value="166.5">
            <text:p>166.5</text:p>
          </table:table-cell>
          <table:table-cell table:formula="of:=([.A583]/[.C583])*100" office:value-type="float" office:value="7.20720720720721">
            <text:p>7.207207207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3">
            <text:p>583</text:p>
          </table:table-cell>
          <table:table-cell office:value-type="float" office:value="168.2">
            <text:p>168.2</text:p>
          </table:table-cell>
          <table:table-cell table:formula="of:=([.A584]/[.C584])*100" office:value-type="float" office:value="6.53983353151011">
            <text:p>6.539833531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4">
            <text:p>584</text:p>
          </table:table-cell>
          <table:table-cell office:value-type="float" office:value="168.1">
            <text:p>168.1</text:p>
          </table:table-cell>
          <table:table-cell table:formula="of:=([.A585]/[.C585])*100" office:value-type="float" office:value="5.35395597858418">
            <text:p>5.353955978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5">
            <text:p>585</text:p>
          </table:table-cell>
          <table:table-cell office:value-type="float" office:value="164.2">
            <text:p>164.2</text:p>
          </table:table-cell>
          <table:table-cell table:formula="of:=([.A586]/[.C586])*100" office:value-type="float" office:value="7.30816077953715">
            <text:p>7.30816077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office:value-type="float" office:value="163">
            <text:p>163</text:p>
          </table:table-cell>
          <table:table-cell table:formula="of:=([.A587]/[.C587])*100" office:value-type="float" office:value="6.13496932515337">
            <text:p>6.134969325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7">
            <text:p>587</text:p>
          </table:table-cell>
          <table:table-cell office:value-type="float" office:value="163.2">
            <text:p>163.2</text:p>
          </table:table-cell>
          <table:table-cell table:formula="of:=([.A588]/[.C588])*100" office:value-type="float" office:value="6.12745098039216">
            <text:p>6.12745098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8">
            <text:p>588</text:p>
          </table:table-cell>
          <table:table-cell office:value-type="float" office:value="163.1">
            <text:p>163.1</text:p>
          </table:table-cell>
          <table:table-cell table:formula="of:=([.A589]/[.C589])*100" office:value-type="float" office:value="6.74432863274065">
            <text:p>6.744328632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64.5">
            <text:p>164.5</text:p>
          </table:table-cell>
          <table:table-cell table:formula="of:=([.A590]/[.C590])*100" office:value-type="float" office:value="7.29483282674772">
            <text:p>7.29483282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0">
            <text:p>590</text:p>
          </table:table-cell>
          <table:table-cell office:value-type="float" office:value="164">
            <text:p>164</text:p>
          </table:table-cell>
          <table:table-cell table:formula="of:=([.A591]/[.C591])*100" office:value-type="float" office:value="6.09756097560976">
            <text:p>6.09756097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1">
            <text:p>591</text:p>
          </table:table-cell>
          <table:table-cell office:value-type="float" office:value="167">
            <text:p>167</text:p>
          </table:table-cell>
          <table:table-cell table:formula="of:=([.A592]/[.C592])*100" office:value-type="float" office:value="7.78443113772455">
            <text:p>7.784431137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office:value-type="float" office:value="169.5">
            <text:p>169.5</text:p>
          </table:table-cell>
          <table:table-cell table:formula="of:=([.A593]/[.C593])*100" office:value-type="float" office:value="7.07964601769912">
            <text:p>7.079646017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office:value-type="float" office:value="167.7">
            <text:p>167.7</text:p>
          </table:table-cell>
          <table:table-cell table:formula="of:=([.A594]/[.C594])*100" office:value-type="float" office:value="7.75193798449612">
            <text:p>7.751937984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4">
            <text:p>594</text:p>
          </table:table-cell>
          <table:table-cell office:value-type="float" office:value="166.7">
            <text:p>166.7</text:p>
          </table:table-cell>
          <table:table-cell table:formula="of:=([.A595]/[.C595])*100" office:value-type="float" office:value="6.59868026394721">
            <text:p>6.598680263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">
            <text:p>595</text:p>
          </table:table-cell>
          <table:table-cell office:value-type="float" office:value="166.4">
            <text:p>166.4</text:p>
          </table:table-cell>
          <table:table-cell table:formula="of:=([.A596]/[.C596])*100" office:value-type="float" office:value="6.61057692307692">
            <text:p>6.610576923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6">
            <text:p>596</text:p>
          </table:table-cell>
          <table:table-cell office:value-type="float" office:value="169">
            <text:p>169</text:p>
          </table:table-cell>
          <table:table-cell table:formula="of:=([.A597]/[.C597])*100" office:value-type="float" office:value="7.10059171597633">
            <text:p>7.1005917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7">
            <text:p>597</text:p>
          </table:table-cell>
          <table:table-cell office:value-type="float" office:value="168.6">
            <text:p>168.6</text:p>
          </table:table-cell>
          <table:table-cell table:formula="of:=([.A598]/[.C598])*100" office:value-type="float" office:value="5.93119810201661">
            <text:p>5.9311981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8">
            <text:p>598</text:p>
          </table:table-cell>
          <table:table-cell office:value-type="float" office:value="170.4">
            <text:p>170.4</text:p>
          </table:table-cell>
          <table:table-cell table:formula="of:=([.A599]/[.C599])*100" office:value-type="float" office:value="5.86854460093897">
            <text:p>5.868544600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9">
            <text:p>599</text:p>
          </table:table-cell>
          <table:table-cell office:value-type="float" office:value="170.5">
            <text:p>170.5</text:p>
          </table:table-cell>
          <table:table-cell table:formula="of:=([.A600]/[.C600])*100" office:value-type="float" office:value="5.27859237536657">
            <text:p>5.278592375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71.9">
            <text:p>171.9</text:p>
          </table:table-cell>
          <table:table-cell table:formula="of:=([.A601]/[.C601])*100" office:value-type="float" office:value="5.8173356602676">
            <text:p>5.81733566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1">
            <text:p>601</text:p>
          </table:table-cell>
          <table:table-cell office:value-type="float" office:value="169.9">
            <text:p>169.9</text:p>
          </table:table-cell>
          <table:table-cell table:formula="of:=([.A602]/[.C602])*100" office:value-type="float" office:value="6.4743967039435">
            <text:p>6.474396703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171">
            <text:p>171</text:p>
          </table:table-cell>
          <table:table-cell table:formula="of:=([.A603]/[.C603])*100" office:value-type="float" office:value="5.84795321637427">
            <text:p>5.847953216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3">
            <text:p>603</text:p>
          </table:table-cell>
          <table:table-cell office:value-type="float" office:value="172.1">
            <text:p>172.1</text:p>
          </table:table-cell>
          <table:table-cell table:formula="of:=([.A604]/[.C604])*100" office:value-type="float" office:value="6.39163277164439">
            <text:p>6.391632771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4">
            <text:p>604</text:p>
          </table:table-cell>
          <table:table-cell office:value-type="float" office:value="174.6">
            <text:p>174.6</text:p>
          </table:table-cell>
          <table:table-cell table:formula="of:=([.A605]/[.C605])*100" office:value-type="float" office:value="6.87285223367698">
            <text:p>6.872852233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5">
            <text:p>605</text:p>
          </table:table-cell>
          <table:table-cell office:value-type="float" office:value="176.8">
            <text:p>176.8</text:p>
          </table:table-cell>
          <table:table-cell table:formula="of:=([.A606]/[.C606])*100" office:value-type="float" office:value="6.22171945701357">
            <text:p>6.22171945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75.2">
            <text:p>175.2</text:p>
          </table:table-cell>
          <table:table-cell table:formula="of:=([.A607]/[.C607])*100" office:value-type="float" office:value="6.84931506849315">
            <text:p>6.84931506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">
            <text:p>607</text:p>
          </table:table-cell>
          <table:table-cell office:value-type="float" office:value="175.4">
            <text:p>175.4</text:p>
          </table:table-cell>
          <table:table-cell table:formula="of:=([.A608]/[.C608])*100" office:value-type="float" office:value="5.13112884834664">
            <text:p>5.131128848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8">
            <text:p>608</text:p>
          </table:table-cell>
          <table:table-cell office:value-type="float" office:value="175.1">
            <text:p>175.1</text:p>
          </table:table-cell>
          <table:table-cell table:formula="of:=([.A609]/[.C609])*100" office:value-type="float" office:value="5.71102227298687">
            <text:p>5.71102227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9">
            <text:p>609</text:p>
          </table:table-cell>
          <table:table-cell office:value-type="float" office:value="172.1">
            <text:p>172.1</text:p>
          </table:table-cell>
          <table:table-cell table:formula="of:=([.A610]/[.C610])*100" office:value-type="float" office:value="6.97269029633934">
            <text:p>6.972690296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 office:value-type="float" office:value="170.8">
            <text:p>170.8</text:p>
          </table:table-cell>
          <table:table-cell table:formula="of:=([.A611]/[.C611])*100" office:value-type="float" office:value="5.85480093676815">
            <text:p>5.854800936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office:value-type="float" office:value="168.6">
            <text:p>168.6</text:p>
          </table:table-cell>
          <table:table-cell table:formula="of:=([.A612]/[.C612])*100" office:value-type="float" office:value="4.74495848161329">
            <text:p>4.74495848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2">
            <text:p>612</text:p>
          </table:table-cell>
          <table:table-cell office:value-type="float" office:value="162.5">
            <text:p>162.5</text:p>
          </table:table-cell>
          <table:table-cell table:formula="of:=([.A613]/[.C613])*100" office:value-type="float" office:value="6.15384615384615">
            <text:p>6.153846153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3">
            <text:p>613</text:p>
          </table:table-cell>
          <table:table-cell office:value-type="float" office:value="163.4">
            <text:p>163.4</text:p>
          </table:table-cell>
          <table:table-cell table:formula="of:=([.A614]/[.C614])*100" office:value-type="float" office:value="7.34394124847001">
            <text:p>7.343941248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4">
            <text:p>614</text:p>
          </table:table-cell>
          <table:table-cell office:value-type="float" office:value="159.4">
            <text:p>159.4</text:p>
          </table:table-cell>
          <table:table-cell table:formula="of:=([.A615]/[.C615])*100" office:value-type="float" office:value="7.52823086574655">
            <text:p>7.52823086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5">
            <text:p>615</text:p>
          </table:table-cell>
          <table:table-cell office:value-type="float" office:value="157.4">
            <text:p>157.4</text:p>
          </table:table-cell>
          <table:table-cell table:formula="of:=([.A616]/[.C616])*100" office:value-type="float" office:value="6.35324015247776">
            <text:p>6.353240152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6">
            <text:p>616</text:p>
          </table:table-cell>
          <table:table-cell office:value-type="float" office:value="156.3">
            <text:p>156.3</text:p>
          </table:table-cell>
          <table:table-cell table:formula="of:=([.A617]/[.C617])*100" office:value-type="float" office:value="7.03774792066539">
            <text:p>7.037747920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7">
            <text:p>617</text:p>
          </table:table-cell>
          <table:table-cell office:value-type="float" office:value="153.9">
            <text:p>153.9</text:p>
          </table:table-cell>
          <table:table-cell table:formula="of:=([.A618]/[.C618])*100" office:value-type="float" office:value="5.19818063677713">
            <text:p>5.198180636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8">
            <text:p>618</text:p>
          </table:table-cell>
          <table:table-cell office:value-type="float" office:value="152.1">
            <text:p>152.1</text:p>
          </table:table-cell>
          <table:table-cell table:formula="of:=([.A619]/[.C619])*100" office:value-type="float" office:value="7.23208415516108">
            <text:p>7.232084155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9">
            <text:p>619</text:p>
          </table:table-cell>
          <table:table-cell office:value-type="float" office:value="153">
            <text:p>153</text:p>
          </table:table-cell>
          <table:table-cell table:formula="of:=([.A620]/[.C620])*100" office:value-type="float" office:value="6.5359477124183">
            <text:p>6.535947712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0">
            <text:p>620</text:p>
          </table:table-cell>
          <table:table-cell office:value-type="float" office:value="150.6">
            <text:p>150.6</text:p>
          </table:table-cell>
          <table:table-cell table:formula="of:=([.A621]/[.C621])*100" office:value-type="float" office:value="8.63213811420983">
            <text:p>8.632138114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1">
            <text:p>621</text:p>
          </table:table-cell>
          <table:table-cell office:value-type="float" office:value="152.6">
            <text:p>152.6</text:p>
          </table:table-cell>
          <table:table-cell table:formula="of:=([.A622]/[.C622])*100" office:value-type="float" office:value="6.55307994757536">
            <text:p>6.553079947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2">
            <text:p>622</text:p>
          </table:table-cell>
          <table:table-cell office:value-type="float" office:value="154.6">
            <text:p>154.6</text:p>
          </table:table-cell>
          <table:table-cell table:formula="of:=([.A623]/[.C623])*100" office:value-type="float" office:value="5.82147477360931">
            <text:p>5.821474773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3">
            <text:p>623</text:p>
          </table:table-cell>
          <table:table-cell office:value-type="float" office:value="154.8">
            <text:p>154.8</text:p>
          </table:table-cell>
          <table:table-cell table:formula="of:=([.A624]/[.C624])*100" office:value-type="float" office:value="4.52196382428941">
            <text:p>4.52196382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4">
            <text:p>624</text:p>
          </table:table-cell>
          <table:table-cell office:value-type="float" office:value="155.1">
            <text:p>155.1</text:p>
          </table:table-cell>
          <table:table-cell table:formula="of:=([.A625]/[.C625])*100" office:value-type="float" office:value="7.73694390715667">
            <text:p>7.73694390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5">
            <text:p>625</text:p>
          </table:table-cell>
          <table:table-cell office:value-type="float" office:value="153.9">
            <text:p>153.9</text:p>
          </table:table-cell>
          <table:table-cell table:formula="of:=([.A626]/[.C626])*100" office:value-type="float" office:value="5.19818063677713">
            <text:p>5.198180636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6">
            <text:p>626</text:p>
          </table:table-cell>
          <table:table-cell office:value-type="float" office:value="152.3">
            <text:p>152.3</text:p>
          </table:table-cell>
          <table:table-cell table:formula="of:=([.A627]/[.C627])*100" office:value-type="float" office:value="7.2225869993434">
            <text:p>7.222586999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7">
            <text:p>627</text:p>
          </table:table-cell>
          <table:table-cell office:value-type="float" office:value="152.1">
            <text:p>152.1</text:p>
          </table:table-cell>
          <table:table-cell table:formula="of:=([.A628]/[.C628])*100" office:value-type="float" office:value="7.23208415516108">
            <text:p>7.232084155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8">
            <text:p>628</text:p>
          </table:table-cell>
          <table:table-cell office:value-type="float" office:value="152.9">
            <text:p>152.9</text:p>
          </table:table-cell>
          <table:table-cell table:formula="of:=([.A629]/[.C629])*100" office:value-type="float" office:value="6.5402223675605">
            <text:p>6.540222367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9">
            <text:p>629</text:p>
          </table:table-cell>
          <table:table-cell office:value-type="float" office:value="154.6">
            <text:p>154.6</text:p>
          </table:table-cell>
          <table:table-cell table:formula="of:=([.A630]/[.C630])*100" office:value-type="float" office:value="7.11513583441139">
            <text:p>7.11513583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float" office:value="156.3">
            <text:p>156.3</text:p>
          </table:table-cell>
          <table:table-cell table:formula="of:=([.A631]/[.C631])*100" office:value-type="float" office:value="5.75815738963532">
            <text:p>5.758157389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1">
            <text:p>631</text:p>
          </table:table-cell>
          <table:table-cell office:value-type="float" office:value="154.5">
            <text:p>154.5</text:p>
          </table:table-cell>
          <table:table-cell table:formula="of:=([.A632]/[.C632])*100" office:value-type="float" office:value="7.76699029126214">
            <text:p>7.76699029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2">
            <text:p>632</text:p>
          </table:table-cell>
          <table:table-cell office:value-type="float" office:value="156.4">
            <text:p>156.4</text:p>
          </table:table-cell>
          <table:table-cell table:formula="of:=([.A633]/[.C633])*100" office:value-type="float" office:value="8.31202046035806">
            <text:p>8.31202046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3">
            <text:p>633</text:p>
          </table:table-cell>
          <table:table-cell office:value-type="float" office:value="151.5">
            <text:p>151.5</text:p>
          </table:table-cell>
          <table:table-cell table:formula="of:=([.A634]/[.C634])*100" office:value-type="float" office:value="7.26072607260726">
            <text:p>7.260726072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4">
            <text:p>634</text:p>
          </table:table-cell>
          <table:table-cell office:value-type="float" office:value="152.2">
            <text:p>152.2</text:p>
          </table:table-cell>
          <table:table-cell table:formula="of:=([.A635]/[.C635])*100" office:value-type="float" office:value="7.22733245729304">
            <text:p>7.227332457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5">
            <text:p>635</text:p>
          </table:table-cell>
          <table:table-cell office:value-type="float" office:value="154.9">
            <text:p>154.9</text:p>
          </table:table-cell>
          <table:table-cell table:formula="of:=([.A636]/[.C636])*100" office:value-type="float" office:value="7.10135571336346">
            <text:p>7.101355713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6">
            <text:p>636</text:p>
          </table:table-cell>
          <table:table-cell office:value-type="float" office:value="158.5">
            <text:p>158.5</text:p>
          </table:table-cell>
          <table:table-cell table:formula="of:=([.A637]/[.C637])*100" office:value-type="float" office:value="5.6782334384858">
            <text:p>5.678233438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7">
            <text:p>637</text:p>
          </table:table-cell>
          <table:table-cell office:value-type="float" office:value="158.7">
            <text:p>158.7</text:p>
          </table:table-cell>
          <table:table-cell table:formula="of:=([.A638]/[.C638])*100" office:value-type="float" office:value="6.30119722747322">
            <text:p>6.301197227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8">
            <text:p>638</text:p>
          </table:table-cell>
          <table:table-cell office:value-type="float" office:value="158.6">
            <text:p>158.6</text:p>
          </table:table-cell>
          <table:table-cell table:formula="of:=([.A639]/[.C639])*100" office:value-type="float" office:value="6.93568726355612">
            <text:p>6.935687263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office:value-type="float" office:value="158.8">
            <text:p>158.8</text:p>
          </table:table-cell>
          <table:table-cell table:formula="of:=([.A640]/[.C640])*100" office:value-type="float" office:value="5.66750629722922">
            <text:p>5.667506297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0">
            <text:p>640</text:p>
          </table:table-cell>
          <table:table-cell office:value-type="float" office:value="159.4">
            <text:p>159.4</text:p>
          </table:table-cell>
          <table:table-cell table:formula="of:=([.A641]/[.C641])*100" office:value-type="float" office:value="5.64617314930991">
            <text:p>5.646173149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1">
            <text:p>641</text:p>
          </table:table-cell>
          <table:table-cell office:value-type="float" office:value="159.7">
            <text:p>159.7</text:p>
          </table:table-cell>
          <table:table-cell table:formula="of:=([.A642]/[.C642])*100" office:value-type="float" office:value="5.63556668753914">
            <text:p>5.635566687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2">
            <text:p>642</text:p>
          </table:table-cell>
          <table:table-cell office:value-type="float" office:value="159.3">
            <text:p>159.3</text:p>
          </table:table-cell>
          <table:table-cell table:formula="of:=([.A643]/[.C643])*100" office:value-type="float" office:value="6.27746390458255">
            <text:p>6.277463904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3">
            <text:p>643</text:p>
          </table:table-cell>
          <table:table-cell office:value-type="float" office:value="161.2">
            <text:p>161.2</text:p>
          </table:table-cell>
          <table:table-cell table:formula="of:=([.A644]/[.C644])*100" office:value-type="float" office:value="4.96277915632754">
            <text:p>4.962779156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4">
            <text:p>644</text:p>
          </table:table-cell>
          <table:table-cell office:value-type="float" office:value="160.3">
            <text:p>160.3</text:p>
          </table:table-cell>
          <table:table-cell table:formula="of:=([.A645]/[.C645])*100" office:value-type="float" office:value="6.23830318153462">
            <text:p>6.23830318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5">
            <text:p>645</text:p>
          </table:table-cell>
          <table:table-cell office:value-type="float" office:value="155.6">
            <text:p>155.6</text:p>
          </table:table-cell>
          <table:table-cell table:formula="of:=([.A646]/[.C646])*100" office:value-type="float" office:value="6.426735218509">
            <text:p>6.426735218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6">
            <text:p>646</text:p>
          </table:table-cell>
          <table:table-cell office:value-type="float" office:value="153.7">
            <text:p>153.7</text:p>
          </table:table-cell>
          <table:table-cell table:formula="of:=([.A647]/[.C647])*100" office:value-type="float" office:value="6.50618087182824">
            <text:p>6.506180871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7">
            <text:p>647</text:p>
          </table:table-cell>
          <table:table-cell office:value-type="float" office:value="151.8">
            <text:p>151.8</text:p>
          </table:table-cell>
          <table:table-cell table:formula="of:=([.A648]/[.C648])*100" office:value-type="float" office:value="7.2463768115942">
            <text:p>7.24637681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float" office:value="153.1">
            <text:p>153.1</text:p>
          </table:table-cell>
          <table:table-cell table:formula="of:=([.A649]/[.C649])*100" office:value-type="float" office:value="5.87851077726976">
            <text:p>5.878510777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9">
            <text:p>649</text:p>
          </table:table-cell>
          <table:table-cell office:value-type="float" office:value="151.5">
            <text:p>151.5</text:p>
          </table:table-cell>
          <table:table-cell table:formula="of:=([.A650]/[.C650])*100" office:value-type="float" office:value="6.6006600660066">
            <text:p>6.60066006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0">
            <text:p>650</text:p>
          </table:table-cell>
          <table:table-cell office:value-type="float" office:value="150.5">
            <text:p>150.5</text:p>
          </table:table-cell>
          <table:table-cell table:formula="of:=([.A651]/[.C651])*100" office:value-type="float" office:value="5.98006644518272">
            <text:p>5.980066445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1">
            <text:p>651</text:p>
          </table:table-cell>
          <table:table-cell office:value-type="float" office:value="149.9">
            <text:p>149.9</text:p>
          </table:table-cell>
          <table:table-cell table:formula="of:=([.A652]/[.C652])*100" office:value-type="float" office:value="5.33689126084056">
            <text:p>5.336891260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2">
            <text:p>652</text:p>
          </table:table-cell>
          <table:table-cell office:value-type="float" office:value="150.5">
            <text:p>150.5</text:p>
          </table:table-cell>
          <table:table-cell table:formula="of:=([.A653]/[.C653])*100" office:value-type="float" office:value="5.3156146179402">
            <text:p>5.315614617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3">
            <text:p>653</text:p>
          </table:table-cell>
          <table:table-cell office:value-type="float" office:value="150.7">
            <text:p>150.7</text:p>
          </table:table-cell>
          <table:table-cell table:formula="of:=([.A654]/[.C654])*100" office:value-type="float" office:value="7.9628400796284">
            <text:p>7.962840079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4">
            <text:p>654</text:p>
          </table:table-cell>
          <table:table-cell office:value-type="float" office:value="153">
            <text:p>153</text:p>
          </table:table-cell>
          <table:table-cell table:formula="of:=([.A655]/[.C655])*100" office:value-type="float" office:value="7.18954248366013">
            <text:p>7.189542483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5">
            <text:p>655</text:p>
          </table:table-cell>
          <table:table-cell office:value-type="float" office:value="154.8">
            <text:p>154.8</text:p>
          </table:table-cell>
          <table:table-cell table:formula="of:=([.A656]/[.C656])*100" office:value-type="float" office:value="7.10594315245478">
            <text:p>7.105943152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6">
            <text:p>656</text:p>
          </table:table-cell>
          <table:table-cell office:value-type="float" office:value="153.3">
            <text:p>153.3</text:p>
          </table:table-cell>
          <table:table-cell table:formula="of:=([.A657]/[.C657])*100" office:value-type="float" office:value="5.87084148727984">
            <text:p>5.870841487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office:value-type="float" office:value="154.4">
            <text:p>154.4</text:p>
          </table:table-cell>
          <table:table-cell table:formula="of:=([.A658]/[.C658])*100" office:value-type="float" office:value="5.18134715025907">
            <text:p>5.18134715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8">
            <text:p>658</text:p>
          </table:table-cell>
          <table:table-cell office:value-type="float" office:value="153.1">
            <text:p>153.1</text:p>
          </table:table-cell>
          <table:table-cell table:formula="of:=([.A659]/[.C659])*100" office:value-type="float" office:value="5.87851077726976">
            <text:p>5.878510777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9">
            <text:p>659</text:p>
          </table:table-cell>
          <table:table-cell office:value-type="float" office:value="151.9">
            <text:p>151.9</text:p>
          </table:table-cell>
          <table:table-cell table:formula="of:=([.A660]/[.C660])*100" office:value-type="float" office:value="6.58327847267939">
            <text:p>6.583278472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0">
            <text:p>660</text:p>
          </table:table-cell>
          <table:table-cell office:value-type="float" office:value="152.7">
            <text:p>152.7</text:p>
          </table:table-cell>
          <table:table-cell table:formula="of:=([.A661]/[.C661])*100" office:value-type="float" office:value="5.89390962671906">
            <text:p>5.893909626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1">
            <text:p>661</text:p>
          </table:table-cell>
          <table:table-cell office:value-type="float" office:value="155.9">
            <text:p>155.9</text:p>
          </table:table-cell>
          <table:table-cell table:formula="of:=([.A662]/[.C662])*100" office:value-type="float" office:value="7.05580500320718">
            <text:p>7.055805003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2">
            <text:p>662</text:p>
          </table:table-cell>
          <table:table-cell office:value-type="float" office:value="155.6">
            <text:p>155.6</text:p>
          </table:table-cell>
          <table:table-cell table:formula="of:=([.A663]/[.C663])*100" office:value-type="float" office:value="6.426735218509">
            <text:p>6.42673521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3">
            <text:p>663</text:p>
          </table:table-cell>
          <table:table-cell office:value-type="float" office:value="157">
            <text:p>157</text:p>
          </table:table-cell>
          <table:table-cell table:formula="of:=([.A664]/[.C664])*100" office:value-type="float" office:value="5.73248407643312">
            <text:p>5.732484076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4">
            <text:p>664</text:p>
          </table:table-cell>
          <table:table-cell office:value-type="float" office:value="153.5">
            <text:p>153.5</text:p>
          </table:table-cell>
          <table:table-cell table:formula="of:=([.A665]/[.C665])*100" office:value-type="float" office:value="6.51465798045603">
            <text:p>6.51465798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5">
            <text:p>665</text:p>
          </table:table-cell>
          <table:table-cell office:value-type="float" office:value="152.2">
            <text:p>152.2</text:p>
          </table:table-cell>
          <table:table-cell table:formula="of:=([.A666]/[.C666])*100" office:value-type="float" office:value="6.57030223390276">
            <text:p>6.570302233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6">
            <text:p>666</text:p>
          </table:table-cell>
          <table:table-cell office:value-type="float" office:value="153">
            <text:p>153</text:p>
          </table:table-cell>
          <table:table-cell table:formula="of:=([.A667]/[.C667])*100" office:value-type="float" office:value="6.5359477124183">
            <text:p>6.535947712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7">
            <text:p>667</text:p>
          </table:table-cell>
          <table:table-cell office:value-type="float" office:value="152.2">
            <text:p>152.2</text:p>
          </table:table-cell>
          <table:table-cell table:formula="of:=([.A668]/[.C668])*100" office:value-type="float" office:value="5.91327201051248">
            <text:p>5.913272010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8">
            <text:p>668</text:p>
          </table:table-cell>
          <table:table-cell office:value-type="float" office:value="150">
            <text:p>150</text:p>
          </table:table-cell>
          <table:table-cell table:formula="of:=([.A669]/[.C669])*100" office:value-type="float" office:value="7.33333333333333">
            <text:p>7.333333333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9">
            <text:p>669</text:p>
          </table:table-cell>
          <table:table-cell office:value-type="float" office:value="151.8">
            <text:p>151.8</text:p>
          </table:table-cell>
          <table:table-cell table:formula="of:=([.A670]/[.C670])*100" office:value-type="float" office:value="7.90513833992095">
            <text:p>7.90513833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0">
            <text:p>670</text:p>
          </table:table-cell>
          <table:table-cell office:value-type="float" office:value="150.3">
            <text:p>150.3</text:p>
          </table:table-cell>
          <table:table-cell table:formula="of:=([.A671]/[.C671])*100" office:value-type="float" office:value="6.65335994677312">
            <text:p>6.653359946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1">
            <text:p>671</text:p>
          </table:table-cell>
          <table:table-cell office:value-type="float" office:value="145.4">
            <text:p>145.4</text:p>
          </table:table-cell>
          <table:table-cell table:formula="of:=([.A672]/[.C672])*100" office:value-type="float" office:value="6.1898211829436">
            <text:p>6.189821182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2">
            <text:p>672</text:p>
          </table:table-cell>
          <table:table-cell office:value-type="float" office:value="143.1">
            <text:p>143.1</text:p>
          </table:table-cell>
          <table:table-cell table:formula="of:=([.A673]/[.C673])*100" office:value-type="float" office:value="5.59049615653389">
            <text:p>5.590496156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3">
            <text:p>673</text:p>
          </table:table-cell>
          <table:table-cell office:value-type="float" office:value="143.3">
            <text:p>143.3</text:p>
          </table:table-cell>
          <table:table-cell table:formula="of:=([.A674]/[.C674])*100" office:value-type="float" office:value="5.58269364968597">
            <text:p>5.58269364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4">
            <text:p>674</text:p>
          </table:table-cell>
          <table:table-cell office:value-type="float" office:value="143.5">
            <text:p>143.5</text:p>
          </table:table-cell>
          <table:table-cell table:formula="of:=([.A675]/[.C675])*100" office:value-type="float" office:value="5.57491289198606">
            <text:p>5.57491289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5">
            <text:p>675</text:p>
          </table:table-cell>
          <table:table-cell office:value-type="float" office:value="146.2">
            <text:p>146.2</text:p>
          </table:table-cell>
          <table:table-cell table:formula="of:=([.A676]/[.C676])*100" office:value-type="float" office:value="6.83994528043776">
            <text:p>6.83994528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6">
            <text:p>676</text:p>
          </table:table-cell>
          <table:table-cell office:value-type="float" office:value="146.7">
            <text:p>146.7</text:p>
          </table:table-cell>
          <table:table-cell table:formula="of:=([.A677]/[.C677])*100" office:value-type="float" office:value="7.49829584185413">
            <text:p>7.498295841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7">
            <text:p>677</text:p>
          </table:table-cell>
          <table:table-cell office:value-type="float" office:value="145.6">
            <text:p>145.6</text:p>
          </table:table-cell>
          <table:table-cell table:formula="of:=([.A678]/[.C678])*100" office:value-type="float" office:value="6.18131868131868">
            <text:p>6.181318681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8">
            <text:p>678</text:p>
          </table:table-cell>
          <table:table-cell office:value-type="float" office:value="144.9">
            <text:p>144.9</text:p>
          </table:table-cell>
          <table:table-cell table:formula="of:=([.A679]/[.C679])*100" office:value-type="float" office:value="6.90131124913734">
            <text:p>6.90131124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9">
            <text:p>679</text:p>
          </table:table-cell>
          <table:table-cell office:value-type="float" office:value="143.3">
            <text:p>143.3</text:p>
          </table:table-cell>
          <table:table-cell table:formula="of:=([.A680]/[.C680])*100" office:value-type="float" office:value="6.28053035589672">
            <text:p>6.280530355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0">
            <text:p>680</text:p>
          </table:table-cell>
          <table:table-cell office:value-type="float" office:value="143.5">
            <text:p>143.5</text:p>
          </table:table-cell>
          <table:table-cell table:formula="of:=([.A681]/[.C681])*100" office:value-type="float" office:value="5.57491289198606">
            <text:p>5.57491289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1">
            <text:p>681</text:p>
          </table:table-cell>
          <table:table-cell office:value-type="float" office:value="143.4">
            <text:p>143.4</text:p>
          </table:table-cell>
          <table:table-cell table:formula="of:=([.A682]/[.C682])*100" office:value-type="float" office:value="5.57880055788006">
            <text:p>5.578800557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2">
            <text:p>682</text:p>
          </table:table-cell>
          <table:table-cell office:value-type="float" office:value="142.5">
            <text:p>142.5</text:p>
          </table:table-cell>
          <table:table-cell table:formula="of:=([.A683]/[.C683])*100" office:value-type="float" office:value="5.6140350877193">
            <text:p>5.614035087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3">
            <text:p>683</text:p>
          </table:table-cell>
          <table:table-cell office:value-type="float" office:value="141.1">
            <text:p>141.1</text:p>
          </table:table-cell>
          <table:table-cell table:formula="of:=([.A684]/[.C684])*100" office:value-type="float" office:value="6.37845499645642">
            <text:p>6.37845499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float" office:value="141.9">
            <text:p>141.9</text:p>
          </table:table-cell>
          <table:table-cell table:formula="of:=([.A685]/[.C685])*100" office:value-type="float" office:value="6.34249471458774">
            <text:p>6.342494714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5">
            <text:p>685</text:p>
          </table:table-cell>
          <table:table-cell office:value-type="float" office:value="139">
            <text:p>139</text:p>
          </table:table-cell>
          <table:table-cell table:formula="of:=([.A686]/[.C686])*100" office:value-type="float" office:value="5.03597122302158">
            <text:p>5.03597122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  <table:table-cell office:value-type="float" office:value="139.1">
            <text:p>139.1</text:p>
          </table:table-cell>
          <table:table-cell table:formula="of:=([.A687]/[.C687])*100" office:value-type="float" office:value="6.47016534867002">
            <text:p>6.470165348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7">
            <text:p>687</text:p>
          </table:table-cell>
          <table:table-cell office:value-type="float" office:value="141.1">
            <text:p>141.1</text:p>
          </table:table-cell>
          <table:table-cell table:formula="of:=([.A688]/[.C688])*100" office:value-type="float" office:value="6.37845499645642">
            <text:p>6.37845499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8">
            <text:p>688</text:p>
          </table:table-cell>
          <table:table-cell office:value-type="float" office:value="145.2">
            <text:p>145.2</text:p>
          </table:table-cell>
          <table:table-cell table:formula="of:=([.A689]/[.C689])*100" office:value-type="float" office:value="6.8870523415978">
            <text:p>6.88705234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9">
            <text:p>689</text:p>
          </table:table-cell>
          <table:table-cell office:value-type="float" office:value="146.1">
            <text:p>146.1</text:p>
          </table:table-cell>
          <table:table-cell table:formula="of:=([.A690]/[.C690])*100" office:value-type="float" office:value="6.84462696783025">
            <text:p>6.844626967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float" office:value="144.6">
            <text:p>144.6</text:p>
          </table:table-cell>
          <table:table-cell table:formula="of:=([.A691]/[.C691])*100" office:value-type="float" office:value="6.22406639004149">
            <text:p>6.2240663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1">
            <text:p>691</text:p>
          </table:table-cell>
          <table:table-cell office:value-type="float" office:value="145.9">
            <text:p>145.9</text:p>
          </table:table-cell>
          <table:table-cell table:formula="of:=([.A692]/[.C692])*100" office:value-type="float" office:value="6.16860863605209">
            <text:p>6.168608636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2">
            <text:p>692</text:p>
          </table:table-cell>
          <table:table-cell office:value-type="float" office:value="146.9">
            <text:p>146.9</text:p>
          </table:table-cell>
          <table:table-cell table:formula="of:=([.A693]/[.C693])*100" office:value-type="float" office:value="6.12661674608577">
            <text:p>6.126616746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147.1">
            <text:p>147.1</text:p>
          </table:table-cell>
          <table:table-cell table:formula="of:=([.A694]/[.C694])*100" office:value-type="float" office:value="6.11828687967369">
            <text:p>6.118286879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4">
            <text:p>694</text:p>
          </table:table-cell>
          <table:table-cell office:value-type="float" office:value="146.9">
            <text:p>146.9</text:p>
          </table:table-cell>
          <table:table-cell table:formula="of:=([.A695]/[.C695])*100" office:value-type="float" office:value="4.76514635806671">
            <text:p>4.765146358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5">
            <text:p>695</text:p>
          </table:table-cell>
          <table:table-cell office:value-type="float" office:value="147.5">
            <text:p>147.5</text:p>
          </table:table-cell>
          <table:table-cell table:formula="of:=([.A696]/[.C696])*100" office:value-type="float" office:value="5.42372881355932">
            <text:p>5.423728813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6">
            <text:p>696</text:p>
          </table:table-cell>
          <table:table-cell office:value-type="float" office:value="145.7">
            <text:p>145.7</text:p>
          </table:table-cell>
          <table:table-cell table:formula="of:=([.A697]/[.C697])*100" office:value-type="float" office:value="6.1770761839396">
            <text:p>6.177076183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7">
            <text:p>697</text:p>
          </table:table-cell>
          <table:table-cell office:value-type="float" office:value="146.1">
            <text:p>146.1</text:p>
          </table:table-cell>
          <table:table-cell table:formula="of:=([.A698]/[.C698])*100" office:value-type="float" office:value="5.4757015742642">
            <text:p>5.47570157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8">
            <text:p>698</text:p>
          </table:table-cell>
          <table:table-cell office:value-type="float" office:value="141.9">
            <text:p>141.9</text:p>
          </table:table-cell>
          <table:table-cell table:formula="of:=([.A699]/[.C699])*100" office:value-type="float" office:value="6.34249471458774">
            <text:p>6.342494714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9">
            <text:p>699</text:p>
          </table:table-cell>
          <table:table-cell office:value-type="float" office:value="141.4">
            <text:p>141.4</text:p>
          </table:table-cell>
          <table:table-cell table:formula="of:=([.A700]/[.C700])*100" office:value-type="float" office:value="6.36492220650636">
            <text:p>6.36492220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office:value-type="float" office:value="141.7">
            <text:p>141.7</text:p>
          </table:table-cell>
          <table:table-cell table:formula="of:=([.A701]/[.C701])*100" office:value-type="float" office:value="6.3514467184192">
            <text:p>6.351446718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1">
            <text:p>701</text:p>
          </table:table-cell>
          <table:table-cell office:value-type="float" office:value="142">
            <text:p>142</text:p>
          </table:table-cell>
          <table:table-cell table:formula="of:=([.A702]/[.C702])*100" office:value-type="float" office:value="4.92957746478873">
            <text:p>4.929577464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float" office:value="140.8">
            <text:p>140.8</text:p>
          </table:table-cell>
          <table:table-cell table:formula="of:=([.A703]/[.C703])*100" office:value-type="float" office:value="6.39204545454545">
            <text:p>6.392045454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3">
            <text:p>703</text:p>
          </table:table-cell>
          <table:table-cell office:value-type="float" office:value="141.5">
            <text:p>141.5</text:p>
          </table:table-cell>
          <table:table-cell table:formula="of:=([.A704]/[.C704])*100" office:value-type="float" office:value="5.65371024734982">
            <text:p>5.653710247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4">
            <text:p>704</text:p>
          </table:table-cell>
          <table:table-cell office:value-type="float" office:value="142.3">
            <text:p>142.3</text:p>
          </table:table-cell>
          <table:table-cell table:formula="of:=([.A705]/[.C705])*100" office:value-type="float" office:value="6.32466619817287">
            <text:p>6.324666198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5">
            <text:p>705</text:p>
          </table:table-cell>
          <table:table-cell office:value-type="float" office:value="142.5">
            <text:p>142.5</text:p>
          </table:table-cell>
          <table:table-cell table:formula="of:=([.A706]/[.C706])*100" office:value-type="float" office:value="5.6140350877193">
            <text:p>5.614035087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6">
            <text:p>706</text:p>
          </table:table-cell>
          <table:table-cell office:value-type="float" office:value="142.1">
            <text:p>142.1</text:p>
          </table:table-cell>
          <table:table-cell table:formula="of:=([.A707]/[.C707])*100" office:value-type="float" office:value="5.62983814215341">
            <text:p>5.629838142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7">
            <text:p>707</text:p>
          </table:table-cell>
          <table:table-cell office:value-type="float" office:value="140">
            <text:p>140</text:p>
          </table:table-cell>
          <table:table-cell table:formula="of:=([.A708]/[.C708])*100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8">
            <text:p>708</text:p>
          </table:table-cell>
          <table:table-cell office:value-type="float" office:value="141">
            <text:p>141</text:p>
          </table:table-cell>
          <table:table-cell table:formula="of:=([.A709]/[.C709])*100" office:value-type="float" office:value="6.38297872340426">
            <text:p>6.382978723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9">
            <text:p>709</text:p>
          </table:table-cell>
          <table:table-cell office:value-type="float" office:value="142.2">
            <text:p>142.2</text:p>
          </table:table-cell>
          <table:table-cell table:formula="of:=([.A710]/[.C710])*100" office:value-type="float" office:value="6.32911392405063">
            <text:p>6.32911392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0">
            <text:p>710</text:p>
          </table:table-cell>
          <table:table-cell office:value-type="float" office:value="144.9">
            <text:p>144.9</text:p>
          </table:table-cell>
          <table:table-cell table:formula="of:=([.A711]/[.C711])*100" office:value-type="float" office:value="5.52104899930987">
            <text:p>5.521048999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float" office:value="144.7">
            <text:p>144.7</text:p>
          </table:table-cell>
          <table:table-cell table:formula="of:=([.A712]/[.C712])*100" office:value-type="float" office:value="6.21976503109883">
            <text:p>6.21976503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2">
            <text:p>712</text:p>
          </table:table-cell>
          <table:table-cell office:value-type="float" office:value="147.8">
            <text:p>147.8</text:p>
          </table:table-cell>
          <table:table-cell table:formula="of:=([.A713]/[.C713])*100" office:value-type="float" office:value="6.765899864682">
            <text:p>6.765899864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3">
            <text:p>713</text:p>
          </table:table-cell>
          <table:table-cell office:value-type="float" office:value="146.1">
            <text:p>146.1</text:p>
          </table:table-cell>
          <table:table-cell table:formula="of:=([.A714]/[.C714])*100" office:value-type="float" office:value="4.10677618069815">
            <text:p>4.106776180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float" office:value="144.6">
            <text:p>144.6</text:p>
          </table:table-cell>
          <table:table-cell table:formula="of:=([.A715]/[.C715])*100" office:value-type="float" office:value="6.22406639004149">
            <text:p>6.2240663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5">
            <text:p>715</text:p>
          </table:table-cell>
          <table:table-cell office:value-type="float" office:value="144.4">
            <text:p>144.4</text:p>
          </table:table-cell>
          <table:table-cell table:formula="of:=([.A716]/[.C716])*100" office:value-type="float" office:value="5.54016620498615">
            <text:p>5.54016620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6">
            <text:p>716</text:p>
          </table:table-cell>
          <table:table-cell office:value-type="float" office:value="141.8">
            <text:p>141.8</text:p>
          </table:table-cell>
          <table:table-cell table:formula="of:=([.A717]/[.C717])*100" office:value-type="float" office:value="6.34696755994358">
            <text:p>6.34696755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17">
            <text:p>717</text:p>
          </table:table-cell>
          <table:table-cell office:value-type="float" office:value="145.2">
            <text:p>145.2</text:p>
          </table:table-cell>
          <table:table-cell table:formula="of:=([.A718]/[.C718])*100" office:value-type="float" office:value="4.82093663911846">
            <text:p>4.82093663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8">
            <text:p>718</text:p>
          </table:table-cell>
          <table:table-cell office:value-type="float" office:value="145.5">
            <text:p>145.5</text:p>
          </table:table-cell>
          <table:table-cell table:formula="of:=([.A719]/[.C719])*100" office:value-type="float" office:value="6.18556701030928">
            <text:p>6.18556701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19">
            <text:p>719</text:p>
          </table:table-cell>
          <table:table-cell office:value-type="float" office:value="142.8">
            <text:p>142.8</text:p>
          </table:table-cell>
          <table:table-cell table:formula="of:=([.A720]/[.C720])*100" office:value-type="float" office:value="5.60224089635854">
            <text:p>5.602240896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float" office:value="141.2">
            <text:p>141.2</text:p>
          </table:table-cell>
          <table:table-cell table:formula="of:=([.A721]/[.C721])*100" office:value-type="float" office:value="6.37393767705382">
            <text:p>6.373937677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1">
            <text:p>721</text:p>
          </table:table-cell>
          <table:table-cell office:value-type="float" office:value="140">
            <text:p>140</text:p>
          </table:table-cell>
          <table:table-cell table:formula="of:=([.A722]/[.C722])*100" office:value-type="float" office:value="5.71428571428571">
            <text:p>5.71428571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2">
            <text:p>722</text:p>
          </table:table-cell>
          <table:table-cell office:value-type="float" office:value="138.4">
            <text:p>138.4</text:p>
          </table:table-cell>
          <table:table-cell table:formula="of:=([.A723]/[.C723])*100" office:value-type="float" office:value="5.78034682080925">
            <text:p>5.780346820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3">
            <text:p>723</text:p>
          </table:table-cell>
          <table:table-cell office:value-type="float" office:value="138.5">
            <text:p>138.5</text:p>
          </table:table-cell>
          <table:table-cell table:formula="of:=([.A724]/[.C724])*100" office:value-type="float" office:value="7.22021660649819">
            <text:p>7.22021660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4">
            <text:p>724</text:p>
          </table:table-cell>
          <table:table-cell office:value-type="float" office:value="136.4">
            <text:p>136.4</text:p>
          </table:table-cell>
          <table:table-cell table:formula="of:=([.A725]/[.C725])*100" office:value-type="float" office:value="6.59824046920821">
            <text:p>6.598240469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5">
            <text:p>725</text:p>
          </table:table-cell>
          <table:table-cell office:value-type="float" office:value="134.5">
            <text:p>134.5</text:p>
          </table:table-cell>
          <table:table-cell table:formula="of:=([.A726]/[.C726])*100" office:value-type="float" office:value="7.43494423791822">
            <text:p>7.434944237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6">
            <text:p>726</text:p>
          </table:table-cell>
          <table:table-cell office:value-type="float" office:value="137.9">
            <text:p>137.9</text:p>
          </table:table-cell>
          <table:table-cell table:formula="of:=([.A727]/[.C727])*100" office:value-type="float" office:value="5.80130529369108">
            <text:p>5.801305293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7">
            <text:p>727</text:p>
          </table:table-cell>
          <table:table-cell office:value-type="float" office:value="134.8">
            <text:p>134.8</text:p>
          </table:table-cell>
          <table:table-cell table:formula="of:=([.A728]/[.C728])*100" office:value-type="float" office:value="6.67655786350148">
            <text:p>6.676557863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8">
            <text:p>728</text:p>
          </table:table-cell>
          <table:table-cell office:value-type="float" office:value="134.4">
            <text:p>134.4</text:p>
          </table:table-cell>
          <table:table-cell table:formula="of:=([.A729]/[.C729])*100" office:value-type="float" office:value="6.69642857142857">
            <text:p>6.696428571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office:value-type="float" office:value="136.7">
            <text:p>136.7</text:p>
          </table:table-cell>
          <table:table-cell table:formula="of:=([.A730]/[.C730])*100" office:value-type="float" office:value="6.58376005852231">
            <text:p>6.583760058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0">
            <text:p>730</text:p>
          </table:table-cell>
          <table:table-cell office:value-type="float" office:value="135.9">
            <text:p>135.9</text:p>
          </table:table-cell>
          <table:table-cell table:formula="of:=([.A731]/[.C731])*100" office:value-type="float" office:value="4.41501103752759">
            <text:p>4.415011037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1">
            <text:p>731</text:p>
          </table:table-cell>
          <table:table-cell office:value-type="float" office:value="136.6">
            <text:p>136.6</text:p>
          </table:table-cell>
          <table:table-cell table:formula="of:=([.A732]/[.C732])*100" office:value-type="float" office:value="5.85651537335286">
            <text:p>5.856515373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2">
            <text:p>732</text:p>
          </table:table-cell>
          <table:table-cell office:value-type="float" office:value="134.9">
            <text:p>134.9</text:p>
          </table:table-cell>
          <table:table-cell table:formula="of:=([.A733]/[.C733])*100" office:value-type="float" office:value="6.67160859896219">
            <text:p>6.6716085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3">
            <text:p>733</text:p>
          </table:table-cell>
          <table:table-cell office:value-type="float" office:value="134.2">
            <text:p>134.2</text:p>
          </table:table-cell>
          <table:table-cell table:formula="of:=([.A734]/[.C734])*100" office:value-type="float" office:value="5.96125186289121">
            <text:p>5.961251862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4">
            <text:p>734</text:p>
          </table:table-cell>
          <table:table-cell office:value-type="float" office:value="134.8">
            <text:p>134.8</text:p>
          </table:table-cell>
          <table:table-cell table:formula="of:=([.A735]/[.C735])*100" office:value-type="float" office:value="8.16023738872404">
            <text:p>8.160237388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36.9">
            <text:p>136.9</text:p>
          </table:table-cell>
          <table:table-cell table:formula="of:=([.A736]/[.C736])*100" office:value-type="float" office:value="8.03506208911614">
            <text:p>8.035062089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6">
            <text:p>736</text:p>
          </table:table-cell>
          <table:table-cell office:value-type="float" office:value="134.9">
            <text:p>134.9</text:p>
          </table:table-cell>
          <table:table-cell table:formula="of:=([.A737]/[.C737])*100" office:value-type="float" office:value="7.41289844329133">
            <text:p>7.412898443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7">
            <text:p>737</text:p>
          </table:table-cell>
          <table:table-cell office:value-type="float" office:value="135">
            <text:p>135</text:p>
          </table:table-cell>
          <table:table-cell table:formula="of:=([.A738]/[.C738])*100" office:value-type="float" office:value="6.66666666666667">
            <text:p>6.66666666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8">
            <text:p>738</text:p>
          </table:table-cell>
          <table:table-cell office:value-type="float" office:value="133.9">
            <text:p>133.9</text:p>
          </table:table-cell>
          <table:table-cell table:formula="of:=([.A739]/[.C739])*100" office:value-type="float" office:value="5.97460791635549">
            <text:p>5.97460791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9">
            <text:p>739</text:p>
          </table:table-cell>
          <table:table-cell office:value-type="float" office:value="131.3">
            <text:p>131.3</text:p>
          </table:table-cell>
          <table:table-cell table:formula="of:=([.A740]/[.C740])*100" office:value-type="float" office:value="6.09291698400609">
            <text:p>6.0929169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0">
            <text:p>740</text:p>
          </table:table-cell>
          <table:table-cell office:value-type="float" office:value="131.1">
            <text:p>131.1</text:p>
          </table:table-cell>
          <table:table-cell table:formula="of:=([.A741]/[.C741])*100" office:value-type="float" office:value="6.1022120518688">
            <text:p>6.10221205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1">
            <text:p>741</text:p>
          </table:table-cell>
          <table:table-cell office:value-type="float" office:value="131.9">
            <text:p>131.9</text:p>
          </table:table-cell>
          <table:table-cell table:formula="of:=([.A742]/[.C742])*100" office:value-type="float" office:value="5.30705079605762">
            <text:p>5.307050796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2">
            <text:p>742</text:p>
          </table:table-cell>
          <table:table-cell office:value-type="float" office:value="130.8">
            <text:p>130.8</text:p>
          </table:table-cell>
          <table:table-cell table:formula="of:=([.A743]/[.C743])*100" office:value-type="float" office:value="6.88073394495413">
            <text:p>6.88073394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3">
            <text:p>743</text:p>
          </table:table-cell>
          <table:table-cell office:value-type="float" office:value="131.1">
            <text:p>131.1</text:p>
          </table:table-cell>
          <table:table-cell table:formula="of:=([.A744]/[.C744])*100" office:value-type="float" office:value="6.8649885583524">
            <text:p>6.864988558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44">
            <text:p>744</text:p>
          </table:table-cell>
          <table:table-cell office:value-type="float" office:value="134.3">
            <text:p>134.3</text:p>
          </table:table-cell>
          <table:table-cell table:formula="of:=([.A745]/[.C745])*100" office:value-type="float" office:value="7.44601638123604">
            <text:p>7.44601638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5">
            <text:p>745</text:p>
          </table:table-cell>
          <table:table-cell office:value-type="float" office:value="133.9">
            <text:p>133.9</text:p>
          </table:table-cell>
          <table:table-cell table:formula="of:=([.A746]/[.C746])*100" office:value-type="float" office:value="5.97460791635549">
            <text:p>5.97460791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6">
            <text:p>746</text:p>
          </table:table-cell>
          <table:table-cell office:value-type="float" office:value="133.6">
            <text:p>133.6</text:p>
          </table:table-cell>
          <table:table-cell table:formula="of:=([.A747]/[.C747])*100" office:value-type="float" office:value="5.98802395209581">
            <text:p>5.988023952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  <table:table-cell office:value-type="float" office:value="132.7">
            <text:p>132.7</text:p>
          </table:table-cell>
          <table:table-cell table:formula="of:=([.A748]/[.C748])*100" office:value-type="float" office:value="6.02863602110023">
            <text:p>6.028636021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8">
            <text:p>748</text:p>
          </table:table-cell>
          <table:table-cell office:value-type="float" office:value="133.6">
            <text:p>133.6</text:p>
          </table:table-cell>
          <table:table-cell table:formula="of:=([.A749]/[.C749])*100" office:value-type="float" office:value="5.98802395209581">
            <text:p>5.988023952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9">
            <text:p>749</text:p>
          </table:table-cell>
          <table:table-cell office:value-type="float" office:value="132.6">
            <text:p>132.6</text:p>
          </table:table-cell>
          <table:table-cell table:formula="of:=([.A750]/[.C750])*100" office:value-type="float" office:value="6.03318250377074">
            <text:p>6.033182503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float" office:value="134">
            <text:p>134</text:p>
          </table:table-cell>
          <table:table-cell table:formula="of:=([.A751]/[.C751])*100" office:value-type="float" office:value="5.22388059701493">
            <text:p>5.22388059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1">
            <text:p>751</text:p>
          </table:table-cell>
          <table:table-cell office:value-type="float" office:value="132.8">
            <text:p>132.8</text:p>
          </table:table-cell>
          <table:table-cell table:formula="of:=([.A752]/[.C752])*100" office:value-type="float" office:value="5.2710843373494">
            <text:p>5.271084337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office:value-type="float" office:value="133.2">
            <text:p>133.2</text:p>
          </table:table-cell>
          <table:table-cell table:formula="of:=([.A753]/[.C753])*100" office:value-type="float" office:value="6.00600600600601">
            <text:p>6.00600600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3">
            <text:p>753</text:p>
          </table:table-cell>
          <table:table-cell office:value-type="float" office:value="131.6">
            <text:p>131.6</text:p>
          </table:table-cell>
          <table:table-cell table:formula="of:=([.A754]/[.C754])*100" office:value-type="float" office:value="5.31914893617021">
            <text:p>5.319148936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4">
            <text:p>754</text:p>
          </table:table-cell>
          <table:table-cell office:value-type="float" office:value="128.5">
            <text:p>128.5</text:p>
          </table:table-cell>
          <table:table-cell table:formula="of:=([.A755]/[.C755])*100" office:value-type="float" office:value="6.22568093385214">
            <text:p>6.225680933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5">
            <text:p>755</text:p>
          </table:table-cell>
          <table:table-cell office:value-type="float" office:value="126.6">
            <text:p>126.6</text:p>
          </table:table-cell>
          <table:table-cell table:formula="of:=([.A756]/[.C756])*100" office:value-type="float" office:value="7.10900473933649">
            <text:p>7.109004739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6">
            <text:p>756</text:p>
          </table:table-cell>
          <table:table-cell office:value-type="float" office:value="127.9">
            <text:p>127.9</text:p>
          </table:table-cell>
          <table:table-cell table:formula="of:=([.A757]/[.C757])*100" office:value-type="float" office:value="5.47302580140735">
            <text:p>5.47302580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7">
            <text:p>757</text:p>
          </table:table-cell>
          <table:table-cell office:value-type="float" office:value="128.4">
            <text:p>128.4</text:p>
          </table:table-cell>
          <table:table-cell table:formula="of:=([.A758]/[.C758])*100" office:value-type="float" office:value="6.23052959501558">
            <text:p>6.2305295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8">
            <text:p>758</text:p>
          </table:table-cell>
          <table:table-cell office:value-type="float" office:value="126.8">
            <text:p>126.8</text:p>
          </table:table-cell>
          <table:table-cell table:formula="of:=([.A759]/[.C759])*100" office:value-type="float" office:value="6.30914826498423">
            <text:p>6.30914826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9">
            <text:p>759</text:p>
          </table:table-cell>
          <table:table-cell office:value-type="float" office:value="127.6">
            <text:p>127.6</text:p>
          </table:table-cell>
          <table:table-cell table:formula="of:=([.A760]/[.C760])*100" office:value-type="float" office:value="4.70219435736677">
            <text:p>4.70219435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0">
            <text:p>760</text:p>
          </table:table-cell>
          <table:table-cell office:value-type="float" office:value="124.9">
            <text:p>124.9</text:p>
          </table:table-cell>
          <table:table-cell table:formula="of:=([.A761]/[.C761])*100" office:value-type="float" office:value="4.80384307445957">
            <text:p>4.803843074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1">
            <text:p>761</text:p>
          </table:table-cell>
          <table:table-cell office:value-type="float" office:value="125.2">
            <text:p>125.2</text:p>
          </table:table-cell>
          <table:table-cell table:formula="of:=([.A762]/[.C762])*100" office:value-type="float" office:value="4.79233226837061">
            <text:p>4.792332268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2">
            <text:p>762</text:p>
          </table:table-cell>
          <table:table-cell office:value-type="float" office:value="126.7">
            <text:p>126.7</text:p>
          </table:table-cell>
          <table:table-cell table:formula="of:=([.A763]/[.C763])*100" office:value-type="float" office:value="7.10339384372533">
            <text:p>7.103393843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3">
            <text:p>763</text:p>
          </table:table-cell>
          <table:table-cell office:value-type="float" office:value="125.6">
            <text:p>125.6</text:p>
          </table:table-cell>
          <table:table-cell table:formula="of:=([.A764]/[.C764])*100" office:value-type="float" office:value="6.36942675159236">
            <text:p>6.36942675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4">
            <text:p>764</text:p>
          </table:table-cell>
          <table:table-cell office:value-type="float" office:value="126.6">
            <text:p>126.6</text:p>
          </table:table-cell>
          <table:table-cell table:formula="of:=([.A765]/[.C765])*100" office:value-type="float" office:value="6.31911532385466">
            <text:p>6.319115323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5">
            <text:p>765</text:p>
          </table:table-cell>
          <table:table-cell office:value-type="float" office:value="128.4">
            <text:p>128.4</text:p>
          </table:table-cell>
          <table:table-cell table:formula="of:=([.A766]/[.C766])*100" office:value-type="float" office:value="4.67289719626168">
            <text:p>4.672897196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6">
            <text:p>766</text:p>
          </table:table-cell>
          <table:table-cell office:value-type="float" office:value="126.3">
            <text:p>126.3</text:p>
          </table:table-cell>
          <table:table-cell table:formula="of:=([.A767]/[.C767])*100" office:value-type="float" office:value="6.33412509897071">
            <text:p>6.3341250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7">
            <text:p>767</text:p>
          </table:table-cell>
          <table:table-cell office:value-type="float" office:value="128.4">
            <text:p>128.4</text:p>
          </table:table-cell>
          <table:table-cell table:formula="of:=([.A768]/[.C768])*100" office:value-type="float" office:value="5.45171339563863">
            <text:p>5.45171339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float" office:value="130.2">
            <text:p>130.2</text:p>
          </table:table-cell>
          <table:table-cell table:formula="of:=([.A769]/[.C769])*100" office:value-type="float" office:value="6.14439324116744">
            <text:p>6.14439324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9">
            <text:p>769</text:p>
          </table:table-cell>
          <table:table-cell office:value-type="float" office:value="129.1">
            <text:p>129.1</text:p>
          </table:table-cell>
          <table:table-cell table:formula="of:=([.A770]/[.C770])*100" office:value-type="float" office:value="6.9713400464756">
            <text:p>6.971340046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0">
            <text:p>770</text:p>
          </table:table-cell>
          <table:table-cell office:value-type="float" office:value="132.1">
            <text:p>132.1</text:p>
          </table:table-cell>
          <table:table-cell table:formula="of:=([.A771]/[.C771])*100" office:value-type="float" office:value="5.29901589704769">
            <text:p>5.29901589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1">
            <text:p>771</text:p>
          </table:table-cell>
          <table:table-cell office:value-type="float" office:value="130.1">
            <text:p>130.1</text:p>
          </table:table-cell>
          <table:table-cell table:formula="of:=([.A772]/[.C772])*100" office:value-type="float" office:value="5.380476556495">
            <text:p>5.380476556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2">
            <text:p>772</text:p>
          </table:table-cell>
          <table:table-cell office:value-type="float" office:value="127.8">
            <text:p>127.8</text:p>
          </table:table-cell>
          <table:table-cell table:formula="of:=([.A773]/[.C773])*100" office:value-type="float" office:value="4.69483568075117">
            <text:p>4.694835680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3">
            <text:p>773</text:p>
          </table:table-cell>
          <table:table-cell office:value-type="float" office:value="128">
            <text:p>128</text:p>
          </table:table-cell>
          <table:table-cell table:formula="of:=([.A774]/[.C774])*100" office:value-type="float" office:value="5.46875">
            <text:p>5.4687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4">
            <text:p>774</text:p>
          </table:table-cell>
          <table:table-cell office:value-type="float" office:value="126.4">
            <text:p>126.4</text:p>
          </table:table-cell>
          <table:table-cell table:formula="of:=([.A775]/[.C775])*100" office:value-type="float" office:value="6.32911392405063">
            <text:p>6.329113924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5">
            <text:p>775</text:p>
          </table:table-cell>
          <table:table-cell office:value-type="float" office:value="124.1">
            <text:p>124.1</text:p>
          </table:table-cell>
          <table:table-cell table:formula="of:=([.A776]/[.C776])*100" office:value-type="float" office:value="7.2522159548751">
            <text:p>7.252215954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6">
            <text:p>776</text:p>
          </table:table-cell>
          <table:table-cell office:value-type="float" office:value="125.2">
            <text:p>125.2</text:p>
          </table:table-cell>
          <table:table-cell table:formula="of:=([.A777]/[.C777])*100" office:value-type="float" office:value="6.38977635782748">
            <text:p>6.389776357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77">
            <text:p>777</text:p>
          </table:table-cell>
          <table:table-cell office:value-type="float" office:value="122.2">
            <text:p>122.2</text:p>
          </table:table-cell>
          <table:table-cell table:formula="of:=([.A778]/[.C778])*100" office:value-type="float" office:value="8.18330605564648">
            <text:p>8.183306055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8">
            <text:p>778</text:p>
          </table:table-cell>
          <table:table-cell office:value-type="float" office:value="124.8">
            <text:p>124.8</text:p>
          </table:table-cell>
          <table:table-cell table:formula="of:=([.A779]/[.C779])*100" office:value-type="float" office:value="5.60897435897436">
            <text:p>5.60897435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9">
            <text:p>779</text:p>
          </table:table-cell>
          <table:table-cell office:value-type="float" office:value="124.4">
            <text:p>124.4</text:p>
          </table:table-cell>
          <table:table-cell table:formula="of:=([.A780]/[.C780])*100" office:value-type="float" office:value="6.43086816720257">
            <text:p>6.430868167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21.3">
            <text:p>121.3</text:p>
          </table:table-cell>
          <table:table-cell table:formula="of:=([.A781]/[.C781])*100" office:value-type="float" office:value="7.41962077493817">
            <text:p>7.419620774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3">2024-04-03</text:date>, <text:time>08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3T08:18:17.26</dc:date>
    <meta:document-statistic meta:table-count="1" meta:cell-count="3124" meta:object-count="1"/>
    <meta:generator>OpenOffice/4.1.15$Win32 OpenOffice.org_project/4115m2$Build-98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979cm" svg:height="23.192cm" xlink:href=".." xlink:type="simple" chart:class="chart:bar" chart:style-name="ch1">
        <chart:title svg:x="18.432cm" svg:y="0.599cm" chart:style-name="ch2">
          <text:p>2cpu with Interactive Only</text:p>
        </chart:title>
        <chart:legend chart:legend-position="end" svg:x="38.578cm" svg:y="11.284cm" style:legend-expansion="high" chart:style-name="ch3"/>
        <chart:plot-area chart:style-name="ch4" table:cell-range-address="Sheet1.B1:Sheet1.B781 Sheet1.D1:Sheet1.D781" chart:data-source-has-labels="both" svg:x="1.877cm" svg:y="2.767cm" svg:width="35.023cm" svg:height="18.954cm">
          <chartooo:coordinate-region svg:x="2.684cm" svg:y="2.979cm" svg:width="34.111cm" svg:height="17.645cm"/>
          <chart:axis chart:dimension="x" chart:name="primary-x" chart:style-name="ch5" chartooo:axis-type="auto">
            <chartooo:date-scale/>
            <chart:title svg:x="17.584cm" svg:y="22.185cm" chart:style-name="ch6">
              <text:p>Iteraction chance (1 of x)</text:p>
            </chart:title>
            <chart:categories table:cell-range-address="Sheet1.B2:Sheet1.B781"/>
          </chart:axis>
          <chart:axis chart:dimension="y" chart:name="primary-y" chart:style-name="ch7">
            <chart:title svg:x="0.451cm" svg:y="15.397cm" chart:style-name="ch8">
              <text:p>Percent of total processes in Ready Queue</text:p>
            </chart:title>
            <chart:grid chart:style-name="ch9" chart:class="major"/>
          </chart:axis>
          <chart:series chart:style-name="ch10" chart:values-cell-range-address="Sheet1.D2:Sheet1.D781" chart:label-cell-address="Sheet1.D1:Sheet1.D1" chart:class="chart:bar">
            <chart:data-point chart:repeated="7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In Read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781</svg:desc>
                </draw:g>
              </table:table-cell>
              <table:table-cell office:value-type="float" office:value="93.5090649093509">
                <text:p>93.5090649093509</text:p>
                <draw:g>
                  <svg:desc>Sheet1.D2:Sheet1.D7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6.5961526305809">
                <text:p>46.59615263058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.7809558733651">
                <text:p>31.78095587336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7744303410307">
                <text:p>24.77443034103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.7932181349871">
                <text:p>20.79321813498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4893889303615">
                <text:p>18.48938893036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.760734443095">
                <text:p>16.7607344430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5622258138998">
                <text:p>15.56222581389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.1292498831073">
                <text:p>15.12924988310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600145600146">
                <text:p>14.560014560014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5608736524191">
                <text:p>14.560873652419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.5911100095014">
                <text:p>13.59111000950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.5007714726556">
                <text:p>13.50077147265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8736246603412">
                <text:p>12.87362466034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4748304672854">
                <text:p>12.47483046728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1957098095927">
                <text:p>12.19570980959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.7140568682419">
                <text:p>11.71405686824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.474424318461">
                <text:p>11.47442431846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.1283432644954">
                <text:p>11.12834326449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2664004563605">
                <text:p>11.26640045636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.0707749542468">
                <text:p>11.07077495424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.7980065218729">
                <text:p>10.79800652187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.783200908059">
                <text:p>10.78320090805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.3981657893887">
                <text:p>10.39816578938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.4446433900328">
                <text:p>10.44464339003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.619771213932">
                <text:p>10.61977121393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.0802886145793">
                <text:p>10.08028861457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.0584625440285">
                <text:p>10.058462544028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.0865637937524">
                <text:p>10.08656379375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3453640323584">
                <text:p>10.34536403235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.97036918395131">
                <text:p>9.970369183951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.8624979538386">
                <text:p>9.86249795383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.53695570335048">
                <text:p>9.536955703350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.52828576311742">
                <text:p>9.528285763117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.49684164670007">
                <text:p>9.496841646700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.5445263251354">
                <text:p>9.544526325135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.58408679927667">
                <text:p>9.584086799276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.40293668071703">
                <text:p>9.4029366807170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.55037586875325">
                <text:p>9.550375868753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43717468502213">
                <text:p>9.437174685022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.46088001201382">
                <text:p>9.4608800120138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.13149350649351">
                <text:p>9.131493506493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.59306823456599">
                <text:p>9.5930682345659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.36927505888511">
                <text:p>9.3692750588851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.07904751549418">
                <text:p>9.0790475154941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.44073317506763">
                <text:p>9.440733175067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22332827175075">
                <text:p>9.223328271750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.38537255350807">
                <text:p>9.385372553508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17644325705657">
                <text:p>9.176443257056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.98663828780892">
                <text:p>8.9866382878089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.1280326687485">
                <text:p>9.128032668748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8.93184877034137">
                <text:p>8.9318487703413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.17203767972236">
                <text:p>9.1720376797223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.32635956897095">
                <text:p>9.3263595689709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.65162778774673">
                <text:p>8.6516277877467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.88366320465086">
                <text:p>8.883663204650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.82489549465862">
                <text:p>8.8248954946586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.64631180761956">
                <text:p>8.646311807619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84591647809093">
                <text:p>8.8459164780909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.33862986967733">
                <text:p>9.338629869677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.10502540937324">
                <text:p>9.105025409373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.41774860893137">
                <text:p>8.417748608931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72917727504183">
                <text:p>8.729177275041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.04677846425419">
                <text:p>9.0467784642541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.64681102653167">
                <text:p>8.6468110265316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8.98809077971688">
                <text:p>8.9880907797168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.69697894415624">
                <text:p>8.696978944156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8.30874359372574">
                <text:p>8.308743593725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58200141721124">
                <text:p>8.5820014172112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.70467976361604">
                <text:p>8.7046797636160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.98203592814371">
                <text:p>8.9820359281437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.91323902199689">
                <text:p>8.9132390219968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.48714568226763">
                <text:p>8.487145682267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.40056558263329">
                <text:p>8.4005655826332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.38556666101982">
                <text:p>8.385566661019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.28351836037575">
                <text:p>8.283518360375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.46359789273685">
                <text:p>8.463597892736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.27309936427763">
                <text:p>8.273099364277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27537635355225">
                <text:p>8.275376353552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.32214765100671">
                <text:p>8.3221476510067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.84716078360567">
                <text:p>8.847160783605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.61053204024291">
                <text:p>8.6105320402429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.61673847282061">
                <text:p>8.6167384728206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.33642089662838">
                <text:p>8.3364208966283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.33645560134882">
                <text:p>8.3364556013488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.15320439893819">
                <text:p>8.1532043989381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.79204892966361">
                <text:p>8.7920489296636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.60318994683422">
                <text:p>8.60318994683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64864864864865">
                <text:p>8.6486486486486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8.48557452331037">
                <text:p>8.4855745233103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8.27697587564349">
                <text:p>8.2769758756434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8.1025641025641">
                <text:p>8.102564102564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.27814569536424">
                <text:p>8.2781456953642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.55057351407717">
                <text:p>8.550573514077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.28352731466918">
                <text:p>8.2835273146691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8.201086377676">
                <text:p>8.20108637767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8.4818552716341">
                <text:p>8.481855271634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.17438692098093">
                <text:p>8.174386920980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.01405203644747">
                <text:p>8.0140520364474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.36727953319388">
                <text:p>8.3672795331938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8.09312638580931">
                <text:p>8.0931263858093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8.18110500952595">
                <text:p>8.1811050095259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8.13191777727581">
                <text:p>8.1319177772758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8.38887612043208">
                <text:p>8.388876120432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.48738518776887">
                <text:p>8.4873851877688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.97279868683316">
                <text:p>7.9727986868331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8.16471423500177">
                <text:p>8.1647142350017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.17826241555055">
                <text:p>8.178262415550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.28928399807785">
                <text:p>8.2892839980778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.38396111786148">
                <text:p>8.3839611178614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8.31804281345566">
                <text:p>8.3180428134556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.80303215552024">
                <text:p>8.8030321555202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.13308687615527">
                <text:p>8.1330868761552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8.15721171672228">
                <text:p>8.1572117167222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.83289817232376">
                <text:p>7.8328981723237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8.22429906542056">
                <text:p>8.2242990654205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7.56238971514999">
                <text:p>7.5623897151499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.60841998478316">
                <text:p>7.608419984783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.18536708223146">
                <text:p>8.1853670822314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7.23074971457567">
                <text:p>7.2307497145756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8.67015172765523">
                <text:p>8.6701517276552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8.47784200385356">
                <text:p>8.4778420038535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.06766428106701">
                <text:p>8.0676642810670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.73162101952562">
                <text:p>7.7316210195256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8.300395256917">
                <text:p>8.30039525691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7.30799893701834">
                <text:p>7.307998937018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.29346240551651">
                <text:p>7.2934624055165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7.51375285120086">
                <text:p>7.5137528512008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79327317473339">
                <text:p>7.7932731747333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7.84367689555525">
                <text:p>7.8436768955552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8.19330648521039">
                <text:p>8.1933064852103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7.7388490220909">
                <text:p>7.738849022090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7.77934936350778">
                <text:p>7.7793493635077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8.27389443651926">
                <text:p>8.2738944365192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8.55692530819434">
                <text:p>8.5569253081943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.74174700555069">
                <text:p>7.7417470055506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8.10611643330877">
                <text:p>8.1061164333087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8.24014125956445">
                <text:p>8.240141259564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7.89395293416741">
                <text:p>7.8939529341674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.90454884414616">
                <text:p>7.9045488441461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7.29275189760381">
                <text:p>7.2927518976038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.9258262299985">
                <text:p>7.925826229998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.8125">
                <text:p>7.812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8.14725407362704">
                <text:p>8.1472540736270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.43776563448695">
                <text:p>7.4377656344869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7.54775107825015">
                <text:p>7.5477510782501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8.34382871536524">
                <text:p>8.34382871536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23839496459481">
                <text:p>7.2383949645948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8.23566677225214">
                <text:p>8.2356667722521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8.13656668793874">
                <text:p>8.1365666879387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8.21520618556701">
                <text:p>8.215206185567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8.39928929090615">
                <text:p>8.3992892909061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.83673469387755">
                <text:p>7.836734693877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.58075148319051">
                <text:p>7.5807514831905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8.60215053763441">
                <text:p>8.6021505376344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7.45279894004637">
                <text:p>7.4527989400463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8.11661421235713">
                <text:p>8.116614212357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.36400133824021">
                <text:p>8.3640013382402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7.25983454330576">
                <text:p>7.2598345433057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7.34289617486339">
                <text:p>7.3428961748633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7.72797527047914">
                <text:p>7.7279752704791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7.81385657232158">
                <text:p>7.8138565723215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.86575773466177">
                <text:p>7.8657577346617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7.48607242339833">
                <text:p>7.4860724233983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7.94491525423729">
                <text:p>7.9449152542372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8.51214754389076">
                <text:p>8.5121475438907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7.68818165564098">
                <text:p>7.688181655640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.9623597538907">
                <text:p>7.962359753890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8.72885979268958">
                <text:p>8.7288597926895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.01895389101513">
                <text:p>8.0189538910151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8.2221816188562">
                <text:p>8.222181618856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.73338243417419">
                <text:p>7.7333824341741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.9073188672306">
                <text:p>7.907318867230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8.16478010762665">
                <text:p>8.164780107626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.2135523613963">
                <text:p>8.213552361396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7.75340393343419">
                <text:p>7.7534039334341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7.94100964265457">
                <text:p>7.941009642654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.97720797720798">
                <text:p>7.9772079772079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.68639508070715">
                <text:p>7.686395080707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8.52878464818763">
                <text:p>8.5287846481876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.97975866095757">
                <text:p>7.9797586609575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.74143603638475">
                <text:p>7.741436036384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.6112412177986">
                <text:p>7.611241217798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.45829244357213">
                <text:p>7.4582924435721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.51730959446093">
                <text:p>7.5173095944609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.93808295296686">
                <text:p>7.9380829529668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.5712293285515">
                <text:p>7.57122932855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.22632423756019">
                <text:p>8.2263242375601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.79376498800959">
                <text:p>7.7937649880095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.25660149163475">
                <text:p>7.2566014916347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.5835212133634">
                <text:p>7.583521213363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.94480451599415">
                <text:p>7.944804515994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.74089490114464">
                <text:p>8.7408949011446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.74706867671692">
                <text:p>7.7470686767169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7.72926676415291">
                <text:p>7.7292667641529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8.1453634085213">
                <text:p>8.145363408521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.56143667296786">
                <text:p>7.561436672967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.58693361433088">
                <text:p>7.5869336143308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7.88912579957356">
                <text:p>7.8891257995735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7.88912579957356">
                <text:p>7.8891257995735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.91782580783223">
                <text:p>7.9178258078322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8.11099252934899">
                <text:p>8.1109925293489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7.37207285342585">
                <text:p>7.3720728534258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7.57575757575758">
                <text:p>7.5757575757575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.35771478035057">
                <text:p>7.3577147803505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8.50599781897492">
                <text:p>8.5059978189749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.55723494109802">
                <text:p>7.557234941098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.59267530147387">
                <text:p>7.5926753014738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.73400673400673">
                <text:p>6.7340067340067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7.64388489208633">
                <text:p>7.6438848920863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.43745774171738">
                <text:p>7.4374577417173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8.0681308830121">
                <text:p>8.068130883012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7.79510022271715">
                <text:p>7.7951002227171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7.64560377782775">
                <text:p>7.645603777827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.75017095965352">
                <text:p>7.7501709596535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8.03858520900322">
                <text:p>8.0385852090032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8.1799591002045">
                <text:p>8.179959100204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27768933363657">
                <text:p>7.2776893336365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7.8196872125115">
                <text:p>7.819687212511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6.93481276005548">
                <text:p>6.9348127600554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7.87219263718453">
                <text:p>7.8721926371845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7.5223319228961">
                <text:p>7.522331922896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8.07600950118765">
                <text:p>8.0760095011876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.94797687861272">
                <text:p>7.9479768786127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7.44834214320038">
                <text:p>7.4483421432003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7.94989159238738">
                <text:p>7.9498915923873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7.77831793874575">
                <text:p>7.778317938745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59617740749816">
                <text:p>7.5961774074981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8.06845965770171">
                <text:p>8.0684596577017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7.63923114834894">
                <text:p>7.6392311483489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7.92275315672196">
                <text:p>7.9227531567219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.67326732673267">
                <text:p>7.6732673267326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.51126690035053">
                <text:p>7.5112669003505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7.43310208126858">
                <text:p>7.4331020812685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.99200799200799">
                <text:p>7.9920079920079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7.4719800747198">
                <text:p>7.471980074719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.98004987531172">
                <text:p>7.980049875311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74806298425394">
                <text:p>7.7480629842539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.54147812971342">
                <text:p>7.5414781297134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7.52068187515668">
                <text:p>7.5206818751566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7.49812546863284">
                <text:p>7.498125468632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7.5187969924812">
                <text:p>7.518796992481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7.00350175087544">
                <text:p>7.0035017508754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6.7516879219805">
                <text:p>6.751687921980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7.50750750750751">
                <text:p>7.5075075075075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8.07672892478546">
                <text:p>8.0767289247854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7.34363129906305">
                <text:p>7.343631299063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.86203398427593">
                <text:p>7.8620339842759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7.3362003541614">
                <text:p>7.336200354161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7.59685996454799">
                <text:p>7.5968599645479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7.71010023130301">
                <text:p>7.7101002313030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.54618787405673">
                <text:p>7.5461878740567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7.05144946461217">
                <text:p>7.0514494646121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.13530655391121">
                <text:p>7.1353065539112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7.2522159548751">
                <text:p>7.252215954875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7.49665327978581">
                <text:p>7.4966532797858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.52283718430951">
                <text:p>7.5228371843095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.2972972972973">
                <text:p>7.297297297297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8.21917808219178">
                <text:p>8.2191780821917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8.87163848073191">
                <text:p>8.8716384807319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7.47508305647841">
                <text:p>7.4750830564784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7.44622173193602">
                <text:p>7.446221731936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.48959778085992">
                <text:p>7.48959778085992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6.6815144766147">
                <text:p>6.681514476614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7.73480662983425">
                <text:p>7.7348066298342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8.71031188536106">
                <text:p>8.7103118853610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8.24566391811203">
                <text:p>8.2456639181120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.43494423791822">
                <text:p>7.4349442379182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8.03673938002296">
                <text:p>8.036739380022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7.5036075036075">
                <text:p>7.503607503607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7.27802037845706">
                <text:p>7.2780203784570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8.16802800466745">
                <text:p>8.1680280046674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7.25478816018572">
                <text:p>7.2547881601857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7.52532561505065">
                <text:p>7.5253256150506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6.74684658257554">
                <text:p>6.7468465825755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8.21596244131455">
                <text:p>8.2159624413145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8.45727617381161">
                <text:p>8.4572761738116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.34645900675874">
                <text:p>7.3464590067587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7.2950102130143">
                <text:p>7.295010213014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7.5978959672706">
                <text:p>7.597895967270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7.64031736702909">
                <text:p>7.6403173670290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7.35077918259336">
                <text:p>7.3507791825933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8.03810657933909">
                <text:p>8.0381065793390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8.1570996978852">
                <text:p>8.157099697885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.57305049297879">
                <text:p>6.5730504929787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7.14498362607919">
                <text:p>7.1449836260791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.12800712800713">
                <text:p>7.1280071280071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7.43383883437407">
                <text:p>7.4338388343740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7.82190132370638">
                <text:p>7.8219013237063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7.19640179910045">
                <text:p>7.1964017991004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7.46714456391876">
                <text:p>7.4671445639187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7.21804511278196">
                <text:p>7.2180451127819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6.85339690107271">
                <text:p>6.8533969010727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7.57116898849182">
                <text:p>7.5711689884918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7.04441041347626">
                <text:p>7.0444104134762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6.75260896255371">
                <text:p>6.752608962553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13399503722085">
                <text:p>7.1339950372208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7.48829953198128">
                <text:p>7.4882995319812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7.44186046511628">
                <text:p>7.44186046511628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6.51769087523278">
                <text:p>6.5176908752327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7.62388818297332">
                <text:p>7.6238881829733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7.90388871324692">
                <text:p>7.9038887132469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6.69002867155145">
                <text:p>6.6900286715514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8.25134877816566">
                <text:p>8.2513487781656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7.26010101010101">
                <text:p>7.2601010101010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7.31319554848967">
                <text:p>7.3131955484896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.36943287407882">
                <text:p>7.3694328740788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7.72449308014162">
                <text:p>7.7244930801416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7.13128038897893">
                <text:p>7.1312803889789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7.1731333550701">
                <text:p>7.173133355070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7.49429781687846">
                <text:p>7.4942978168784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7.20366732154552">
                <text:p>7.2036673215455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7.59326510399472">
                <text:p>7.5932651039947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7.33088970343219">
                <text:p>7.3308897034321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7.41489720256151">
                <text:p>7.4148972025615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7.77815353398715">
                <text:p>7.778153533987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.3751257123701">
                <text:p>7.3751257123701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6.7272115708039">
                <text:p>6.727211570803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8.11359026369168">
                <text:p>8.1135902636916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7.3775989268947">
                <text:p>7.377598926894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6.7001675041876">
                <text:p>6.700167504187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8.11084825954715">
                <text:p>8.1108482595471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6.47138964577657">
                <text:p>6.4713896457765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7.56013745704467">
                <text:p>7.5601374570446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7.21897559298728">
                <text:p>7.2189755929872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7.17213114754098">
                <text:p>7.1721311475409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.31707317073171">
                <text:p>7.3170731707317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7.29673384294649">
                <text:p>7.2967338429464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8.28729281767956">
                <text:p>8.2872928176795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6.94927032661571">
                <text:p>6.9492703266157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.92520775623269">
                <text:p>6.9252077562326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.53682768071257">
                <text:p>7.5368276807125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7.96674748874264">
                <text:p>7.9667474887426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7.89022298456261">
                <text:p>7.8902229845626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5.86206896551724">
                <text:p>5.86206896551724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7.68424729304925">
                <text:p>7.6842472930492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.30943264879917">
                <text:p>7.30943264879917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7.07714083510262">
                <text:p>7.0771408351026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7.47330960854093">
                <text:p>7.4733096085409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8.29426613775694">
                <text:p>8.2942661377569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8.02334062727936">
                <text:p>8.0233406272793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8.55018587360595">
                <text:p>8.5501858736059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7.3827980804725">
                <text:p>7.382798080472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7.39918608953015">
                <text:p>7.3991860895301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8.13609467455621">
                <text:p>8.1360946745562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7.32332478945441">
                <text:p>7.3233247894544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.70359501100513">
                <text:p>7.7035950110051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6.54307524536532">
                <text:p>6.54307524536532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6.96480938416422">
                <text:p>6.9648093841642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6.92672256653299">
                <text:p>6.92672256653299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7.68949102892713">
                <text:p>7.6894910289271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7.33137829912023">
                <text:p>7.33137829912023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6.97759823723834">
                <text:p>6.9775982372383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6.66173205033309">
                <text:p>6.6617320503330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7.7979948013368">
                <text:p>7.797994801336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7.12143928035982">
                <text:p>7.1214392803598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.47663551401869">
                <text:p>7.4766355140186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.69393826701376">
                <text:p>6.6939382670137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7.3882526782416">
                <text:p>7.388252678241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8.19977636973537">
                <text:p>8.1997763697353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8.2120194102277">
                <text:p>8.2120194102277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6.2962962962963">
                <text:p>6.296296296296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7.39918608953015">
                <text:p>7.3991860895301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6.2661260597125">
                <text:p>6.266126059712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7.84167289021658">
                <text:p>7.8416728902165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7.12945590994371">
                <text:p>7.1294559099437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.52162467092892">
                <text:p>7.5216246709289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6.94712466229255">
                <text:p>6.94712466229255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6.95786625434867">
                <text:p>6.9578662543486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.62509742790335">
                <text:p>6.62509742790335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7.8125">
                <text:p>7.812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.36719658782474">
                <text:p>7.3671965878247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7.01754385964912">
                <text:p>7.0175438596491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7.43639921722114">
                <text:p>7.43639921722114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7.7639751552795">
                <text:p>7.763975155279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7.74293457220286">
                <text:p>7.742934572202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.39587388088751">
                <text:p>7.3958738808875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6.92574066948827">
                <text:p>6.9257406694882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7.398753894081">
                <text:p>7.398753894081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7.37864077669903">
                <text:p>7.3786407766990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.03674745895231">
                <text:p>7.0367474589523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.14569273521239">
                <text:p>7.1456927352123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7.10339384372533">
                <text:p>7.1033938437253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.14002380007933">
                <text:p>7.1400238000793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6.69291338582677">
                <text:p>6.6929133858267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6.73534072900159">
                <text:p>6.735340729001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.89889415481833">
                <text:p>7.8988941548183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6.39232920495406">
                <text:p>6.3923292049540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6.34165675782798">
                <text:p>6.3416567578279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7.17417297728179">
                <text:p>7.1741729772817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7.51582278481013">
                <text:p>7.5158227848101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7.11462450592885">
                <text:p>7.1146245059288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7.15705765407555">
                <text:p>7.1570576540755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6.00480384307446">
                <text:p>6.00480384307446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5.62248995983936">
                <text:p>5.6224899598393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6.81909346169274">
                <text:p>6.819093461692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.62422997946612">
                <text:p>8.6242299794661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7.01899256812552">
                <text:p>7.0189925681255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7.55984880302394">
                <text:p>7.55984880302394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8.05426027977957">
                <text:p>8.0542602797795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7.32442912537699">
                <text:p>7.3244291253769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7.31497418244406">
                <text:p>7.3149741824440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.40336134453782">
                <text:p>8.4033613445378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8.84955752212389">
                <text:p>8.8495575221238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7.74487471526196">
                <text:p>7.7448747152619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.00711743772242">
                <text:p>8.0071174377224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.48898678414097">
                <text:p>7.4889867841409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.41386829481029">
                <text:p>7.4138682948102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6.40751815463477">
                <text:p>6.4075181546347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8.11618966253738">
                <text:p>8.1161896625373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6.73117374842238">
                <text:p>6.7311737484223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6.31578947368421">
                <text:p>6.3157894736842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6.2266500622665">
                <text:p>6.2266500622665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7.84151877837392">
                <text:p>7.8415187783739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.21375310687655">
                <text:p>6.2137531068765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6.6334991708126">
                <text:p>6.633499170812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6.63075010360547">
                <text:p>6.6307501036054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7.4719800747198">
                <text:p>7.4719800747198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.68616798997075">
                <text:p>6.6861679899707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7.16694772344014">
                <text:p>7.16694772344014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.7396798652064">
                <text:p>6.739679865206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8.41042893187553">
                <text:p>8.4104289318755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.41025641025641">
                <text:p>6.41025641025641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6.09225413402959">
                <text:p>6.0922541340295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.47910250769908">
                <text:p>7.4791025076990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7.09534368070954">
                <text:p>7.0953436807095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.73854447439353">
                <text:p>6.7385444743935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7.72727272727273">
                <text:p>7.7272727272727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6.83994528043776">
                <text:p>6.8399452804377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6.45756457564576">
                <text:p>6.4575645756457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6.89021589343133">
                <text:p>6.89021589343133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7.70276393294064">
                <text:p>7.702763932940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7.23000451875282">
                <text:p>7.2300045187528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.73551863493489">
                <text:p>6.7355186349348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5.35236396074933">
                <text:p>5.3523639607493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6.6607460035524">
                <text:p>6.660746003552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6.65188470066519">
                <text:p>6.6518847006651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6.6815144766147">
                <text:p>6.681514476614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7.65076507650765">
                <text:p>7.650765076507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7.0702607158639">
                <text:p>7.0702607158639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7.60286225402504">
                <text:p>7.6028622540250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6.27521290900941">
                <text:p>6.2752129090094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6.31199278629396">
                <text:p>6.3119927862939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.2562358276644">
                <text:p>7.256235827664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6.46651270207852">
                <text:p>6.4665127020785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6.52072659524919">
                <text:p>6.5207265952491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6.56044985941893">
                <text:p>6.5604498594189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7.02247191011236">
                <text:p>7.02247191011236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7.45225896599907">
                <text:p>7.45225896599907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7.48713149274684">
                <text:p>7.4871314927468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5.99630996309963">
                <text:p>5.9963099630996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6.8870523415978">
                <text:p>6.887052341597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6.43086816720257">
                <text:p>6.4308681672025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.47249190938511">
                <text:p>6.47249190938511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6.38977635782748">
                <text:p>6.38977635782748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5.89301903898459">
                <text:p>5.8930190389845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6.33197648123021">
                <text:p>6.3319764812302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6.74157303370787">
                <text:p>6.74157303370787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6.7476383265857">
                <text:p>6.747638326585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7.25952813067151">
                <text:p>7.2595281306715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6.93802035152637">
                <text:p>6.9380203515263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6.5237651444548">
                <text:p>6.523765144454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7.46616892207186">
                <text:p>7.4661689220718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.94444444444444">
                <text:p>6.9444444444444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7.04887218045113">
                <text:p>7.0488721804511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6.56352555086732">
                <text:p>6.5635255508673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7.47663551401869">
                <text:p>7.4766355140186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6.59754948162111">
                <text:p>6.5975494816211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7.49765698219306">
                <text:p>7.4976569821930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5.60485754320411">
                <text:p>5.60485754320411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6.0634328358209">
                <text:p>6.063432835820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6.6006600660066">
                <text:p>6.600660066006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7.54361150400754">
                <text:p>7.5436115040075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.12629594721961">
                <text:p>6.1262959472196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6.55124005615349">
                <text:p>6.5512400561534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7.01590271281572">
                <text:p>7.0159027128157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7.08884688090737">
                <text:p>7.08884688090737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6.12918434700613">
                <text:p>6.1291843470061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7.12250712250712">
                <text:p>7.1225071225071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6.67620410109681">
                <text:p>6.6762041010968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6.23501199040767">
                <text:p>6.2350119904076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7.73320444659256">
                <text:p>7.73320444659256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6.76982591876209">
                <text:p>6.7698259187620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.39763779527559">
                <text:p>6.3976377952755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6.9617105917454">
                <text:p>6.961710591745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6.57894736842105">
                <text:p>6.578947368421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7.12468193384224">
                <text:p>7.1246819338422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8.25593395252838">
                <text:p>8.2559339525283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.65642601126472">
                <text:p>6.65642601126472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7.16845878136201">
                <text:p>7.16845878136201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6.11309220580744">
                <text:p>6.1130922058074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6.09137055837564">
                <text:p>6.0913705583756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7.6413652572593">
                <text:p>7.64136525725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70811921891059">
                <text:p>7.70811921891059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7.24262803931712">
                <text:p>7.2426280393171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6.67693888032871">
                <text:p>6.6769388803287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6.67693888032871">
                <text:p>6.6769388803287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6.12870275791624">
                <text:p>6.12870275791624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6.15700359158543">
                <text:p>6.1570035915854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.2015503875969">
                <text:p>6.2015503875969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6.6735112936345">
                <text:p>6.673511293634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.70020533880903">
                <text:p>7.7002053388090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63358778625954">
                <text:p>7.6335877862595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6.60904931367565">
                <text:p>6.6090493136756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.62251655629139">
                <text:p>6.6225165562913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7.15746421267894">
                <text:p>7.15746421267894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.13557594291539">
                <text:p>7.1355759429153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7.24262803931712">
                <text:p>7.24262803931712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.73215216258468">
                <text:p>5.7321521625846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6.26304801670146">
                <text:p>6.26304801670146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6.74974039460021">
                <text:p>6.74974039460021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.34522560335782">
                <text:p>7.34522560335782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8.34637454355764">
                <text:p>8.3463745435576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7.49464668094218">
                <text:p>7.4946466809421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6.87466948704389">
                <text:p>6.87466948704389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5.9044551798175">
                <text:p>5.9044551798175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7.52283718430951">
                <text:p>7.52283718430951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7.48262960983431">
                <text:p>7.4826296098343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6.45161290322581">
                <text:p>6.45161290322581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6.95187165775401">
                <text:p>6.9518716577540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35294117647059">
                <text:p>7.3529411764705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6.86378035902851">
                <text:p>6.8637803590285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6.7287784679089">
                <text:p>6.7287784679089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.69948186528497">
                <text:p>5.6994818652849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6.71834625322997">
                <text:p>6.7183462532299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6.68380462724936">
                <text:p>6.6838046272493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6.66324961558175">
                <text:p>6.66324961558175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6.65983606557377">
                <text:p>6.6598360655737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6.69412976313079">
                <text:p>6.6941297631307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.18941359626362">
                <text:p>5.1894135962636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6.26959247648903">
                <text:p>6.26959247648903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6.78496868475992">
                <text:p>6.7849686847599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6.94815606627472">
                <text:p>6.9481560662747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.26894343649947">
                <text:p>4.26894343649947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6.48999459167117">
                <text:p>6.48999459167117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.99128540305011">
                <text:p>5.99128540305011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7.12719298245614">
                <text:p>7.12719298245614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.54938956714761">
                <text:p>5.54938956714761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5.64652738565782">
                <text:p>5.6465273856578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52750434279097">
                <text:p>7.5275043427909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8.08781051415367">
                <text:p>8.08781051415367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7.05467372134039">
                <text:p>7.05467372134039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6.40279394644936">
                <text:p>6.40279394644936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7.70598695909899">
                <text:p>7.70598695909899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7.00525394045534">
                <text:p>7.00525394045534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6.38421358096344">
                <text:p>6.3842135809634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6.47058823529412">
                <text:p>6.4705882352941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7.62463343108504">
                <text:p>7.6246334310850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6.45918966529653">
                <text:p>6.4591896652965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.20532099479468">
                <text:p>5.2053209947946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7.51010976314269">
                <text:p>7.51010976314269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.73065902578797">
                <text:p>5.7306590257879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6.29650829994276">
                <text:p>6.2965082999427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6.87679083094556">
                <text:p>6.8767908309455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6.93240901213172">
                <text:p>6.9324090121317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5.13112884834664">
                <text:p>5.1311288483466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.75373993095512">
                <text:p>5.75373993095512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7.51445086705202">
                <text:p>7.5144508670520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.31458094144661">
                <text:p>6.3145809414466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7.43281875357347">
                <text:p>7.43281875357347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6.88468158347676">
                <text:p>6.88468158347676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7.53186558516802">
                <text:p>7.53186558516802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6.35470826112074">
                <text:p>6.35470826112074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.68828213879408">
                <text:p>5.6882821387940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6.30011454753723">
                <text:p>6.3001145475372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6.34737449509521">
                <text:p>6.3473744950952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.74712643678161">
                <text:p>5.7471264367816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8.17757009345795">
                <text:p>8.17757009345795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6.5050266114725">
                <text:p>6.5050266114725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7.20720720720721">
                <text:p>7.2072072072072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6.53983353151011">
                <text:p>6.5398335315101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.35395597858418">
                <text:p>5.3539559785841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7.30816077953715">
                <text:p>7.3081607795371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6.13496932515337">
                <text:p>6.1349693251533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6.12745098039216">
                <text:p>6.12745098039216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6.74432863274065">
                <text:p>6.74432863274065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7.29483282674772">
                <text:p>7.2948328267477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7.78443113772455">
                <text:p>7.78443113772455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7.07964601769912">
                <text:p>7.07964601769912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7.75193798449612">
                <text:p>7.75193798449612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6.59868026394721">
                <text:p>6.5986802639472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.61057692307692">
                <text:p>6.6105769230769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7.10059171597633">
                <text:p>7.10059171597633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.93119810201661">
                <text:p>5.9311981020166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.86854460093897">
                <text:p>5.86854460093897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.27859237536657">
                <text:p>5.278592375366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8173356602676">
                <text:p>5.817335660267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.4743967039435">
                <text:p>6.474396703943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5.84795321637427">
                <text:p>5.84795321637427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6.39163277164439">
                <text:p>6.3916327716443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6.87285223367698">
                <text:p>6.8728522336769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.22171945701357">
                <text:p>6.2217194570135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5.13112884834664">
                <text:p>5.13112884834664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5.71102227298687">
                <text:p>5.71102227298687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6.97269029633934">
                <text:p>6.9726902963393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.85480093676815">
                <text:p>5.85480093676815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4.74495848161329">
                <text:p>4.74495848161329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.15384615384615">
                <text:p>6.15384615384615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7.34394124847001">
                <text:p>7.3439412484700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7.52823086574655">
                <text:p>7.5282308657465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.35324015247776">
                <text:p>6.3532401524777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7.03774792066539">
                <text:p>7.03774792066539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.19818063677713">
                <text:p>5.19818063677713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7.23208415516108">
                <text:p>7.23208415516108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.5359477124183">
                <text:p>6.535947712418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8.63213811420983">
                <text:p>8.63213811420983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.55307994757536">
                <text:p>6.5530799475753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5.82147477360931">
                <text:p>5.8214747736093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4.52196382428941">
                <text:p>4.5219638242894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7.73694390715667">
                <text:p>7.73694390715667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.19818063677713">
                <text:p>5.1981806367771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7.2225869993434">
                <text:p>7.2225869993434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7.23208415516108">
                <text:p>7.23208415516108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6.5402223675605">
                <text:p>6.540222367560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7.11513583441139">
                <text:p>7.1151358344113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75815738963532">
                <text:p>5.7581573896353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7.76699029126214">
                <text:p>7.7669902912621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8.31202046035806">
                <text:p>8.3120204603580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7.26072607260726">
                <text:p>7.2607260726072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7.22733245729304">
                <text:p>7.2273324572930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7.10135571336346">
                <text:p>7.10135571336346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5.6782334384858">
                <text:p>5.678233438485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6.30119722747322">
                <text:p>6.3011972274732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.93568726355612">
                <text:p>6.93568726355612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5.66750629722922">
                <text:p>5.6675062972292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.64617314930991">
                <text:p>5.6461731493099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5.63556668753914">
                <text:p>5.63556668753914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6.27746390458255">
                <text:p>6.2774639045825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.96277915632754">
                <text:p>4.9627791563275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.23830318153462">
                <text:p>6.23830318153462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6.426735218509">
                <text:p>6.426735218509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.50618087182824">
                <text:p>6.5061808718282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7.2463768115942">
                <text:p>7.246376811594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5.87851077726976">
                <text:p>5.8785107772697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6.6006600660066">
                <text:p>6.600660066006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.98006644518272">
                <text:p>5.98006644518272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5.33689126084056">
                <text:p>5.33689126084056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.3156146179402">
                <text:p>5.3156146179402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7.9628400796284">
                <text:p>7.962840079628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7.18954248366013">
                <text:p>7.18954248366013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7.10594315245478">
                <text:p>7.1059431524547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5.87084148727984">
                <text:p>5.87084148727984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5.18134715025907">
                <text:p>5.1813471502590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.87851077726976">
                <text:p>5.87851077726976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6.58327847267939">
                <text:p>6.5832784726793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89390962671906">
                <text:p>5.89390962671906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7.05580500320718">
                <text:p>7.0558050032071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.426735218509">
                <text:p>6.426735218509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5.73248407643312">
                <text:p>5.7324840764331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.51465798045603">
                <text:p>6.5146579804560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6.57030223390276">
                <text:p>6.57030223390276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6.5359477124183">
                <text:p>6.5359477124183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5.91327201051248">
                <text:p>5.91327201051248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7.90513833992095">
                <text:p>7.9051383399209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.65335994677312">
                <text:p>6.6533599467731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.1898211829436">
                <text:p>6.189821182943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5.59049615653389">
                <text:p>5.5904961565338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5.58269364968597">
                <text:p>5.58269364968597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5.57491289198606">
                <text:p>5.5749128919860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.83994528043776">
                <text:p>6.8399452804377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7.49829584185413">
                <text:p>7.49829584185413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6.18131868131868">
                <text:p>6.18131868131868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.90131124913734">
                <text:p>6.9013112491373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.28053035589672">
                <text:p>6.2805303558967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5.57491289198606">
                <text:p>5.5749128919860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5.57880055788006">
                <text:p>5.5788005578800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.6140350877193">
                <text:p>5.6140350877193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.37845499645642">
                <text:p>6.37845499645642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.34249471458774">
                <text:p>6.34249471458774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5.03597122302158">
                <text:p>5.03597122302158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6.47016534867002">
                <text:p>6.4701653486700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6.37845499645642">
                <text:p>6.37845499645642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6.8870523415978">
                <text:p>6.8870523415978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6.84462696783025">
                <text:p>6.8446269678302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.22406639004149">
                <text:p>6.22406639004149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.16860863605209">
                <text:p>6.16860863605209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6.12661674608577">
                <text:p>6.12661674608577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.11828687967369">
                <text:p>6.11828687967369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4.76514635806671">
                <text:p>4.76514635806671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5.42372881355932">
                <text:p>5.42372881355932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6.1770761839396">
                <text:p>6.177076183939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5.4757015742642">
                <text:p>5.475701574264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6.34249471458774">
                <text:p>6.3424947145877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6.36492220650636">
                <text:p>6.364922206506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.3514467184192">
                <text:p>6.351446718419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4.92957746478873">
                <text:p>4.92957746478873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6.39204545454545">
                <text:p>6.39204545454545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5.65371024734982">
                <text:p>5.6537102473498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6.32466619817287">
                <text:p>6.32466619817287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5.6140350877193">
                <text:p>5.6140350877193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5.62983814215341">
                <text:p>5.62983814215341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6.32911392405063">
                <text:p>6.3291139240506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.52104899930987">
                <text:p>5.5210489993098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6.21976503109883">
                <text:p>6.2197650310988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6.765899864682">
                <text:p>6.76589986468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4.10677618069815">
                <text:p>4.10677618069815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6.22406639004149">
                <text:p>6.2240663900414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.54016620498615">
                <text:p>5.54016620498615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6.34696755994358">
                <text:p>6.34696755994358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4.82093663911846">
                <text:p>4.8209366391184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6.18556701030928">
                <text:p>6.18556701030928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5.60224089635854">
                <text:p>5.6022408963585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37393767705382">
                <text:p>6.37393767705382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.78034682080925">
                <text:p>5.78034682080925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7.22021660649819">
                <text:p>7.2202166064981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6.59824046920821">
                <text:p>6.59824046920821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7.43494423791822">
                <text:p>7.4349442379182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5.80130529369108">
                <text:p>5.8013052936910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6.67655786350148">
                <text:p>6.67655786350148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6.58376005852231">
                <text:p>6.5837600585223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.41501103752759">
                <text:p>4.4150110375275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5.85651537335286">
                <text:p>5.85651537335286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6.67160859896219">
                <text:p>6.6716085989621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5.96125186289121">
                <text:p>5.96125186289121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8.16023738872404">
                <text:p>8.1602373887240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8.03506208911614">
                <text:p>8.03506208911614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7.41289844329133">
                <text:p>7.4128984432913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5.97460791635549">
                <text:p>5.97460791635549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6.09291698400609">
                <text:p>6.0929169840060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6.1022120518688">
                <text:p>6.1022120518688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5.30705079605762">
                <text:p>5.3070507960576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6.88073394495413">
                <text:p>6.88073394495413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6.8649885583524">
                <text:p>6.8649885583524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7.44601638123604">
                <text:p>7.44601638123604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5.97460791635549">
                <text:p>5.97460791635549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5.98802395209581">
                <text:p>5.98802395209581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6.02863602110023">
                <text:p>6.02863602110023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5.98802395209581">
                <text:p>5.98802395209581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6.03318250377074">
                <text:p>6.0331825037707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.22388059701493">
                <text:p>5.22388059701493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5.2710843373494">
                <text:p>5.2710843373494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6.00600600600601">
                <text:p>6.00600600600601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5.31914893617021">
                <text:p>5.31914893617021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6.22568093385214">
                <text:p>6.22568093385214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7.10900473933649">
                <text:p>7.10900473933649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5.47302580140735">
                <text:p>5.47302580140735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6.23052959501558">
                <text:p>6.23052959501558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6.30914826498423">
                <text:p>6.30914826498423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4.70219435736677">
                <text:p>4.7021943573667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.80384307445957">
                <text:p>4.8038430744595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.79233226837061">
                <text:p>4.79233226837061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7.10339384372533">
                <text:p>7.10339384372533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6.31911532385466">
                <text:p>6.3191153238546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4.67289719626168">
                <text:p>4.67289719626168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6.33412509897071">
                <text:p>6.33412509897071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5.45171339563863">
                <text:p>5.4517133956386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6.14439324116744">
                <text:p>6.14439324116744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6.9713400464756">
                <text:p>6.971340046475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.29901589704769">
                <text:p>5.29901589704769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.380476556495">
                <text:p>5.380476556495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.69483568075117">
                <text:p>4.6948356807511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6.32911392405063">
                <text:p>6.3291139240506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7.2522159548751">
                <text:p>7.2522159548751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6.38977635782748">
                <text:p>6.38977635782748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8.18330605564648">
                <text:p>8.18330605564648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5.60897435897436">
                <text:p>5.60897435897436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6.43086816720257">
                <text:p>6.430868167202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.41962077493817">
                <text:p>7.41962077493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